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indent="0cm" style:auto-text-indent="false"/>
      <style:text-properties fo:color="#3b3b3b" loext:opacity="100%" style:font-name="Menlo" fo:font-size="9pt" fo:font-weight="normal" fo:background-color="#ffffff"/>
    </style:style>
    <style:style style:name="P2" style:family="paragraph" style:parent-style-name="Standard">
      <style:paragraph-properties fo:margin-left="0cm" fo:margin-right="0cm" style:line-height-at-least="0.476cm" fo:text-indent="0cm" style:auto-text-indent="false"/>
      <style:text-properties fo:color="#800000" loext:opacity="100%" style:font-name="Menlo" fo:font-size="9pt" fo:font-weight="normal" fo:background-color="#ffffff"/>
    </style:style>
    <style:style style:name="P3" style:family="paragraph" style:parent-style-name="Standard">
      <style:paragraph-properties fo:margin-left="0cm" fo:margin-right="0cm" style:line-height-at-least="0.476cm" fo:text-indent="0cm" style:auto-text-indent="false"/>
      <style:text-properties fo:color="#008000" loext:opacity="100%" style:font-name="Menlo" fo:font-size="9pt" fo:font-weight="normal" fo:background-color="#ffffff"/>
    </style:style>
    <style:style style:name="P4" style:family="paragraph" style:parent-style-name="Standard">
      <style:paragraph-properties style:line-height-at-least="0.476cm"/>
    </style:style>
    <style:style style:name="P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Menlo" fo:font-size="9pt" fo:font-weight="normal" fo:background-color="#ffffff"/>
    </style:style>
    <style:style style:name="T1" style:family="text">
      <style:text-properties fo:color="#800000" loext:opacity="100%"/>
    </style:style>
    <style:style style:name="T2" style:family="text">
      <style:text-properties fo:color="#e50000" loext:opacity="100%"/>
    </style:style>
    <style:style style:name="T3" style:family="text">
      <style:text-properties fo:color="#0000f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795e26" loext:opacity="100%"/>
    </style:style>
    <style:style style:name="T6" style:family="text">
      <style:text-properties fo:color="#001080" loext:opacity="100%"/>
    </style:style>
    <style:style style:name="T7" style:family="text">
      <style:text-properties fo:color="#a31515" loext:opacity="100%"/>
    </style:style>
    <style:style style:name="T8" style:family="text">
      <style:text-properties fo:color="#af00db" loext:opacity="100%"/>
    </style:style>
    <style:style style:name="T9" style:family="text">
      <style:text-properties fo:color="#0070c1" loext:opacity="100%"/>
    </style:style>
    <style:style style:name="T10" style:family="text">
      <style:text-properties fo:color="#ee0000" loext:opacity="100%"/>
    </style:style>
    <style:style style:name="T11" style:family="text">
      <style:text-properties fo:color="#098658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267f99" loext:opacity="100%"/>
    </style:style>
    <style:style style:name="T14" style:family="text">
      <style:text-properties fo:color="#0451a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"</text:span><text:span text:style-name="T1">&gt;</text:span></text:p>
      <text:p text:style-name="P1"><text:span text:style-name="T1">&lt;title&gt;</text:span>Bootstrap Sidebar with Icons<text:span text:style-name="T1">&lt;/title&gt;</text:span></text:p>
      <text:p text:style-name="P1"><text:span text:style-name="T1">&lt;link</text:span> <text:span text:style-name="T2">href</text:span>=<text:span text:style-name="T3">"https://cdn.jsdelivr.net/npm/bootstrap@5.3.0/dist/css/bootstrap.min.css"</text:span> <text:span text:style-name="T2">rel</text:span>=<text:span text:style-name="T3">"stylesheet"</text:span><text:span text:style-name="T1">&gt;</text:span></text:p>
      <text:p text:style-name="P1"><text:span text:style-name="T1">&lt;link</text:span> <text:span text:style-name="T2">href</text:span>=<text:span text:style-name="T3">"https://cdn.jsdelivr.net/npm/bootstrap-icons@1.10.0/font/bootstrap-icons.css"</text:span> <text:span text:style-name="T2">rel</text:span>=<text:span text:style-name="T3">"stylesheet"</text:span><text:span text:style-name="T1">&gt;</text:span></text:p>
      <text:p text:style-name="P3">&lt;!-- Add sidebars.css here --&gt;</text:p>
      <text:p text:style-name="P1"><text:span text:style-name="T1">&lt;link</text:span> <text:span text:style-name="T2">href</text:span>=<text:span text:style-name="T3">"style.css"</text:span> <text:span text:style-name="T2">rel</text:span>=<text:span text:style-name="T3">"stylesheet"</text:span><text:span text:style-name="T1">&gt;</text:span></text:p>
      <text:p text:style-name="P2">&lt;/head&gt;</text:p>
      <text:p text:style-name="P2">&lt;body&gt;</text:p>
      <text:p text:style-name="P3">&lt;!-- Mobile Navigation Toggle Button (visible only on mobile) --&gt;</text:p>
      <text:p text:style-name="P1"><text:span text:style-name="T1">&lt;button</text:span> <text:span text:style-name="T2">class</text:span>=<text:span text:style-name="T3">"btn mobile-nav-toggle d-md-none"</text:span> <text:span text:style-name="T2">type</text:span>=<text:span text:style-name="T3">"button"</text:span> <text:span text:style-name="T2">data-bs-toggle</text:span>=<text:span text:style-name="T3">"offcanvas"</text:span> <text:span text:style-name="T2">data-bs-target</text:span>=<text:span text:style-name="T3">"#mobileNav"</text:span><text:span text:style-name="T1">&gt;</text:span></text:p>
      <text:p text:style-name="P1"><text:span text:style-name="T1">&lt;i</text:span> <text:span text:style-name="T2">class</text:span>=<text:span text:style-name="T3">"bi bi-list fs-4"</text:span><text:span text:style-name="T1">&gt;&lt;/i&gt;</text:span></text:p>
      <text:p text:style-name="P2">&lt;/button&gt;</text:p>
      <text:p text:style-name="P4"/>
      <text:p text:style-name="P3">&lt;!-- Mobile Offcanvas Navigation --&gt;</text:p>
      <text:p text:style-name="P1"><text:span text:style-name="T1">&lt;div</text:span> <text:span text:style-name="T2">class</text:span>=<text:span text:style-name="T3">"offcanvas offcanvas-start d-md-none"</text:span> <text:span text:style-name="T2">tabindex</text:span>=<text:span text:style-name="T3">"-1"</text:span> <text:span text:style-name="T2">id</text:span>=<text:span text:style-name="T3">"mobileNav"</text:span><text:span text:style-name="T1">&gt;</text:span></text:p>
      <text:p text:style-name="P1"><text:span text:style-name="T1">&lt;div</text:span> <text:span text:style-name="T2">class</text:span>=<text:span text:style-name="T3">"offcanvas-header"</text:span><text:span text:style-name="T1">&gt;</text:span></text:p>
      <text:p text:style-name="P1"><text:span text:style-name="T1">&lt;h5</text:span> <text:span text:style-name="T2">class</text:span>=<text:span text:style-name="T3">"offcanvas-title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Dashboard</text:p>
      <text:p text:style-name="P2">&lt;/h5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-close btn-close-white"</text:span> <text:span text:style-name="T2">data-bs-dismiss</text:span>=<text:span text:style-name="T3">"offcanvas"</text:span><text:span text:style-name="T1">&gt;&lt;/button&gt;</text:span></text:p>
      <text:p text:style-name="P2">&lt;/div&gt;</text:p>
      <text:p text:style-name="P1"><text:span text:style-name="T1">&lt;div</text:span> <text:span text:style-name="T2">class</text:span>=<text:span text:style-name="T3">"offcanvas-body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 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oft-page-break/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dashboard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dashboard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Overview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alendar-week me-2"</text:span><text:span text:style-name="T1">&gt;&lt;/i&gt;</text:span>Weekly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alendar-month me-2"</text:span><text:span text:style-name="T1">&gt;&lt;/i&gt;</text:span>Monthly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alendar-range me-2"</text:span><text:span text:style-name="T1">&gt;&lt;/i&gt;</text:span>Annually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Order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order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cart me-2"</text:span><text:span text:style-name="T1">&gt;&lt;/i&gt;</text:span></text:p>
      <text:p text:style-name="P1">Order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order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<text:soft-page-break/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lus-circle me-2"</text:span><text:span text:style-name="T1">&gt;&lt;/i&gt;</text:span>New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lock me-2"</text:span><text:span text:style-name="T1">&gt;&lt;/i&gt;</text:span>Processed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truck me-2"</text:span><text:span text:style-name="T1">&gt;&lt;/i&gt;</text:span>Shipped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return-left me-2"</text:span><text:span text:style-name="T1">&gt;&lt;/i&gt;</text:span>Returned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1"><text:span text:style-name="T1">&lt;li</text:span> <text:span text:style-name="T2">class</text:span>=<text:span text:style-name="T3">"border-top my-3"</text:span><text:span text:style-name="T1">&gt;&lt;/li&gt;</text:span>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lus me-2"</text:span><text:span text:style-name="T1">&gt;&lt;/i&gt;</text:span>New...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erson me-2"</text:span><text:span text:style-name="T1">&gt;&lt;/i&gt;</text:span>Profile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oft-page-break/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3">&lt;!-- Desktop Sidebar (hidden on mobile) --&gt;</text:p>
      <text:p text:style-name="P1"><text:span text:style-name="T1">&lt;div</text:span> <text:span text:style-name="T2">class</text:span>=<text:span text:style-name="T3">"col-md-3 col-lg-2 p-0 d-none d-md-block"</text:span><text:span text:style-name="T1">&gt;</text:span></text:p>
      <text:p text:style-name="P1"><text:span text:style-name="T1">&lt;div</text:span> <text:span text:style-name="T2">class</text:span>=<text:span text:style-name="T3">"sidebar flex-shrink-0 p-3"</text:span><text:span text:style-name="T1">&gt;</text:span></text:p>
      <text:p text:style-name="P1"><text:span text:style-name="T1">&lt;a</text:span> <text:span text:style-name="T2">href</text:span>=<text:span text:style-name="T3">"/"</text:span> <text:span text:style-name="T2">class</text:span>=<text:span text:style-name="T3">"d-flex align-items-center pb-3 mb-3 text-white text-decoration-none border-bottom"</text:span><text:span text:style-name="T1">&gt;</text:span></text:p>
      <text:p text:style-name="P1"><text:span text:style-name="T1">&lt;i</text:span> <text:span text:style-name="T2">class</text:span>=<text:span text:style-name="T3">"bi bi-bootstrap fs-4 me-2"</text:span><text:span text:style-name="T1">&gt;&lt;/i&gt;</text:span></text:p>
      <text:p text:style-name="P1"><text:span text:style-name="T1">&lt;span</text:span> <text:span text:style-name="T2">class</text:span>=<text:span text:style-name="T3">"fs-5 fw-semibold"</text:span><text:span text:style-name="T1">&gt;</text:span>Dashboard<text:span text:style-name="T1">&lt;/span&gt;</text:span></text:p>
      <text:p text:style-name="P2">&lt;/a&gt;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oft-page-break/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dashboard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dashboard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Overview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alendar-week me-2"</text:span><text:span text:style-name="T1">&gt;&lt;/i&gt;</text:span>Weekly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alendar-month me-2"</text:span><text:span text:style-name="T1">&gt;&lt;/i&gt;</text:span>Monthly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alendar-range me-2"</text:span><text:span text:style-name="T1">&gt;&lt;/i&gt;</text:span>Annually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Order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order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cart me-2"</text:span><text:span text:style-name="T1">&gt;&lt;/i&gt;</text:span></text:p>
      <text:p text:style-name="P1">Order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order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lus-circle me-2"</text:span><text:span text:style-name="T1">&gt;&lt;/i&gt;</text:span>New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clock me-2"</text:span><text:span text:style-name="T1">&gt;&lt;/i&gt;</text:span>Processed</text:p>
      <text:p text:style-name="P2">&lt;/a&gt;</text:p>
      <text:p text:style-name="P2">&lt;/li&gt;</text:p>
      <text:p text:style-name="P2">&lt;li&gt;</text:p>
      <text:p text:style-name="P1"><text:soft-page-break/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truck me-2"</text:span><text:span text:style-name="T1">&gt;&lt;/i&gt;</text:span>Shipped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return-left me-2"</text:span><text:span text:style-name="T1">&gt;&lt;/i&gt;</text:span>Returned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1"><text:span text:style-name="T1">&lt;li</text:span> <text:span text:style-name="T2">class</text:span>=<text:span text:style-name="T3">"border-top my-3"</text:span><text:span text:style-name="T1">&gt;&lt;/li&gt;</text:span>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lus me-2"</text:span><text:span text:style-name="T1">&gt;&lt;/i&gt;</text:span>New...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erson me-2"</text:span><text:span text:style-name="T1">&gt;&lt;/i&gt;</text:span>Profile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3">&lt;!-- Main Content --&gt;</text:p>
      <text:p text:style-name="P1"><text:soft-page-break/><text:span text:style-name="T1">&lt;div</text:span> <text:span text:style-name="T2">class</text:span>=<text:span text:style-name="T3">"col-12 col-md-9 col-lg-10"</text:span><text:span text:style-name="T1">&gt;</text:span></text:p>
      <text:p text:style-name="P1"><text:span text:style-name="T1">&lt;div</text:span> <text:span text:style-name="T2">class</text:span>=<text:span text:style-name="T3">"p-4"</text:span><text:span text:style-name="T1">&gt;</text:span></text:p>
      <text:p text:style-name="P1"><text:span text:style-name="T1">&lt;h1&gt;</text:span>Main Content<text:span text:style-name="T1">&lt;/h1&gt;</text:span></text:p>
      <text:p text:style-name="P1"><text:span text:style-name="T1">&lt;p</text:span> <text:span text:style-name="T2">id</text:span>=<text:span text:style-name="T3">"default-content"</text:span><text:span text:style-name="T1">&gt;</text:span>Your main content goes here...<text:span text:style-name="T1">&lt;/p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Bootstrap JS - Required for collapse functionality --&gt;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bootstrap@5.3.0/dist/js/bootstrap.bundle.min.js"</text:span><text:span text:style-name="T1">&gt;&lt;/script&gt;</text:span></text:p>
      <text:p text:style-name="P2">&lt;/body&gt;</text:p>
      <text:p text:style-name="P2">&lt;/html&gt;</text:p>
      <text:p text:style-name="P2"/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"</text:span><text:span text:style-name="T1">&gt;</text:span></text:p>
      <text:p text:style-name="P1"><text:span text:style-name="T1">&lt;title&gt;</text:span>Eurojackpot Analysis Dashboard<text:span text:style-name="T1">&lt;/title&gt;</text:span></text:p>
      <text:p text:style-name="P1"><text:span text:style-name="T1">&lt;link</text:span> <text:span text:style-name="T2">href</text:span>=<text:span text:style-name="T3">"https://cdn.jsdelivr.net/npm/bootstrap@5.3.0/dist/css/bootstrap.min.css"</text:span> <text:span text:style-name="T2">rel</text:span>=<text:span text:style-name="T3">"stylesheet"</text:span><text:span text:style-name="T1">&gt;</text:span></text:p>
      <text:p text:style-name="P1"><text:span text:style-name="T1">&lt;link</text:span> <text:span text:style-name="T2">href</text:span>=<text:span text:style-name="T3">"https://cdn.jsdelivr.net/npm/bootstrap-icons@1.10.0/font/bootstrap-icons.css"</text:span> <text:span text:style-name="T2">rel</text:span>=<text:span text:style-name="T3">"stylesheet"</text:span><text:span text:style-name="T1">&gt;</text:span>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chart.js"</text:span><text:span text:style-name="T1">&gt;&lt;/script&gt;</text:span></text:p>
      <text:p text:style-name="P1"><text:span text:style-name="T1">&lt;link</text:span> <text:span text:style-name="T2">href</text:span>=<text:span text:style-name="T3">"style.css"</text:span> <text:span text:style-name="T2">rel</text:span>=<text:span text:style-name="T3">"stylesheet"</text:span><text:span text:style-name="T1">&gt;</text:span></text:p>
      <text:p text:style-name="P2">&lt;/head&gt;</text:p>
      <text:p text:style-name="P2">&lt;body&gt;</text:p>
      <text:p text:style-name="P3">&lt;!-- Mobile Navigation Toggle Button (visible only on mobile) --&gt;</text:p>
      <text:p text:style-name="P1"><text:span text:style-name="T1">&lt;button</text:span> <text:span text:style-name="T2">class</text:span>=<text:span text:style-name="T3">"btn mobile-nav-toggle d-md-none"</text:span> <text:span text:style-name="T2">type</text:span>=<text:span text:style-name="T3">"button"</text:span> <text:span text:style-name="T2">data-bs-toggle</text:span>=<text:span text:style-name="T3">"offcanvas"</text:span> <text:span text:style-name="T2">data-bs-target</text:span>=<text:span text:style-name="T3">"#mobileNav"</text:span><text:span text:style-name="T1">&gt;</text:span></text:p>
      <text:p text:style-name="P1"><text:span text:style-name="T1">&lt;i</text:span> <text:span text:style-name="T2">class</text:span>=<text:span text:style-name="T3">"bi bi-list fs-4"</text:span><text:span text:style-name="T1">&gt;&lt;/i&gt;</text:span></text:p>
      <text:p text:style-name="P2">&lt;/button&gt;</text:p>
      <text:p text:style-name="P4"/>
      <text:p text:style-name="P3">&lt;!-- Mobile Offcanvas Navigation --&gt;</text:p>
      <text:p text:style-name="P1"><text:span text:style-name="T1">&lt;div</text:span> <text:span text:style-name="T2">class</text:span>=<text:span text:style-name="T3">"offcanvas offcanvas-start d-md-none"</text:span> <text:span text:style-name="T2">tabindex</text:span>=<text:span text:style-name="T3">"-1"</text:span> <text:span text:style-name="T2">id</text:span>=<text:span text:style-name="T3">"mobileNav"</text:span><text:span text:style-name="T1">&gt;</text:span></text:p>
      <text:p text:style-name="P1"><text:span text:style-name="T1">&lt;div</text:span> <text:span text:style-name="T2">class</text:span>=<text:span text:style-name="T3">"offcanvas-header"</text:span><text:span text:style-name="T1">&gt;</text:span></text:p>
      <text:p text:style-name="P1"><text:span text:style-name="T1">&lt;h5</text:span> <text:span text:style-name="T2">class</text:span>=<text:span text:style-name="T3">"offcanvas-title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h5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-close btn-close-white"</text:span> <text:span text:style-name="T2">data-bs-dismiss</text:span>=<text:span text:style-name="T3">"offcanvas"</text:span><text:span text:style-name="T1">&gt;&lt;/button&gt;</text:span></text:p>
      <text:p text:style-name="P2">&lt;/div&gt;</text:p>
      <text:p text:style-name="P1"><text:span text:style-name="T1">&lt;div</text:span> <text:span text:style-name="T2">class</text:span>=<text:span text:style-name="T3">"offcanvas-body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<text:soft-page-break/>Hot &amp; Cold 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oft-page-break/><text:span text:style-name="T2">data-bs-toggle</text:span>=<text:span text:style-name="T3">"collapse"</text:span> <text:span text:style-name="T2">data-bs-target</text:span>=<text:span text:style-name="T3">"#mobile-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3">&lt;!-- Desktop Sidebar (hidden on mobile) --&gt;</text:p>
      <text:p text:style-name="P1"><text:span text:style-name="T1">&lt;div</text:span> <text:span text:style-name="T2">class</text:span>=<text:span text:style-name="T3">"col-12 col-md-3 col-lg-2 d-none d-md-block sidebar-sticky"</text:span><text:span text:style-name="T1">&gt;</text:span></text:p>
      <text:p text:style-name="P1"><text:span text:style-name="T1">&lt;div</text:span> <text:span text:style-name="T2">class</text:span>=<text:span text:style-name="T3">"position-sticky pt-3"</text:span><text:span text:style-name="T1">&gt;</text:span></text:p>
      <text:p text:style-name="P1"><text:span text:style-name="T1">&lt;h6</text:span> <text:span text:style-name="T2">class</text:span>=<text:span text:style-name="T3">"sidebar-heading d-flex justify-content-between align-items-center px-3 mt-4 mb-1 text-muted"</text:span><text:span text:style-name="T1">&gt;</text:span></text:p>
      <text:p text:style-name="P1"><text:span text:style-name="T1">&lt;span&gt;&lt;i</text:span> <text:span text:style-name="T2">class</text:span>=<text:span text:style-name="T3">"bi bi-bootstrap me-2"</text:span><text:span text:style-name="T1">&gt;&lt;/i&gt;</text:span>Eurojackpot Dashboard<text:span text:style-name="T1">&lt;/span&gt;</text:span></text:p>
      <text:p text:style-name="P2">&lt;/h6&gt;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<text:soft-page-break/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<text:soft-page-break/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3">&lt;!-- Main Content --&gt;</text:p>
      <text:p text:style-name="P1"><text:span text:style-name="T1">&lt;div</text:span> <text:span text:style-name="T2">class</text:span>=<text:span text:style-name="T3">"col-12 col-md-9 col-lg-10"</text:span><text:span text:style-name="T1">&gt;</text:span></text:p>
      <text:p text:style-name="P1"><text:span text:style-name="T1">&lt;div</text:span> <text:span text:style-name="T2">class</text:span>=<text:span text:style-name="T3">"p-4"</text:span><text:span text:style-name="T1">&gt;</text:span></text:p>
      <text:p text:style-name="P3">&lt;!-- Default Content --&gt;</text:p>
      <text:p text:style-name="P1"><text:span text:style-name="T1">&lt;div</text:span> <text:span text:style-name="T2">id</text:span>=<text:span text:style-name="T3">"default-content"</text:span><text:span text:style-name="T1">&gt;</text:span></text:p>
      <text:p text:style-name="P1"><text:span text:style-name="T1">&lt;h1&gt;</text:span>Eurojackpot Analysis Dashboard<text:span text:style-name="T1">&lt;/h1&gt;</text:span></text:p>
      <text:p text:style-name="P1"><text:span text:style-name="T1">&lt;p</text:span> <text:span text:style-name="T2">class</text:span>=<text:span text:style-name="T3">"lead"</text:span><text:span text:style-name="T1">&gt;</text:span>Welcome to the comprehensive Eurojackpot analysis platform.<text:span text:style-name="T1">&lt;/p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6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Analyze frequency patterns of main numbers (1-50) across all historical draw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primary main-picks-link"</text:span><text:span text:style-name="T1">&gt;</text:span>View Analysis<text:span text:style-name="T1">&lt;/a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6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Examine euro number frequencies across different time period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secondary"</text:span><text:span text:style-name="T1">&gt;</text:span>View Analysis<text:span text:style-name="T1">&lt;/a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Main Picks Analysis Content --&gt;</text:p>
      <text:p text:style-name="P1"><text:span text:style-name="T1">&lt;div</text:span> <text:span text:style-name="T2">id</text:span>=<text:span text:style-name="T3">"main-picks-content"</text:span> <text:span text:style-name="T2">style</text:span>=<text:span text:style-name="T3">"display: none;"</text:span><text:span text:style-name="T1">&gt;</text:span></text:p>
      <text:p text:style-name="P1"><text:span text:style-name="T1">&lt;div</text:span> <text:span text:style-name="T2">class</text:span>=<text:span text:style-name="T3">"d-flex justify-content-between align-items-center mb-4"</text:span><text:span text:style-name="T1">&gt;</text:span></text:p>
      <text:p text:style-name="P2">&lt;h2&gt;</text:p>
      <text:p text:style-name="P1"><text:span text:style-name="T1">&lt;i</text:span> <text:span text:style-name="T2">class</text:span>=<text:span text:style-name="T3">"bi bi-speedometer2 me-2"</text:span><text:span text:style-name="T1">&gt;&lt;/i&gt;</text:span>Main Numbers Frequency Analysis</text:p>
      <text:p text:style-name="P2">&lt;/h2&gt;</text:p>
      <text:p text:style-name="P1"><text:span text:style-name="T1">&lt;button</text:span> <text:span text:style-name="T2">class</text:span>=<text:span text:style-name="T3">"btn btn-outline-secondary"</text:span> 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arrow-left me-1"</text:span><text:span text:style-name="T1">&gt;&lt;/i&gt;</text:span>Back to Dashboard</text:p>
      <text:p text:style-name="P2">&lt;/button&gt;</text:p>
      <text:p text:style-name="P2">&lt;/div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oft-page-break/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alert alert-info"</text:span><text:span text:style-name="T1">&gt;</text:span></text:p>
      <text:p text:style-name="P1"><text:span text:style-name="T1">&lt;i</text:span> <text:span text:style-name="T2">class</text:span>=<text:span text:style-name="T3">"bi bi-info-circle me-2"</text:span><text:span text:style-name="T1">&gt;&lt;/i&gt;</text:span></text:p>
      <text:p text:style-name="P1">This chart shows the historical frequency of each main number (1-50) across all Eurojackpot drawings.</text:p>
      <text:p text:style-name="P1">The bars represent absolute frequencies (left axis) and the line shows relative frequencies (right axis).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bar-chart-fill me-2"</text:span><text:span text:style-name="T1">&gt;&lt;/i&gt;</text:span>Main Numbers Frequency Distribution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"</text:span> <text:span text:style-name="T2">style</text:span>=<text:span text:style-name="T3">"height: 500px;"</text:span><text:span text:style-name="T1">&gt;</text:span></text:p>
      <text:p text:style-name="P1"><text:span text:style-name="T1">&lt;canvas</text:span> <text:span text:style-name="T2">id</text:span>=<text:span text:style-name="T3">"mainNumbersChart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strong&gt;</text:span>Legend:<text:span text:style-name="T1">&lt;/strong&gt;</text:span> Blue bars show absolute frequency, red line shows relative frequency, </text:p>
      <text:p text:style-name="P1">dashed line indicates expected frequency for uniform distribution.</text:p>
      <text:p text:style-name="P2">&lt;/small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Statistics Summary --&gt;</text:p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Most Frequent<text:span text:style-name="T1">&lt;/h6&gt;</text:span></text:p>
      <text:p text:style-name="P1"><text:span text:style-name="T1">&lt;h4</text:span> <text:span text:style-name="T2">class</text:span>=<text:span text:style-name="T3">"text-success"</text:span> <text:span text:style-name="T2">id</text:span>=<text:span text:style-name="T3">"mo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mo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Least Frequent<text:span text:style-name="T1">&lt;/h6&gt;</text:span></text:p>
      <text:p text:style-name="P1"><text:span text:style-name="T1">&lt;h4</text:span> <text:span text:style-name="T2">class</text:span>=<text:span text:style-name="T3">"text-danger"</text:span> <text:span text:style-name="T2">id</text:span>=<text:span text:style-name="T3">"lea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least-frequent-count"</text:span><text:span text:style-name="T1">&gt;</text:span>- times<text:span text:style-name="T1">&lt;/small&gt;</text:span></text:p>
      <text:p text:style-name="P2">&lt;/div&gt;</text:p>
      <text:p text:style-name="P2"><text:soft-page-break/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Average Frequency<text:span text:style-name="T1">&lt;/h6&gt;</text:span></text:p>
      <text:p text:style-name="P1"><text:span text:style-name="T1">&lt;h4</text:span> <text:span text:style-name="T2">class</text:span>=<text:span text:style-name="T3">"text-info"</text:span> <text:span text:style-name="T2">id</text:span>=<text:span text:style-name="T3">"average-frequency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per number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Total Draws<text:span text:style-name="T1">&lt;/h6&gt;</text:span></text:p>
      <text:p text:style-name="P1"><text:span text:style-name="T1">&lt;h4</text:span> <text:span text:style-name="T2">class</text:span>=<text:span text:style-name="T3">"text-primary"</text:span> <text:span text:style-name="T2">id</text:span>=<text:span text:style-name="T3">"total-draws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analyzed<text:span text:style-name="T1">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Bootstrap JS --&gt;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bootstrap@5.3.0/dist/js/bootstrap.bundle.min.js"</text:span><text:span text:style-name="T1">&gt;&lt;/script&gt;</text:span></text:p>
      <text:p text:style-name="P4"/>
      <text:p text:style-name="P2">&lt;script&gt;</text:p>
      <text:p text:style-name="P1"><text:span text:style-name="T3">let</text:span><text:span text:style-name="T4"> </text:span><text:span text:style-name="T6">mainNumbersChart</text:span><text:span text:style-name="T4"> = </text:span><text:span text:style-name="T3">null</text:span><text:span text:style-name="T4">;</text:span></text:p>
      <text:p text:style-name="P4"/>
      <text:p text:style-name="P3">// Function to show default content</text:p>
      <text:p text:style-name="P1"><text:span text:style-name="T3">function</text:span><text:span text:style-name="T4"> </text:span><text:span text:style-name="T5">showDefault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5">}</text:p>
      <text:p text:style-name="P4"/>
      <text:p text:style-name="P3">// Function to show main picks content</text:p>
      <text:p text:style-name="P1"><text:span text:style-name="T3">function</text:span><text:span text:style-name="T4"> </text:span><text:span text:style-name="T5">showMainPicks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5">loadMainNumbersChart</text:span><text:span text:style-name="T4">();</text:span></text:p>
      <text:p text:style-name="P5">}</text:p>
      <text:p text:style-name="P4"/>
      <text:p text:style-name="P3">// Function to load CSV data</text:p>
      <text:p text:style-name="P1"><text:span text:style-name="T3">async</text:span><text:span text:style-name="T4"> </text:span><text:span text:style-name="T3">function</text:span><text:span text:style-name="T4"> </text:span><text:span text:style-name="T5">loadCSVData</text:span><text:span text:style-name="T4">(</text:span><text:span text:style-name="T6">filename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response</text:span><text:span text:style-name="T4"> = </text:span><text:span text:style-name="T8">await</text:span><text:span text:style-name="T4"> </text:span><text:span text:style-name="T5">fetch</text:span><text:span text:style-name="T4">(</text:span><text:span text:style-name="T7">`Data_Analysis/Number_Frequency_Analysis/</text:span><text:span text:style-name="T3">${</text:span><text:span text:style-name="T6">filename</text:span><text:span text:style-name="T3">}</text:span><text:span text:style-name="T7">`</text:span><text:span text:style-name="T4">);</text:span></text:p>
      <text:p text:style-name="P1"><text:span text:style-name="T3">const</text:span><text:span text:style-name="T4"> </text:span><text:span text:style-name="T9">text</text:span><text:span text:style-name="T4"> = </text:span><text:span text:style-name="T8">await</text:span><text:span text:style-name="T4"> </text:span><text:span text:style-name="T9">response</text:span><text:span text:style-name="T4">.</text:span><text:span text:style-name="T5">text</text:span><text:span text:style-name="T4">();</text:span></text:p>
      <text:p text:style-name="P1"><text:soft-page-break/><text:span text:style-name="T3">const</text:span><text:span text:style-name="T4"> </text:span><text:span text:style-name="T9">rows</text:span><text:span text:style-name="T4"> = </text:span><text:span text:style-name="T9">text</text:span><text:span text:style-name="T4">.</text:span><text:span text:style-name="T5">split</text:span><text:span text:style-name="T4">(</text:span><text:span text:style-name="T7">'</text:span><text:span text:style-name="T10">\n</text:span><text:span text:style-name="T7">'</text:span><text:span text:style-name="T4">).</text:span><text:span text:style-name="T5">slice</text:span><text:span text:style-name="T4">(</text:span><text:span text:style-name="T11">1</text:span><text:span text:style-name="T4">); </text:span><text:span text:style-name="T12">// Skip header</text:span></text:p>
      <text:p text:style-name="P1"><text:span text:style-name="T3">const</text:span><text:span text:style-name="T4"> </text:span><text:span text:style-name="T9">data</text:span><text:span text:style-name="T4"> = [];</text:span></text:p>
      <text:p text:style-name="P1"><text:span text:style-name="T9">rows</text:span><text:span text:style-name="T4">.</text:span><text:span text:style-name="T5">forEach</text:span><text:span text:style-name="T4">(</text:span><text:span text:style-name="T6">row</text:span><text:span text:style-name="T4"> </text:span><text:span text:style-name="T3">=&gt;</text:span><text:span text:style-name="T4"> {</text:span></text:p>
      <text:p text:style-name="P1"><text:span text:style-name="T3">const</text:span><text:span text:style-name="T4"> </text:span><text:span text:style-name="T9">columns</text:span><text:span text:style-name="T4"> = </text:span><text:span text:style-name="T6">row</text:span><text:span text:style-name="T4">.</text:span><text:span text:style-name="T5">split</text:span><text:span text:style-name="T4">(</text:span><text:span text:style-name="T7">','</text:span><text:span text:style-name="T4">);</text:span></text:p>
      <text:p text:style-name="P1"><text:span text:style-name="T8">if</text:span><text:span text:style-name="T4"> (</text:span><text:span text:style-name="T9">columns</text:span><text:span text:style-name="T4">.</text:span><text:span text:style-name="T6">length</text:span><text:span text:style-name="T4"> &gt;= </text:span><text:span text:style-name="T11">2</text:span><text:span text:style-name="T4"> &amp;&amp; </text:span><text:span text:style-name="T9">columns</text:span><text:span text:style-name="T4">[</text:span><text:span text:style-name="T11">0</text:span><text:span text:style-name="T4">] &amp;&amp; </text:span><text:span text:style-name="T9">columns</text:span><text:span text:style-name="T4">[</text:span><text:span text:style-name="T11">1</text:span><text:span text:style-name="T4">]) {</text:span></text:p>
      <text:p text:style-name="P1"><text:span text:style-name="T9">data</text:span><text:span text:style-name="T4">.</text:span><text:span text:style-name="T5">push</text:span><text:span text:style-name="T4">({</text:span></text:p>
      <text:p text:style-name="P1"><text:span text:style-name="T6">number:</text:span><text:span text:style-name="T4"> </text:span><text:span text:style-name="T5">parseInt</text:span><text:span text:style-name="T4">(</text:span><text:span text:style-name="T9">columns</text:span><text:span text:style-name="T4">[</text:span><text:span text:style-name="T11">0</text:span><text:span text:style-name="T4">]),</text:span></text:p>
      <text:p text:style-name="P1"><text:span text:style-name="T6">value:</text:span><text:span text:style-name="T4"> </text:span><text:span text:style-name="T5">parseFloat</text:span><text:span text:style-name="T4">(</text:span><text:span text:style-name="T9">columns</text:span><text:span text:style-name="T4">[</text:span><text:span text:style-name="T11">1</text:span><text:span text:style-name="T4">])</text:span></text:p>
      <text:p text:style-name="P5">});</text:p>
      <text:p text:style-name="P5">}</text:p>
      <text:p text:style-name="P5">});</text:p>
      <text:p text:style-name="P1"><text:span text:style-name="T8">return</text:span><text:span text:style-name="T4"> </text:span><text:span text:style-name="T9">data</text:span><text:span text:style-name="T4">.</text:span><text:span text:style-name="T5">sort</text:span><text:span text:style-name="T4">((</text:span><text:span text:style-name="T6">a</text:span><text:span text:style-name="T4">, </text:span><text:span text:style-name="T6">b</text:span><text:span text:style-name="T4">) </text:span><text:span text:style-name="T3">=&gt;</text:span><text:span text:style-name="T4"> </text:span><text:span text:style-name="T6">a</text:span><text:span text:style-name="T4">.</text:span><text:span text:style-name="T6">number</text:span><text:span text:style-name="T4"> - </text:span><text:span text:style-name="T6">b</text:span><text:span text:style-name="T4">.</text:span><text:span text:style-name="T6">number</text:span><text:span text:style-name="T4">);</text:span></text:p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loading </text:span><text:span text:style-name="T3">${</text:span><text:span text:style-name="T6">filename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8">return</text:span><text:span text:style-name="T4"> [];</text:span></text:p>
      <text:p text:style-name="P5">}</text:p>
      <text:p text:style-name="P5">}</text:p>
      <text:p text:style-name="P4"/>
      <text:p text:style-name="P3">// Function to create the dual-axis chart</text:p>
      <text:p text:style-name="P1"><text:span text:style-name="T3">async</text:span><text:span text:style-name="T4"> </text:span><text:span text:style-name="T3">function</text:span><text:span text:style-name="T4"> </text:span><text:span text:style-name="T5">loadMainNumbersChart</text:span><text:span text:style-name="T4">() {</text:span></text:p>
      <text:p text:style-name="P1"><text:span text:style-name="T8">try</text:span><text:span text:style-name="T4"> {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'main_numbers_absolute_frequencies.csv'</text:span><text:span text:style-name="T4">),</text:span></text:p>
      <text:p text:style-name="P1"><text:span text:style-name="T5">loadCSVData</text:span><text:span text:style-name="T4">(</text:span><text:span text:style-name="T7">'main_numbers_relative_frequencies.csv'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warning"&gt;Unable to load frequency data. Please check that the CSV files exist in the Data_Analysis/Number_Frequency_Analysis folder.&lt;/div&gt;'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avgFreq</text:span><text:span text:style-name="T4"> = </text:span><text:span text:style-name="T9">totalFreq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ax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in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 times`</text:span><text:span text:style-name="T4">;</text:span></text:p>
      <text:p text:style-name="P1"><text:soft-page-break/><text:span text:style-name="T6">document</text:span><text:span text:style-name="T4">.</text:span><text:span text:style-name="T5">getElementById</text:span><text:span text:style-name="T4">(</text:span><text:span text:style-name="T7">'average-frequency'</text:span><text:span text:style-name="T4">).</text:span><text:span text:style-name="T6">textContent</text:span><text:span text:style-name="T4"> = </text:span><text:span text:style-name="T9">avgFreq</text:span><text:span text:style-name="T4">.</text:span><text:span text:style-name="T5">toFixed</text:span><text:span text:style-name="T4">(</text:span><text:span text:style-name="T11">1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total-draws'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5</text:span><text:span text:style-name="T4">);</text:span></text:p>
      <text:p text:style-name="P4"/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54, 162, 235, 0.8)'</text:span><text:span text:style-name="T4">; </text:span><text:span text:style-name="T12">// Blue for normal</text:span></text:p>
      <text:p text:style-name="P5">});</text:p>
      <text:p text:style-name="P4"/>
      <text:p text:style-name="P3">// Destroy existing chart if it exists</text:p>
      <text:p text:style-name="P1"><text:span text:style-name="T8">if</text:span><text:span text:style-name="T4"> (</text:span><text:span text:style-name="T6">mainNumbersChart</text:span><text:span text:style-name="T4">) {</text:span></text:p>
      <text:p text:style-name="P1"><text:span text:style-name="T6">mainNumbersChart</text:span><text:span text:style-name="T4">.</text:span><text:span text:style-name="T5">destroy</text:span><text:span text:style-name="T4">();</text:span></text:p>
      <text:p text:style-name="P5">}</text:p>
      <text:p text:style-name="P4"/>
      <text:p text:style-name="P3"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6">mainNumbers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99, 132, 1)'</text:span><text:span text:style-name="T4">,</text:span></text:p>
      <text:p text:style-name="P1"><text:span text:style-name="T6">backgroundColor:</text:span><text:span text:style-name="T4"> </text:span><text:span text:style-name="T7">'rgba(255, 99, 13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2</text:span><text:span text:style-name="T4">,</text:span></text:p>
      <text:p text:style-name="P1"><text:span text:style-name="T6">pointHoverRadius:</text:span><text:span text:style-name="T4"> </text:span><text:span text:style-name="T11">4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11">50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206, 86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<text:soft-page-break/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 Frequency Analysis (1-50)'</text:span></text:p>
      <text:p text:style-name="P5">},</text:p>
      <text:p text:style-name="P1"><text:span text:style-name="T6">legend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top'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'</text:span></text:p>
      <text:p text:style-name="P5">},</text:p>
      <text:p text:style-name="P1"><text:span text:style-name="T6">ticks:</text:span><text:span text:style-name="T4"> {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, </text:span><text:span text:style-name="T6">index</text:span><text:span text:style-name="T4">) {</text:span></text:p>
      <text:p text:style-name="P3">// Show every 5th number to avoid crowding</text:p>
      <text:p text:style-name="P1"><text:span text:style-name="T8">return</text:span><text:span text:style-name="T4"> (</text:span><text:span text:style-name="T6">index</text:span><text:span text:style-name="T4"> + </text:span><text:span text:style-name="T11">1</text:span><text:span text:style-name="T4">) % </text:span><text:span text:style-name="T11">5</text:span><text:span text:style-name="T4"> === </text:span><text:span text:style-name="T11">0</text:span><text:span text:style-name="T4"> ? </text:span><text:span text:style-name="T3">this</text:span><text:span text:style-name="T4">.</text:span><text:span text:style-name="T5">getLabelForValue</text:span><text:span text:style-name="T4">(</text:span><text:span text:style-name="T6">value</text:span><text:span text:style-name="T4">) : </text:span><text:span text:style-name="T7">''</text:span><text:span text:style-name="T4">;</text:span></text:p>
      <text:p text:style-name="P5">}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oft-page-break/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 Frequency'</text:span><text:span text:style-name="T4">,</text:span></text:p>
      <text:p text:style-name="P1"><text:span text:style-name="T6">color:</text:span><text:span text:style-name="T4"> </text:span><text:span text:style-name="T7">'rgba(54, 162, 235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54, 162, 235, 1)'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Relative Frequency'</text:span><text:span text:style-name="T4">,</text:span></text:p>
      <text:p text:style-name="P1"><text:span text:style-name="T6">color:</text:span><text:span text:style-name="T4"> </text:span><text:span text:style-name="T7">'rgba(255, 99, 132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99, 132, 1)'</text:span><text:span text:style-name="T4">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}</text:p>
      <text:p text:style-name="P5">}</text:p>
      <text:p text:style-name="P5">});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'Error creating chart:'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danger"&gt;Error creating chart. Please check the console for details.&lt;/div&gt;'</text:span><text:span text:style-name="T4">;</text:span></text:p>
      <text:p text:style-name="P5">}</text:p>
      <text:p text:style-name="P5">}</text:p>
      <text:p text:style-name="P4"/>
      <text:p text:style-name="P3">// Event listeners for navigation</text:p>
      <text:p text:style-name="P1"><text:span text:style-name="T6">document</text:span><text:span text:style-name="T4">.</text:span><text:span text:style-name="T5">addEventListener</text:span><text:span text:style-name="T4">(</text:span><text:span text:style-name="T7">'DOMContentLoaded'</text:span><text:span text:style-name="T4">, </text:span><text:span text:style-name="T3">function</text:span><text:span text:style-name="T4">() {</text:span></text:p>
      <text:p text:style-name="P3">// Handle Main Picks links (both desktop and mobile)</text:p>
      <text:p text:style-name="P1"><text:span text:style-name="T3">const</text:span><text:span text:style-name="T4"> </text:span><text:span text:style-name="T9">mainPicks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main-picks-link'</text:span><text:span text:style-name="T4">);</text:span></text:p>
      <text:p text:style-name="P1"><text:span text:style-name="T9">mainPicks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MainPicksContent</text:span><text:span text:style-name="T4">()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<text:soft-page-break/>});</text:p>
      <text:p text:style-name="P5">});</text:p>
      <text:p text:style-name="P5">});</text:p>
      <text:p text:style-name="P2">&lt;/script&gt;</text:p>
      <text:p text:style-name="P2">&lt;/body&gt;</text:p>
      <text:p text:style-name="P2">&lt;/html&gt;</text:p>
      <text:p text:style-name="P2"/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"</text:span><text:span text:style-name="T1">&gt;</text:span></text:p>
      <text:p text:style-name="P1"><text:span text:style-name="T1">&lt;title&gt;</text:span>Eurojackpot Analysis Dashboard<text:span text:style-name="T1">&lt;/title&gt;</text:span></text:p>
      <text:p text:style-name="P1"><text:span text:style-name="T1">&lt;link</text:span> <text:span text:style-name="T2">href</text:span>=<text:span text:style-name="T3">"https://cdn.jsdelivr.net/npm/bootstrap@5.3.0/dist/css/bootstrap.min.css"</text:span> <text:span text:style-name="T2">rel</text:span>=<text:span text:style-name="T3">"stylesheet"</text:span><text:span text:style-name="T1">&gt;</text:span></text:p>
      <text:p text:style-name="P1"><text:span text:style-name="T1">&lt;link</text:span> <text:span text:style-name="T2">href</text:span>=<text:span text:style-name="T3">"https://cdn.jsdelivr.net/npm/bootstrap-icons@1.10.0/font/bootstrap-icons.css"</text:span> <text:span text:style-name="T2">rel</text:span>=<text:span text:style-name="T3">"stylesheet"</text:span><text:span text:style-name="T1">&gt;</text:span>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chart.js"</text:span><text:span text:style-name="T1">&gt;&lt;/script&gt;</text:span></text:p>
      <text:p text:style-name="P1"><text:span text:style-name="T1">&lt;link</text:span> <text:span text:style-name="T2">href</text:span>=<text:span text:style-name="T3">"style.css"</text:span> <text:span text:style-name="T2">rel</text:span>=<text:span text:style-name="T3">"stylesheet"</text:span><text:span text:style-name="T1">&gt;</text:span></text:p>
      <text:p text:style-name="P2">&lt;style&gt;</text:p>
      <text:p text:style-name="P3">/* Custom styles for sidebar */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bottom</text:span><text:span text:style-name="T4">: </text:span><text:span text:style-name="T11">0</text:span><text:span text:style-name="T4">;</text:span></text:p>
      <text:p text:style-name="P1"><text:span text:style-name="T2">left</text:span><text:span text:style-name="T4">: </text:span><text:span text:style-name="T11">0</text:span><text:span text:style-name="T4">;</text:span></text:p>
      <text:p text:style-name="P1"><text:span text:style-name="T2">z-index</text:span><text:span text:style-name="T4">: </text:span><text:span text:style-name="T11">100</text:span><text:span text:style-name="T4">;</text:span></text:p>
      <text:p text:style-name="P1"><text:span text:style-name="T2">padding</text:span><text:span text:style-name="T4">: </text:span><text:span text:style-name="T11">48px</text:span><text:span text:style-name="T4"> </text:span><text:span text:style-name="T11">0</text:span><text:span text:style-name="T4">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1</text:span><text:span text:style-name="T4">);</text:span></text:p>
      <text:p text:style-name="P1"><text:span text:style-name="T2">background-color</text:span><text:span text:style-name="T4">: </text:span><text:span text:style-name="T14">#f8f9fa</text:span><text:span text:style-name="T4">;</text:span></text:p>
      <text:p text:style-name="P5">}</text:p>
      <text:p text:style-name="P4"/>
      <text:p text:style-name="P1"><text:span text:style-name="T1">.sidebar-sticky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height</text:span><text:span text:style-name="T4">: </text:span><text:span text:style-name="T5">calc</text:span><text:span text:style-name="T4">(</text:span><text:span text:style-name="T11">100vh</text:span><text:span text:style-name="T4"> - </text:span><text:span text:style-name="T11">48px</text:span><text:span text:style-name="T4">);</text:span></text:p>
      <text:p text:style-name="P1"><text:span text:style-name="T2">padding-top</text:span><text:span text:style-name="T4">: </text:span><text:span text:style-name="T11">.5rem</text:span><text:span text:style-name="T4">;</text:span></text:p>
      <text:p text:style-name="P1"><text:span text:style-name="T2">overflow-x</text:span><text:span text:style-name="T4">: </text:span><text:span text:style-name="T14">hidden</text:span><text:span text:style-name="T4">;</text:span></text:p>
      <text:p text:style-name="P1"><text:span text:style-name="T2">overflow-y</text:span><text:span text:style-name="T4">: </text:span><text:span text:style-name="T14">auto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{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1"><text:span text:style-name="T2">color</text:span><text:span text:style-name="T4">: </text:span><text:span text:style-name="T14">#333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</text:span><text:span text:style-name="T1">.feather</text:span><text:span text:style-name="T4"> {</text:span></text:p>
      <text:p text:style-name="P1"><text:span text:style-name="T2">margin-right</text:span><text:span text:style-name="T4">: </text:span><text:span text:style-name="T11">4px</text:span><text:span text:style-name="T4">;</text:span></text:p>
      <text:p text:style-name="P1"><text:span text:style-name="T2">color</text:span><text:span text:style-name="T4">: </text:span><text:span text:style-name="T14">#727272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.active</text:span><text:span text:style-name="T4"> {</text:span></text:p>
      <text:p text:style-name="P1"><text:span text:style-name="T2">color</text:span><text:span text:style-name="T4">: </text:span><text:span text:style-name="T14">#2470dc</text:span><text:span text:style-name="T4">;</text:span></text:p>
      <text:p text:style-name="P5"><text:soft-page-break/>}</text:p>
      <text:p text:style-name="P4"/>
      <text:p text:style-name="P1"><text:span text:style-name="T1">.sidebar</text:span><text:span text:style-name="T4"> </text:span><text:span text:style-name="T1">.nav-link:hover</text:span><text:span text:style-name="T4"> </text:span><text:span text:style-name="T1">.feather</text:span><text:span text:style-name="T4">,</text:span></text:p>
      <text:p text:style-name="P1"><text:span text:style-name="T1">.sidebar</text:span><text:span text:style-name="T4"> </text:span><text:span text:style-name="T1">.nav-link.active</text:span><text:span text:style-name="T4"> </text:span><text:span text:style-name="T1">.feather</text:span><text:span text:style-name="T4"> {</text:span></text:p>
      <text:p text:style-name="P1"><text:span text:style-name="T2">color</text:span><text:span text:style-name="T4">: </text:span><text:span text:style-name="T14">inherit</text:span><text:span text:style-name="T4">;</text:span></text:p>
      <text:p text:style-name="P5">}</text:p>
      <text:p text:style-name="P4"/>
      <text:p text:style-name="P1"><text:span text:style-name="T1">.sidebar-heading</text:span><text:span text:style-name="T4"> {</text:span></text:p>
      <text:p text:style-name="P1"><text:span text:style-name="T2">font-size</text:span><text:span text:style-name="T4">: </text:span><text:span text:style-name="T11">.75rem</text:span><text:span text:style-name="T4">;</text:span></text:p>
      <text:p text:style-name="P5">}</text:p>
      <text:p text:style-name="P4"/>
      <text:p text:style-name="P3">/* Navbar for desktop */</text:p>
      <text:p text:style-name="P1"><text:span text:style-name="T1">.navbar-brand</text:span><text:span text:style-name="T4"> {</text:span></text:p>
      <text:p text:style-name="P1"><text:span text:style-name="T2">padding-top</text:span><text:span text:style-name="T4">: </text:span><text:span text:style-name="T11">.75rem</text:span><text:span text:style-name="T4">;</text:span></text:p>
      <text:p text:style-name="P1"><text:span text:style-name="T2">padding-bottom</text:span><text:span text:style-name="T4">: </text:span><text:span text:style-name="T11">.75rem</text:span><text:span text:style-name="T4">;</text:span></text:p>
      <text:p text:style-name="P1"><text:span text:style-name="T2">background-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5">}</text:p>
      <text:p text:style-name="P4"/>
      <text:p text:style-name="P1"><text:span text:style-name="T1">.navbar</text:span><text:span text:style-name="T4"> </text:span><text:span text:style-name="T1">.navbar-toggler</text:span><text:span text:style-name="T4"> {</text:span></text:p>
      <text:p text:style-name="P1"><text:span text:style-name="T2">top</text:span><text:span text:style-name="T4">: </text:span><text:span text:style-name="T11">.25rem</text:span><text:span text:style-name="T4">;</text:span></text:p>
      <text:p text:style-name="P1"><text:span text:style-name="T2">right</text:span><text:span text:style-name="T4">: </text:span><text:span text:style-name="T11">1rem</text:span><text:span text:style-name="T4">;</text:span></text:p>
      <text:p text:style-name="P5">}</text:p>
      <text:p text:style-name="P4"/>
      <text:p text:style-name="P3">/* Main content adjustment */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240px</text:span><text:span text:style-name="T4">;</text:span></text:p>
      <text:p text:style-name="P5">}</text:p>
      <text:p text:style-name="P4"/>
      <text:p text:style-name="P3">/* Mobile responsive */</text:p>
      <text:p text:style-name="P1"><text:span text:style-name="T8">@media</text:span><text:span text:style-name="T4"> (</text:span><text:span text:style-name="T2">max-width</text:span><text:span text:style-name="T4">: </text:span><text:span text:style-name="T11">767.98px</text:span><text:span text:style-name="T4">) {</text:span>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height</text:span><text:span text:style-name="T4">: </text:span><text:span text:style-name="T14">auto</text:span><text:span text:style-name="T4">;</text:span></text:p>
      <text:p text:style-name="P1"><text:span text:style-name="T2">padding</text:span><text:span text:style-name="T4">: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none</text:span><text:span text:style-name="T4">;</text:span></text:p>
      <text:p text:style-name="P5">}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0</text:span><text:span text:style-name="T4">;</text:span></text:p>
      <text:p text:style-name="P5">}</text:p>
      <text:p text:style-name="P1"><text:span text:style-name="T1">.mobile-nav-toggle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10px</text:span><text:span text:style-name="T4">;</text:span></text:p>
      <text:p text:style-name="P1"><text:span text:style-name="T2">left</text:span><text:span text:style-name="T4">: </text:span><text:span text:style-name="T11">10px</text:span><text:span text:style-name="T4">;</text:span></text:p>
      <text:p text:style-name="P1"><text:span text:style-name="T2">z-index</text:span><text:span text:style-name="T4">: </text:span><text:span text:style-name="T11">1050</text:span><text:span text:style-name="T4">;</text:span></text:p>
      <text:p text:style-name="P1"><text:span text:style-name="T2">background-color</text:span><text:span text:style-name="T4">: </text:span><text:span text:style-name="T14">#0d6efd</text:span><text:span text:style-name="T4">;</text:span></text:p>
      <text:p text:style-name="P1"><text:span text:style-name="T2">color</text:span><text:span text:style-name="T4">: </text:span><text:span text:style-name="T14">white</text:span><text:span text:style-name="T4">;</text:span></text:p>
      <text:p text:style-name="P1"><text:span text:style-name="T2">border</text:span><text:span text:style-name="T4">: </text:span><text:span text:style-name="T14">none</text:span><text:span text:style-name="T4">;</text:span></text:p>
      <text:p text:style-name="P1"><text:span text:style-name="T2">border-radius</text:span><text:span text:style-name="T4">: </text:span><text:span text:style-name="T11">5px</text:span><text:span text:style-name="T4">;</text:span></text:p>
      <text:p text:style-name="P1"><text:span text:style-name="T2">padding</text:span><text:span text:style-name="T4">: </text:span><text:span text:style-name="T11">8px</text:span><text:span text:style-name="T4"> </text:span><text:span text:style-name="T11">12px</text:span><text:span text:style-name="T4">;</text:span></text:p>
      <text:p text:style-name="P5">}</text:p>
      <text:p text:style-name="P5">}</text:p>
      <text:p text:style-name="P4"/>
      <text:p text:style-name="P3"><text:soft-page-break/>/* Button toggle styles */</text:p>
      <text:p text:style-name="P1"><text:span text:style-name="T1">.btn-toggle</text:span><text:span text:style-name="T4"> {</text:span></text:p>
      <text:p text:style-name="P1"><text:span text:style-name="T2">padding</text:span><text:span text:style-name="T4">: </text:span><text:span text:style-name="T11">.25rem</text:span><text:span text:style-name="T4"> </text:span><text:span text:style-name="T11">.5rem</text:span><text:span text:style-name="T4">;</text:span></text:p>
      <text:p text:style-name="P1"><text:span text:style-name="T2">font-weight</text:span><text:span text:style-name="T4">: </text:span><text:span text:style-name="T11">600</text:span><text:span text:style-name="T4">;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65</text:span><text:span text:style-name="T4">);</text:span></text:p>
      <text:p text:style-name="P1"><text:span text:style-name="T2">background-color</text:span><text:span text:style-name="T4">: </text:span><text:span text:style-name="T14">transparent</text:span><text:span text:style-name="T4">;</text:span></text:p>
      <text:p text:style-name="P1"><text:span text:style-name="T2">border</text:span><text:span text:style-name="T4">: </text:span><text:span text:style-name="T11">0</text:span><text:span text:style-name="T4">;</text:span></text:p>
      <text:p text:style-name="P5">}</text:p>
      <text:p text:style-name="P4"/>
      <text:p text:style-name="P1"><text:span text:style-name="T1">.btn-toggle:hover</text:span><text:span text:style-name="T4">,</text:span></text:p>
      <text:p text:style-name="P1"><text:span text:style-name="T1">.btn-toggle:focus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1"><text:span text:style-name="T2">background-color</text:span><text:span text:style-name="T4">: </text:span><text:span text:style-name="T14">#d2f4ea</text:span><text:span text:style-name="T4">;</text:span></text:p>
      <text:p text:style-name="P5">}</text:p>
      <text:p text:style-name="P4"/>
      <text:p text:style-name="P1"><text:span text:style-name="T1">.btn-toggle::before</text:span><text:span text:style-name="T4"> {</text:span></text:p>
      <text:p text:style-name="P1"><text:span text:style-name="T2">width</text:span><text:span text:style-name="T4">: </text:span><text:span text:style-name="T11">1.25em</text:span><text:span text:style-name="T4">;</text:span></text:p>
      <text:p text:style-name="P1"><text:span text:style-name="T2">line-height</text:span><text:span text:style-name="T4">: </text:span><text:span text:style-name="T11">0</text:span><text:span text:style-name="T4">;</text:span></text:p>
      <text:p text:style-name="P1"><text:span text:style-name="T2">content</text:span><text:span text:style-name="T4">: </text:span><text:span text:style-name="T5">url</text:span><text:span text:style-name="T4">(</text:span><text:span text:style-name="T7">"data:image/svg+xml,%3csvg xmlns='http://www.w3.org/2000/svg' width='16' height='16' viewBox='0 0 16 16'%3e%3cpath fill='none' stroke='rgba%280,0,0,.5%29' stroke-linecap='round' stroke-linejoin='round' stroke-width='2' d='m5 6 3 3 3-3'/%3e%3c/svg%3e"</text:span><text:span text:style-name="T4">);</text:span></text:p>
      <text:p text:style-name="P1"><text:span text:style-name="T2">transition</text:span><text:span text:style-name="T4">: transform </text:span><text:span text:style-name="T11">.35s</text:span><text:span text:style-name="T4"> </text:span><text:span text:style-name="T14">ease</text:span><text:span text:style-name="T4">;</text:span></text:p>
      <text:p text:style-name="P1"><text:span text:style-name="T2">transform-origin</text:span><text:span text:style-name="T4">: </text:span><text:span text:style-name="T11">.5em</text:span><text:span text:style-name="T4"> </text:span><text:span text:style-name="T11">50%</text:span><text:span text:style-name="T4">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</text:span><text:span text:style-name="T1">::before</text:span><text:span text:style-name="T4"> {</text:span></text:p>
      <text:p text:style-name="P1"><text:span text:style-name="T2">transform</text:span><text:span text:style-name="T4">: </text:span><text:span text:style-name="T5">rotate</text:span><text:span text:style-name="T4">(</text:span><text:span text:style-name="T11">90deg</text:span><text:span text:style-name="T4">);</text:span></text:p>
      <text:p text:style-name="P5">}</text:p>
      <text:p text:style-name="P4"/>
      <text:p text:style-name="P1"><text:span text:style-name="T1">.btn-toggle-nav</text:span><text:span text:style-name="T4"> </text:span><text:span text:style-name="T1">a</text:span><text:span text:style-name="T4"> {</text:span></text:p>
      <text:p text:style-name="P1"><text:span text:style-name="T2">display</text:span><text:span text:style-name="T4">: </text:span><text:span text:style-name="T14">inline-flex</text:span><text:span text:style-name="T4">;</text:span></text:p>
      <text:p text:style-name="P1"><text:span text:style-name="T2">padding</text:span><text:span text:style-name="T4">: </text:span><text:span text:style-name="T11">.1875rem</text:span><text:span text:style-name="T4"> </text:span><text:span text:style-name="T11">.5rem</text:span><text:span text:style-name="T4">;</text:span></text:p>
      <text:p text:style-name="P1"><text:span text:style-name="T2">margin-top</text:span><text:span text:style-name="T4">: </text:span><text:span text:style-name="T11">.125rem</text:span><text:span text:style-name="T4">;</text:span></text:p>
      <text:p text:style-name="P1"><text:span text:style-name="T2">margin-left</text:span><text:span text:style-name="T4">: </text:span><text:span text:style-name="T11">1.25rem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:hover</text:span><text:span text:style-name="T4">,</text:span></text:p>
      <text:p text:style-name="P1"><text:span text:style-name="T1">.btn-toggle-nav</text:span><text:span text:style-name="T4"> </text:span><text:span text:style-name="T1">a:focus</text:span><text:span text:style-name="T4"> {</text:span></text:p>
      <text:p text:style-name="P1"><text:span text:style-name="T2">background-color</text:span><text:span text:style-name="T4">: </text:span><text:span text:style-name="T14">#d2f4ea</text:span><text:span text:style-name="T4">;</text:span></text:p>
      <text:p text:style-name="P5">}</text:p>
      <text:p text:style-name="P2">&lt;/style&gt;</text:p>
      <text:p text:style-name="P2">&lt;/head&gt;</text:p>
      <text:p text:style-name="P2">&lt;body&gt;</text:p>
      <text:p text:style-name="P3">&lt;!-- Mobile Navigation Toggle Button (visible only on mobile) --&gt;</text:p>
      <text:p text:style-name="P1"><text:span text:style-name="T1">&lt;button</text:span> <text:span text:style-name="T2">class</text:span>=<text:span text:style-name="T3">"btn mobile-nav-toggle d-md-none"</text:span> <text:span text:style-name="T2">type</text:span>=<text:span text:style-name="T3">"button"</text:span> <text:span text:style-name="T2">data-bs-toggle</text:span>=<text:span text:style-name="T3">"offcanvas"</text:span> <text:span text:style-name="T2">data-bs-target</text:span>=<text:span text:style-name="T3">"#mobileNav"</text:span><text:span text:style-name="T1">&gt;</text:span></text:p>
      <text:p text:style-name="P1"><text:span text:style-name="T1">&lt;i</text:span> <text:span text:style-name="T2">class</text:span>=<text:span text:style-name="T3">"bi bi-list fs-4"</text:span><text:span text:style-name="T1">&gt;&lt;/i&gt;</text:span></text:p>
      <text:p text:style-name="P2"><text:soft-page-break/>&lt;/button&gt;</text:p>
      <text:p text:style-name="P4"/>
      <text:p text:style-name="P3">&lt;!-- Mobile Offcanvas Navigation (visible only on mobile) --&gt;</text:p>
      <text:p text:style-name="P1"><text:span text:style-name="T1">&lt;div</text:span> <text:span text:style-name="T2">class</text:span>=<text:span text:style-name="T3">"offcanvas offcanvas-start d-md-none"</text:span> <text:span text:style-name="T2">tabindex</text:span>=<text:span text:style-name="T3">"-1"</text:span> <text:span text:style-name="T2">id</text:span>=<text:span text:style-name="T3">"mobileNav"</text:span><text:span text:style-name="T1">&gt;</text:span></text:p>
      <text:p text:style-name="P1"><text:span text:style-name="T1">&lt;div</text:span> <text:span text:style-name="T2">class</text:span>=<text:span text:style-name="T3">"offcanvas-header bg-dark text-white"</text:span><text:span text:style-name="T1">&gt;</text:span></text:p>
      <text:p text:style-name="P1"><text:span text:style-name="T1">&lt;h5</text:span> <text:span text:style-name="T2">class</text:span>=<text:span text:style-name="T3">"offcanvas-title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h5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-close btn-close-white"</text:span> <text:span text:style-name="T2">data-bs-dismiss</text:span>=<text:span text:style-name="T3">"offcanvas"</text:span><text:span text:style-name="T1">&gt;&lt;/button&gt;</text:span></text:p>
      <text:p text:style-name="P2">&lt;/div&gt;</text:p>
      <text:p text:style-name="P1"><text:span text:style-name="T1">&lt;div</text:span> <text:span text:style-name="T2">class</text:span>=<text:span text:style-name="T3">"offcanvas-body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 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<text:soft-page-break/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3">&lt;!-- Desktop Top Navbar --&gt;</text:p>
      <text:p text:style-name="P1"><text:span text:style-name="T1">&lt;nav</text:span> <text:span text:style-name="T2">class</text:span>=<text:span text:style-name="T3">"navbar navbar-dark bg-dark flex-md-nowrap p-0 shadow d-none d-md-flex"</text:span><text:span text:style-name="T1">&gt;</text:span></text:p>
      <text:p text:style-name="P1"><text:span text:style-name="T1">&lt;a</text:span> <text:span text:style-name="T2">class</text:span>=<text:span text:style-name="T3">"navbar-brand col-md-3 col-lg-2 me-0 px-3 fs-6"</text:span> <text:span text:style-name="T2">href</text:span>=<text:span text:style-name="T3">"#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a&gt;</text:p>
      <text:p text:style-name="P2">&lt;/nav&gt;</text:p>
      <text:p text:style-name="P4"/>
      <text:p text:style-name="P1"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3">&lt;!-- Desktop Sidebar (always visible on desktop) --&gt;</text:p>
      <text:p text:style-name="P1"><text:span text:style-name="T1">&lt;nav</text:span> <text:span text:style-name="T2">id</text:span>=<text:span text:style-name="T3">"sidebarMenu"</text:span> <text:span text:style-name="T2">class</text:span>=<text:span text:style-name="T3">"col-md-3 col-lg-2 d-none d-md-block sidebar collapse"</text:span><text:span text:style-name="T1">&gt;</text:span></text:p>
      <text:p text:style-name="P1"><text:soft-page-break/><text:span text:style-name="T1">&lt;div</text:span> <text:span text:style-name="T2">class</text:span>=<text:span text:style-name="T3">"sidebar-sticky pt-3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<text:soft-page-break/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4"/>
      <text:p text:style-name="P2">&lt;hr&gt;</text:p>
      <text:p text:style-name="P1"><text:span text:style-name="T1">&lt;div</text:span> <text:span text:style-name="T2">class</text:span>=<text:span text:style-name="T3">"px-3 py-2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i</text:span> <text:span text:style-name="T2">class</text:span>=<text:span text:style-name="T3">"bi bi-info-circle me-1"</text:span><text:span text:style-name="T1">&gt;&lt;/i&gt;</text:span></text:p>
      <text:p text:style-name="P1">Dashboard v1.0</text:p>
      <text:p text:style-name="P2">&lt;/small&gt;</text:p>
      <text:p text:style-name="P2">&lt;/div&gt;</text:p>
      <text:p text:style-name="P2">&lt;/div&gt;</text:p>
      <text:p text:style-name="P2">&lt;/nav&gt;</text:p>
      <text:p text:style-name="P4"/>
      <text:p text:style-name="P3">&lt;!-- Main Content --&gt;</text:p>
      <text:p text:style-name="P1"><text:span text:style-name="T1">&lt;main</text:span> <text:span text:style-name="T2">class</text:span>=<text:span text:style-name="T3">"col-md-9 ms-sm-auto col-lg-10 px-md-4 main-content"</text:span><text:span text:style-name="T1">&gt;</text:span></text:p>
      <text:p text:style-name="P1"><text:span text:style-name="T1">&lt;div</text:span> <text:span text:style-name="T2">class</text:span>=<text:span text:style-name="T3">"p-4"</text:span><text:span text:style-name="T1">&gt;</text:span></text:p>
      <text:p text:style-name="P3">&lt;!-- Default Content --&gt;</text:p>
      <text:p text:style-name="P1"><text:span text:style-name="T1">&lt;div</text:span> <text:span text:style-name="T2">id</text:span>=<text:span text:style-name="T3">"default-content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Eurojackpot Analysis Dashboard<text:span text:style-name="T1">&lt;/h1&gt;</text:span></text:p>
      <text:p text:style-name="P2">&lt;/div&gt;</text:p>
      <text:p text:style-name="P1"><text:span text:style-name="T1">&lt;p</text:span> <text:span text:style-name="T2">class</text:span>=<text:span text:style-name="T3">"lead"</text:span><text:span text:style-name="T1">&gt;</text:span>Welcome to the comprehensive Eurojackpot analysis platform.<text:span text:style-name="T1">&lt;/p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speedometer2 me-2 text-primary"</text:span><text:span text:style-name="T1">&gt;&lt;/i&gt;</text:span>Main Numbers Analysis</text:p>
      <text:p text:style-name="P2"><text:soft-page-break/>&lt;/h5&gt;</text:p>
      <text:p text:style-name="P1"><text:span text:style-name="T1">&lt;p</text:span> <text:span text:style-name="T2">class</text:span>=<text:span text:style-name="T3">"card-text"</text:span><text:span text:style-name="T1">&gt;</text:span>Analyze frequency patterns of main numbers (1-50) across all historical draw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primary main-picks-link"</text:span><text:span text:style-name="T1">&gt;</text:span></text:p>
      <text:p text:style-name="P1"><text:span text:style-name="T1">&lt;i</text:span> <text:span text:style-name="T2">class</text:span>=<text:span text:style-name="T3">"bi bi-bar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arrow-clockwise me-2 text-secondary"</text:span><text:span text:style-name="T1">&gt;&lt;/i&gt;</text:span>Euro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Examine euro number frequencies across different time period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secondary"</text:span><text:span text:style-name="T1">&gt;</text:span></text:p>
      <text:p text:style-name="P1"><text:span text:style-name="T1">&lt;i</text:span> <text:span text:style-name="T2">class</text:span>=<text:span text:style-name="T3">"bi bi-pie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lock-history me-2"</text:span><text:span text:style-name="T1">&gt;&lt;/i&gt;</text:span>Recent Activity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check-circle-fill text-success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Data updated<text:span text:style-name="T1">&lt;/small&gt;</text:span></text:p>
      <text:p text:style-name="P2">&lt;br&gt;</text:p>
      <text:p text:style-name="P1"><text:span text:style-name="T1">&lt;strong&gt;</text:span>Latest draw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graph-up text-info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Statistics generated<text:span text:style-name="T1">&lt;/small&gt;</text:span></text:p>
      <text:p text:style-name="P2"><text:soft-page-break/>&lt;br&gt;</text:p>
      <text:p text:style-name="P1"><text:span text:style-name="T1">&lt;strong&gt;</text:span>Frequency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file-earmark-text text-warning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Reports available<text:span text:style-name="T1">&lt;/small&gt;</text:span></text:p>
      <text:p text:style-name="P2">&lt;br&gt;</text:p>
      <text:p text:style-name="P1"><text:span text:style-name="T1">&lt;strong&gt;</text:span>Historical trends<text:span text:style-name="T1">&lt;/strong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Main Picks Analysis Content --&gt;</text:p>
      <text:p text:style-name="P1"><text:span text:style-name="T1">&lt;div</text:span> <text:span text:style-name="T2">id</text:span>=<text:span text:style-name="T3">"main-picks-content"</text:span> <text:span text:style-name="T2">style</text:span>=<text:span text:style-name="T3">"display: none;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Numbers Frequency Analysis</text:p>
      <text:p text:style-name="P2">&lt;/h1&gt;</text:p>
      <text:p text:style-name="P1"><text:span text:style-name="T1">&lt;div</text:span> <text:span text:style-name="T2">class</text:span>=<text:span text:style-name="T3">"btn-toolbar mb-2 mb-md-0"</text:span><text:span text:style-name="T1">&gt;</text:span></text:p>
      <text:p text:style-name="P1"><text:span text:style-name="T1">&lt;button</text:span> <text:span text:style-name="T2">class</text:span>=<text:span text:style-name="T3">"btn btn-outline-secondary"</text:span> 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arrow-left me-1"</text:span><text:span text:style-name="T1">&gt;&lt;/i&gt;</text:span>Back to Dashboard</text:p>
      <text:p text:style-name="P2">&lt;/button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alert alert-info"</text:span><text:span text:style-name="T1">&gt;</text:span></text:p>
      <text:p text:style-name="P1"><text:span text:style-name="T1">&lt;i</text:span> <text:span text:style-name="T2">class</text:span>=<text:span text:style-name="T3">"bi bi-info-circle me-2"</text:span><text:span text:style-name="T1">&gt;&lt;/i&gt;</text:span></text:p>
      <text:p text:style-name="P1">This chart shows the historical frequency of each main number (1-50) across all Eurojackpot drawings.</text:p>
      <text:p text:style-name="P1">The bars represent absolute frequencies (left axis) and the line shows relative frequencies (right axis).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oft-page-break/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bar-chart-fill me-2"</text:span><text:span text:style-name="T1">&gt;&lt;/i&gt;</text:span>Main Numbers Frequency Distribution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"</text:span> <text:span text:style-name="T2">style</text:span>=<text:span text:style-name="T3">"height: 500px;"</text:span><text:span text:style-name="T1">&gt;</text:span></text:p>
      <text:p text:style-name="P1"><text:span text:style-name="T1">&lt;canvas</text:span> <text:span text:style-name="T2">id</text:span>=<text:span text:style-name="T3">"mainNumbersChart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strong&gt;</text:span>Legend:<text:span text:style-name="T1">&lt;/strong&gt;</text:span> Blue bars show absolute frequency, red line shows relative frequency, </text:p>
      <text:p text:style-name="P1">dashed line indicates expected frequency for uniform distribution.</text:p>
      <text:p text:style-name="P2">&lt;/small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Statistics Summary --&gt;</text:p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Most Frequent<text:span text:style-name="T1">&lt;/h6&gt;</text:span></text:p>
      <text:p text:style-name="P1"><text:span text:style-name="T1">&lt;h4</text:span> <text:span text:style-name="T2">class</text:span>=<text:span text:style-name="T3">"text-success"</text:span> <text:span text:style-name="T2">id</text:span>=<text:span text:style-name="T3">"mo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mo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Least Frequent<text:span text:style-name="T1">&lt;/h6&gt;</text:span></text:p>
      <text:p text:style-name="P1"><text:span text:style-name="T1">&lt;h4</text:span> <text:span text:style-name="T2">class</text:span>=<text:span text:style-name="T3">"text-danger"</text:span> <text:span text:style-name="T2">id</text:span>=<text:span text:style-name="T3">"lea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lea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Average Frequency<text:span text:style-name="T1">&lt;/h6&gt;</text:span></text:p>
      <text:p text:style-name="P1"><text:span text:style-name="T1">&lt;h4</text:span> <text:span text:style-name="T2">class</text:span>=<text:span text:style-name="T3">"text-info"</text:span> <text:span text:style-name="T2">id</text:span>=<text:span text:style-name="T3">"average-frequency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per number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Total Draws<text:span text:style-name="T1">&lt;/h6&gt;</text:span></text:p>
      <text:p text:style-name="P1"><text:soft-page-break/><text:span text:style-name="T1">&lt;h4</text:span> <text:span text:style-name="T2">class</text:span>=<text:span text:style-name="T3">"text-primary"</text:span> <text:span text:style-name="T2">id</text:span>=<text:span text:style-name="T3">"total-draws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analyzed<text:span text:style-name="T1">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main&gt;</text:p>
      <text:p text:style-name="P2">&lt;/div&gt;</text:p>
      <text:p text:style-name="P2">&lt;/div&gt;</text:p>
      <text:p text:style-name="P4"/>
      <text:p text:style-name="P3">&lt;!-- Bootstrap JS --&gt;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bootstrap@5.3.0/dist/js/bootstrap.bundle.min.js"</text:span><text:span text:style-name="T1">&gt;&lt;/script&gt;</text:span></text:p>
      <text:p text:style-name="P4"/>
      <text:p text:style-name="P2">&lt;script&gt;</text:p>
      <text:p text:style-name="P1"><text:span text:style-name="T3">let</text:span><text:span text:style-name="T4"> </text:span><text:span text:style-name="T6">mainNumbersChart</text:span><text:span text:style-name="T4"> = </text:span><text:span text:style-name="T3">null</text:span><text:span text:style-name="T4">;</text:span></text:p>
      <text:p text:style-name="P4"/>
      <text:p text:style-name="P3">// Function to show default content</text:p>
      <text:p text:style-name="P1"><text:span text:style-name="T3">function</text:span><text:span text:style-name="T4"> </text:span><text:span text:style-name="T5">showDefault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5">}</text:p>
      <text:p text:style-name="P4"/>
      <text:p text:style-name="P3">// Function to show main picks content</text:p>
      <text:p text:style-name="P1"><text:span text:style-name="T3">function</text:span><text:span text:style-name="T4"> </text:span><text:span text:style-name="T5">showMainPicks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5">loadMainNumbersChart</text:span><text:span text:style-name="T4">();</text:span></text:p>
      <text:p text:style-name="P5">}</text:p>
      <text:p text:style-name="P4"/>
      <text:p text:style-name="P3">// Function to load CSV data</text:p>
      <text:p text:style-name="P1"><text:span text:style-name="T3">async</text:span><text:span text:style-name="T4"> </text:span><text:span text:style-name="T3">function</text:span><text:span text:style-name="T4"> </text:span><text:span text:style-name="T5">loadCSVData</text:span><text:span text:style-name="T4">(</text:span><text:span text:style-name="T6">filename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response</text:span><text:span text:style-name="T4"> = </text:span><text:span text:style-name="T8">await</text:span><text:span text:style-name="T4"> </text:span><text:span text:style-name="T5">fetch</text:span><text:span text:style-name="T4">(</text:span><text:span text:style-name="T7">`Data_Analysis/Number_Frequency_Analysis/</text:span><text:span text:style-name="T3">${</text:span><text:span text:style-name="T6">filename</text:span><text:span text:style-name="T3">}</text:span><text:span text:style-name="T7">`</text:span><text:span text:style-name="T4">);</text:span></text:p>
      <text:p text:style-name="P1"><text:span text:style-name="T3">const</text:span><text:span text:style-name="T4"> </text:span><text:span text:style-name="T9">text</text:span><text:span text:style-name="T4"> = </text:span><text:span text:style-name="T8">await</text:span><text:span text:style-name="T4"> </text:span><text:span text:style-name="T9">response</text:span><text:span text:style-name="T4">.</text:span><text:span text:style-name="T5">text</text:span><text:span text:style-name="T4">();</text:span></text:p>
      <text:p text:style-name="P1"><text:span text:style-name="T3">const</text:span><text:span text:style-name="T4"> </text:span><text:span text:style-name="T9">rows</text:span><text:span text:style-name="T4"> = </text:span><text:span text:style-name="T9">text</text:span><text:span text:style-name="T4">.</text:span><text:span text:style-name="T5">split</text:span><text:span text:style-name="T4">(</text:span><text:span text:style-name="T7">'</text:span><text:span text:style-name="T10">\n</text:span><text:span text:style-name="T7">'</text:span><text:span text:style-name="T4">).</text:span><text:span text:style-name="T5">slice</text:span><text:span text:style-name="T4">(</text:span><text:span text:style-name="T11">1</text:span><text:span text:style-name="T4">); </text:span><text:span text:style-name="T12">// Skip header</text:span></text:p>
      <text:p text:style-name="P1"><text:span text:style-name="T3">const</text:span><text:span text:style-name="T4"> </text:span><text:span text:style-name="T9">data</text:span><text:span text:style-name="T4"> = [];</text:span></text:p>
      <text:p text:style-name="P1"><text:span text:style-name="T9">rows</text:span><text:span text:style-name="T4">.</text:span><text:span text:style-name="T5">forEach</text:span><text:span text:style-name="T4">(</text:span><text:span text:style-name="T6">row</text:span><text:span text:style-name="T4"> </text:span><text:span text:style-name="T3">=&gt;</text:span><text:span text:style-name="T4"> {</text:span></text:p>
      <text:p text:style-name="P1"><text:span text:style-name="T3">const</text:span><text:span text:style-name="T4"> </text:span><text:span text:style-name="T9">columns</text:span><text:span text:style-name="T4"> = </text:span><text:span text:style-name="T6">row</text:span><text:span text:style-name="T4">.</text:span><text:span text:style-name="T5">split</text:span><text:span text:style-name="T4">(</text:span><text:span text:style-name="T7">','</text:span><text:span text:style-name="T4">);</text:span></text:p>
      <text:p text:style-name="P1"><text:span text:style-name="T8">if</text:span><text:span text:style-name="T4"> (</text:span><text:span text:style-name="T9">columns</text:span><text:span text:style-name="T4">.</text:span><text:span text:style-name="T6">length</text:span><text:span text:style-name="T4"> &gt;= </text:span><text:span text:style-name="T11">2</text:span><text:span text:style-name="T4"> &amp;&amp; </text:span><text:span text:style-name="T9">columns</text:span><text:span text:style-name="T4">[</text:span><text:span text:style-name="T11">0</text:span><text:span text:style-name="T4">] &amp;&amp; </text:span><text:span text:style-name="T9">columns</text:span><text:span text:style-name="T4">[</text:span><text:span text:style-name="T11">1</text:span><text:span text:style-name="T4">]) {</text:span></text:p>
      <text:p text:style-name="P1"><text:span text:style-name="T9">data</text:span><text:span text:style-name="T4">.</text:span><text:span text:style-name="T5">push</text:span><text:span text:style-name="T4">({</text:span></text:p>
      <text:p text:style-name="P1"><text:span text:style-name="T6">number:</text:span><text:span text:style-name="T4"> </text:span><text:span text:style-name="T5">parseInt</text:span><text:span text:style-name="T4">(</text:span><text:span text:style-name="T9">columns</text:span><text:span text:style-name="T4">[</text:span><text:span text:style-name="T11">0</text:span><text:span text:style-name="T4">]),</text:span></text:p>
      <text:p text:style-name="P1"><text:span text:style-name="T6">value:</text:span><text:span text:style-name="T4"> </text:span><text:span text:style-name="T5">parseFloat</text:span><text:span text:style-name="T4">(</text:span><text:span text:style-name="T9">columns</text:span><text:span text:style-name="T4">[</text:span><text:span text:style-name="T11">1</text:span><text:span text:style-name="T4">])</text:span></text:p>
      <text:p text:style-name="P5">});</text:p>
      <text:p text:style-name="P5">}</text:p>
      <text:p text:style-name="P5">});</text:p>
      <text:p text:style-name="P1"><text:span text:style-name="T8">return</text:span><text:span text:style-name="T4"> </text:span><text:span text:style-name="T9">data</text:span><text:span text:style-name="T4">.</text:span><text:span text:style-name="T5">sort</text:span><text:span text:style-name="T4">((</text:span><text:span text:style-name="T6">a</text:span><text:span text:style-name="T4">, </text:span><text:span text:style-name="T6">b</text:span><text:span text:style-name="T4">) </text:span><text:span text:style-name="T3">=&gt;</text:span><text:span text:style-name="T4"> </text:span><text:span text:style-name="T6">a</text:span><text:span text:style-name="T4">.</text:span><text:span text:style-name="T6">number</text:span><text:span text:style-name="T4"> - </text:span><text:span text:style-name="T6">b</text:span><text:span text:style-name="T4">.</text:span><text:span text:style-name="T6">number</text:span><text:span text:style-name="T4">);</text:span></text:p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loading </text:span><text:span text:style-name="T3">${</text:span><text:span text:style-name="T6">filename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8">return</text:span><text:span text:style-name="T4"> [];</text:span></text:p>
      <text:p text:style-name="P5"><text:soft-page-break/>}</text:p>
      <text:p text:style-name="P5">}</text:p>
      <text:p text:style-name="P4"/>
      <text:p text:style-name="P3">// Function to create the dual-axis chart</text:p>
      <text:p text:style-name="P1"><text:span text:style-name="T3">async</text:span><text:span text:style-name="T4"> </text:span><text:span text:style-name="T3">function</text:span><text:span text:style-name="T4"> </text:span><text:span text:style-name="T5">loadMainNumbersChart</text:span><text:span text:style-name="T4">() {</text:span></text:p>
      <text:p text:style-name="P1"><text:span text:style-name="T8">try</text:span><text:span text:style-name="T4"> {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'main_numbers_absolute_frequencies.csv'</text:span><text:span text:style-name="T4">),</text:span></text:p>
      <text:p text:style-name="P1"><text:span text:style-name="T5">loadCSVData</text:span><text:span text:style-name="T4">(</text:span><text:span text:style-name="T7">'main_numbers_relative_frequencies.csv'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warning"&gt;Unable to load frequency data. Please check that the CSV files exist in the Data_Analysis/Number_Frequency_Analysis folder.&lt;/div&gt;'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avgFreq</text:span><text:span text:style-name="T4"> = </text:span><text:span text:style-name="T9">totalFreq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ax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in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average-frequency'</text:span><text:span text:style-name="T4">).</text:span><text:span text:style-name="T6">textContent</text:span><text:span text:style-name="T4"> = </text:span><text:span text:style-name="T9">avgFreq</text:span><text:span text:style-name="T4">.</text:span><text:span text:style-name="T5">toFixed</text:span><text:span text:style-name="T4">(</text:span><text:span text:style-name="T11">1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total-draws'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5</text:span><text:span text:style-name="T4">);</text:span></text:p>
      <text:p text:style-name="P4"/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54, 162, 235, 0.8)'</text:span><text:span text:style-name="T4">; </text:span><text:span text:style-name="T12">// Blue for normal</text:span></text:p>
      <text:p text:style-name="P5">});</text:p>
      <text:p text:style-name="P4"/>
      <text:p text:style-name="P3">// Destroy existing chart if it exists</text:p>
      <text:p text:style-name="P1"><text:span text:style-name="T8">if</text:span><text:span text:style-name="T4"> (</text:span><text:span text:style-name="T6">mainNumbersChart</text:span><text:span text:style-name="T4">) {</text:span></text:p>
      <text:p text:style-name="P1"><text:span text:style-name="T6">mainNumbersChart</text:span><text:span text:style-name="T4">.</text:span><text:span text:style-name="T5">destroy</text:span><text:span text:style-name="T4">();</text:span></text:p>
      <text:p text:style-name="P5">}</text:p>
      <text:p text:style-name="P4"/>
      <text:p text:style-name="P3"><text:soft-page-break/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6">mainNumbers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99, 132, 1)'</text:span><text:span text:style-name="T4">,</text:span></text:p>
      <text:p text:style-name="P1"><text:span text:style-name="T6">backgroundColor:</text:span><text:span text:style-name="T4"> </text:span><text:span text:style-name="T7">'rgba(255, 99, 13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2</text:span><text:span text:style-name="T4">,</text:span></text:p>
      <text:p text:style-name="P1"><text:span text:style-name="T6">pointHoverRadius:</text:span><text:span text:style-name="T4"> </text:span><text:span text:style-name="T11">4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11">50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206, 86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 Frequency Analysis (1-50)'</text:span></text:p>
      <text:p text:style-name="P5">},</text:p>
      <text:p text:style-name="P1"><text:span text:style-name="T6">legend:</text:span><text:span text:style-name="T4"> {</text:span></text:p>
      <text:p text:style-name="P1"><text:soft-page-break/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top'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'</text:span></text:p>
      <text:p text:style-name="P5">},</text:p>
      <text:p text:style-name="P1"><text:span text:style-name="T6">ticks:</text:span><text:span text:style-name="T4"> {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, </text:span><text:span text:style-name="T6">index</text:span><text:span text:style-name="T4">) {</text:span></text:p>
      <text:p text:style-name="P3">// Show every 5th number to avoid crowding</text:p>
      <text:p text:style-name="P1"><text:span text:style-name="T8">return</text:span><text:span text:style-name="T4"> (</text:span><text:span text:style-name="T6">index</text:span><text:span text:style-name="T4"> + </text:span><text:span text:style-name="T11">1</text:span><text:span text:style-name="T4">) % </text:span><text:span text:style-name="T11">5</text:span><text:span text:style-name="T4"> === </text:span><text:span text:style-name="T11">0</text:span><text:span text:style-name="T4"> ? </text:span><text:span text:style-name="T3">this</text:span><text:span text:style-name="T4">.</text:span><text:span text:style-name="T5">getLabelForValue</text:span><text:span text:style-name="T4">(</text:span><text:span text:style-name="T6">value</text:span><text:span text:style-name="T4">) : </text:span><text:span text:style-name="T7">''</text:span><text:span text:style-name="T4">;</text:span></text:p>
      <text:p text:style-name="P5">}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 Frequency'</text:span><text:span text:style-name="T4">,</text:span></text:p>
      <text:p text:style-name="P1"><text:span text:style-name="T6">color:</text:span><text:span text:style-name="T4"> </text:span><text:span text:style-name="T7">'rgba(54, 162, 235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54, 162, 235, 1)'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oft-page-break/><text:span text:style-name="T6">text:</text:span><text:span text:style-name="T4"> </text:span><text:span text:style-name="T7">'Relative Frequency'</text:span><text:span text:style-name="T4">,</text:span></text:p>
      <text:p text:style-name="P1"><text:span text:style-name="T6">color:</text:span><text:span text:style-name="T4"> </text:span><text:span text:style-name="T7">'rgba(255, 99, 132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99, 132, 1)'</text:span><text:span text:style-name="T4">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}</text:p>
      <text:p text:style-name="P5">}</text:p>
      <text:p text:style-name="P5">});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'Error creating chart:'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danger"&gt;Error creating chart. Please check the console for details.&lt;/div&gt;'</text:span><text:span text:style-name="T4">;</text:span></text:p>
      <text:p text:style-name="P5">}</text:p>
      <text:p text:style-name="P5">}</text:p>
      <text:p text:style-name="P4"/>
      <text:p text:style-name="P3">// Event listeners for navigation</text:p>
      <text:p text:style-name="P1"><text:span text:style-name="T6">document</text:span><text:span text:style-name="T4">.</text:span><text:span text:style-name="T5">addEventListener</text:span><text:span text:style-name="T4">(</text:span><text:span text:style-name="T7">'DOMContentLoaded'</text:span><text:span text:style-name="T4">, </text:span><text:span text:style-name="T3">function</text:span><text:span text:style-name="T4">() {</text:span></text:p>
      <text:p text:style-name="P3">// Handle Main Picks links (both desktop and mobile)</text:p>
      <text:p text:style-name="P1"><text:span text:style-name="T3">const</text:span><text:span text:style-name="T4"> </text:span><text:span text:style-name="T9">mainPicks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main-picks-link'</text:span><text:span text:style-name="T4">);</text:span></text:p>
      <text:p text:style-name="P1"><text:span text:style-name="T9">mainPicks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MainPicksContent</text:span><text:span text:style-name="T4">()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);</text:p>
      <text:p text:style-name="P5">});</text:p>
      <text:p text:style-name="P5">});</text:p>
      <text:p text:style-name="P2">&lt;/script&gt;</text:p>
      <text:p text:style-name="P2">&lt;/body&gt;</text:p>
      <text:p text:style-name="P2">&lt;/html&gt;</text:p>
      <text:p text:style-name="P2"/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"</text:span><text:span text:style-name="T1">&gt;</text:span></text:p>
      <text:p text:style-name="P1"><text:span text:style-name="T1">&lt;title&gt;</text:span>Eurojackpot Analysis Dashboard<text:span text:style-name="T1">&lt;/title&gt;</text:span></text:p>
      <text:p text:style-name="P1"><text:span text:style-name="T1">&lt;link</text:span> <text:span text:style-name="T2">href</text:span>=<text:span text:style-name="T3">"https://cdn.jsdelivr.net/npm/bootstrap@5.3.0/dist/css/bootstrap.min.css"</text:span> <text:span text:style-name="T2">rel</text:span>=<text:span text:style-name="T3">"stylesheet"</text:span><text:span text:style-name="T1">&gt;</text:span></text:p>
      <text:p text:style-name="P1"><text:soft-page-break/><text:span text:style-name="T1">&lt;link</text:span> <text:span text:style-name="T2">href</text:span>=<text:span text:style-name="T3">"https://cdn.jsdelivr.net/npm/bootstrap-icons@1.10.0/font/bootstrap-icons.css"</text:span> <text:span text:style-name="T2">rel</text:span>=<text:span text:style-name="T3">"stylesheet"</text:span><text:span text:style-name="T1">&gt;</text:span>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chart.js"</text:span><text:span text:style-name="T1">&gt;&lt;/script&gt;</text:span></text:p>
      <text:p text:style-name="P1"><text:span text:style-name="T1">&lt;link</text:span> <text:span text:style-name="T2">href</text:span>=<text:span text:style-name="T3">"style.css"</text:span> <text:span text:style-name="T2">rel</text:span>=<text:span text:style-name="T3">"stylesheet"</text:span><text:span text:style-name="T1">&gt;</text:span></text:p>
      <text:p text:style-name="P2">&lt;style&gt;</text:p>
      <text:p text:style-name="P3">/* Custom styles for sidebar */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bottom</text:span><text:span text:style-name="T4">: </text:span><text:span text:style-name="T11">0</text:span><text:span text:style-name="T4">;</text:span></text:p>
      <text:p text:style-name="P1"><text:span text:style-name="T2">left</text:span><text:span text:style-name="T4">: </text:span><text:span text:style-name="T11">0</text:span><text:span text:style-name="T4">;</text:span></text:p>
      <text:p text:style-name="P1"><text:span text:style-name="T2">z-index</text:span><text:span text:style-name="T4">: </text:span><text:span text:style-name="T11">100</text:span><text:span text:style-name="T4">;</text:span></text:p>
      <text:p text:style-name="P1"><text:span text:style-name="T2">padding</text:span><text:span text:style-name="T4">: </text:span><text:span text:style-name="T11">48px</text:span><text:span text:style-name="T4"> </text:span><text:span text:style-name="T11">0</text:span><text:span text:style-name="T4">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1</text:span><text:span text:style-name="T4">);</text:span></text:p>
      <text:p text:style-name="P1"><text:span text:style-name="T2">background-color</text:span><text:span text:style-name="T4">: </text:span><text:span text:style-name="T14">#f8f9fa</text:span><text:span text:style-name="T4">;</text:span></text:p>
      <text:p text:style-name="P5">}</text:p>
      <text:p text:style-name="P4"/>
      <text:p text:style-name="P1"><text:span text:style-name="T1">.sidebar-sticky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height</text:span><text:span text:style-name="T4">: </text:span><text:span text:style-name="T5">calc</text:span><text:span text:style-name="T4">(</text:span><text:span text:style-name="T11">100vh</text:span><text:span text:style-name="T4"> - </text:span><text:span text:style-name="T11">48px</text:span><text:span text:style-name="T4">);</text:span></text:p>
      <text:p text:style-name="P1"><text:span text:style-name="T2">padding-top</text:span><text:span text:style-name="T4">: </text:span><text:span text:style-name="T11">.5rem</text:span><text:span text:style-name="T4">;</text:span></text:p>
      <text:p text:style-name="P1"><text:span text:style-name="T2">overflow-x</text:span><text:span text:style-name="T4">: </text:span><text:span text:style-name="T14">hidden</text:span><text:span text:style-name="T4">;</text:span></text:p>
      <text:p text:style-name="P1"><text:span text:style-name="T2">overflow-y</text:span><text:span text:style-name="T4">: </text:span><text:span text:style-name="T14">auto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{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1"><text:span text:style-name="T2">color</text:span><text:span text:style-name="T4">: </text:span><text:span text:style-name="T14">#333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</text:span><text:span text:style-name="T1">.feather</text:span><text:span text:style-name="T4"> {</text:span></text:p>
      <text:p text:style-name="P1"><text:span text:style-name="T2">margin-right</text:span><text:span text:style-name="T4">: </text:span><text:span text:style-name="T11">4px</text:span><text:span text:style-name="T4">;</text:span></text:p>
      <text:p text:style-name="P1"><text:span text:style-name="T2">color</text:span><text:span text:style-name="T4">: </text:span><text:span text:style-name="T14">#727272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.active</text:span><text:span text:style-name="T4"> {</text:span></text:p>
      <text:p text:style-name="P1"><text:span text:style-name="T2">color</text:span><text:span text:style-name="T4">: </text:span><text:span text:style-name="T14">#2470dc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:hover</text:span><text:span text:style-name="T4"> </text:span><text:span text:style-name="T1">.feather</text:span><text:span text:style-name="T4">,</text:span></text:p>
      <text:p text:style-name="P1"><text:span text:style-name="T1">.sidebar</text:span><text:span text:style-name="T4"> </text:span><text:span text:style-name="T1">.nav-link.active</text:span><text:span text:style-name="T4"> </text:span><text:span text:style-name="T1">.feather</text:span><text:span text:style-name="T4"> {</text:span></text:p>
      <text:p text:style-name="P1"><text:span text:style-name="T2">color</text:span><text:span text:style-name="T4">: </text:span><text:span text:style-name="T14">inherit</text:span><text:span text:style-name="T4">;</text:span></text:p>
      <text:p text:style-name="P5">}</text:p>
      <text:p text:style-name="P4"/>
      <text:p text:style-name="P1"><text:span text:style-name="T1">.sidebar-heading</text:span><text:span text:style-name="T4"> {</text:span></text:p>
      <text:p text:style-name="P1"><text:span text:style-name="T2">font-size</text:span><text:span text:style-name="T4">: </text:span><text:span text:style-name="T11">.75rem</text:span><text:span text:style-name="T4">;</text:span></text:p>
      <text:p text:style-name="P5">}</text:p>
      <text:p text:style-name="P4"/>
      <text:p text:style-name="P3">/* Navbar for desktop */</text:p>
      <text:p text:style-name="P1"><text:span text:style-name="T1">.navbar-brand</text:span><text:span text:style-name="T4"> {</text:span></text:p>
      <text:p text:style-name="P1"><text:span text:style-name="T2">padding-top</text:span><text:span text:style-name="T4">: </text:span><text:span text:style-name="T11">.75rem</text:span><text:span text:style-name="T4">;</text:span></text:p>
      <text:p text:style-name="P1"><text:span text:style-name="T2">padding-bottom</text:span><text:span text:style-name="T4">: </text:span><text:span text:style-name="T11">.75rem</text:span><text:span text:style-name="T4">;</text:span></text:p>
      <text:p text:style-name="P1"><text:soft-page-break/><text:span text:style-name="T2">background-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5">}</text:p>
      <text:p text:style-name="P4"/>
      <text:p text:style-name="P1"><text:span text:style-name="T1">.navbar</text:span><text:span text:style-name="T4"> </text:span><text:span text:style-name="T1">.navbar-toggler</text:span><text:span text:style-name="T4"> {</text:span></text:p>
      <text:p text:style-name="P1"><text:span text:style-name="T2">top</text:span><text:span text:style-name="T4">: </text:span><text:span text:style-name="T11">.25rem</text:span><text:span text:style-name="T4">;</text:span></text:p>
      <text:p text:style-name="P1"><text:span text:style-name="T2">right</text:span><text:span text:style-name="T4">: </text:span><text:span text:style-name="T11">1rem</text:span><text:span text:style-name="T4">;</text:span></text:p>
      <text:p text:style-name="P5">}</text:p>
      <text:p text:style-name="P4"/>
      <text:p text:style-name="P3">/* Main content adjustment */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240px</text:span><text:span text:style-name="T4">;</text:span></text:p>
      <text:p text:style-name="P5">}</text:p>
      <text:p text:style-name="P4"/>
      <text:p text:style-name="P3">/* Mobile responsive */</text:p>
      <text:p text:style-name="P1"><text:span text:style-name="T8">@media</text:span><text:span text:style-name="T4"> (</text:span><text:span text:style-name="T2">max-width</text:span><text:span text:style-name="T4">: </text:span><text:span text:style-name="T11">767.98px</text:span><text:span text:style-name="T4">) {</text:span>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height</text:span><text:span text:style-name="T4">: </text:span><text:span text:style-name="T14">auto</text:span><text:span text:style-name="T4">;</text:span></text:p>
      <text:p text:style-name="P1"><text:span text:style-name="T2">padding</text:span><text:span text:style-name="T4">: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none</text:span><text:span text:style-name="T4">;</text:span></text:p>
      <text:p text:style-name="P5">}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0</text:span><text:span text:style-name="T4">;</text:span></text:p>
      <text:p text:style-name="P5">}</text:p>
      <text:p text:style-name="P1"><text:span text:style-name="T1">.mobile-nav-toggle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10px</text:span><text:span text:style-name="T4">;</text:span></text:p>
      <text:p text:style-name="P1"><text:span text:style-name="T2">right</text:span><text:span text:style-name="T4">: </text:span><text:span text:style-name="T11">10px</text:span><text:span text:style-name="T4">;</text:span></text:p>
      <text:p text:style-name="P1"><text:span text:style-name="T2">z-index</text:span><text:span text:style-name="T4">: </text:span><text:span text:style-name="T11">1050</text:span><text:span text:style-name="T4">;</text:span></text:p>
      <text:p text:style-name="P1"><text:span text:style-name="T2">background-color</text:span><text:span text:style-name="T4">: </text:span><text:span text:style-name="T14">#0d6efd</text:span><text:span text:style-name="T4">;</text:span></text:p>
      <text:p text:style-name="P1"><text:span text:style-name="T2">color</text:span><text:span text:style-name="T4">: </text:span><text:span text:style-name="T14">white</text:span><text:span text:style-name="T4">;</text:span></text:p>
      <text:p text:style-name="P1"><text:span text:style-name="T2">border</text:span><text:span text:style-name="T4">: </text:span><text:span text:style-name="T14">none</text:span><text:span text:style-name="T4">;</text:span></text:p>
      <text:p text:style-name="P1"><text:span text:style-name="T2">border-radius</text:span><text:span text:style-name="T4">: </text:span><text:span text:style-name="T11">5px</text:span><text:span text:style-name="T4">;</text:span></text:p>
      <text:p text:style-name="P1"><text:span text:style-name="T2">padding</text:span><text:span text:style-name="T4">: </text:span><text:span text:style-name="T11">8px</text:span><text:span text:style-name="T4"> </text:span><text:span text:style-name="T11">12px</text:span><text:span text:style-name="T4">;</text:span></text:p>
      <text:p text:style-name="P5">}</text:p>
      <text:p text:style-name="P5">}</text:p>
      <text:p text:style-name="P4"/>
      <text:p text:style-name="P3">/* Button toggle styles */</text:p>
      <text:p text:style-name="P1"><text:span text:style-name="T1">.btn-toggle</text:span><text:span text:style-name="T4"> {</text:span></text:p>
      <text:p text:style-name="P1"><text:span text:style-name="T2">padding</text:span><text:span text:style-name="T4">: </text:span><text:span text:style-name="T11">.25rem</text:span><text:span text:style-name="T4"> </text:span><text:span text:style-name="T11">.5rem</text:span><text:span text:style-name="T4">;</text:span></text:p>
      <text:p text:style-name="P1"><text:span text:style-name="T2">font-weight</text:span><text:span text:style-name="T4">: </text:span><text:span text:style-name="T11">600</text:span><text:span text:style-name="T4">;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65</text:span><text:span text:style-name="T4">);</text:span></text:p>
      <text:p text:style-name="P1"><text:span text:style-name="T2">background-color</text:span><text:span text:style-name="T4">: </text:span><text:span text:style-name="T14">transparent</text:span><text:span text:style-name="T4">;</text:span></text:p>
      <text:p text:style-name="P1"><text:span text:style-name="T2">border</text:span><text:span text:style-name="T4">: </text:span><text:span text:style-name="T11">0</text:span><text:span text:style-name="T4">;</text:span></text:p>
      <text:p text:style-name="P5">}</text:p>
      <text:p text:style-name="P4"/>
      <text:p text:style-name="P1"><text:span text:style-name="T1">.btn-toggle:hover</text:span><text:span text:style-name="T4">,</text:span></text:p>
      <text:p text:style-name="P1"><text:span text:style-name="T1">.btn-toggle:focus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1"><text:span text:style-name="T2">background-color</text:span><text:span text:style-name="T4">: </text:span><text:span text:style-name="T14">#d2f4ea</text:span><text:span text:style-name="T4">;</text:span></text:p>
      <text:p text:style-name="P5">}</text:p>
      <text:p text:style-name="P4"/>
      <text:p text:style-name="P1"><text:soft-page-break/><text:span text:style-name="T1">.btn-toggle::before</text:span><text:span text:style-name="T4"> {</text:span></text:p>
      <text:p text:style-name="P1"><text:span text:style-name="T2">width</text:span><text:span text:style-name="T4">: </text:span><text:span text:style-name="T11">1.25em</text:span><text:span text:style-name="T4">;</text:span></text:p>
      <text:p text:style-name="P1"><text:span text:style-name="T2">line-height</text:span><text:span text:style-name="T4">: </text:span><text:span text:style-name="T11">0</text:span><text:span text:style-name="T4">;</text:span></text:p>
      <text:p text:style-name="P1"><text:span text:style-name="T2">content</text:span><text:span text:style-name="T4">: </text:span><text:span text:style-name="T5">url</text:span><text:span text:style-name="T4">(</text:span><text:span text:style-name="T7">"data:image/svg+xml,%3csvg xmlns='http://www.w3.org/2000/svg' width='16' height='16' viewBox='0 0 16 16'%3e%3cpath fill='none' stroke='rgba%280,0,0,.5%29' stroke-linecap='round' stroke-linejoin='round' stroke-width='2' d='m5 6 3 3 3-3'/%3e%3c/svg%3e"</text:span><text:span text:style-name="T4">);</text:span></text:p>
      <text:p text:style-name="P1"><text:span text:style-name="T2">transition</text:span><text:span text:style-name="T4">: transform </text:span><text:span text:style-name="T11">.35s</text:span><text:span text:style-name="T4"> </text:span><text:span text:style-name="T14">ease</text:span><text:span text:style-name="T4">;</text:span></text:p>
      <text:p text:style-name="P1"><text:span text:style-name="T2">transform-origin</text:span><text:span text:style-name="T4">: </text:span><text:span text:style-name="T11">.5em</text:span><text:span text:style-name="T4"> </text:span><text:span text:style-name="T11">50%</text:span><text:span text:style-name="T4">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</text:span><text:span text:style-name="T1">::before</text:span><text:span text:style-name="T4"> {</text:span></text:p>
      <text:p text:style-name="P1"><text:span text:style-name="T2">transform</text:span><text:span text:style-name="T4">: </text:span><text:span text:style-name="T5">rotate</text:span><text:span text:style-name="T4">(</text:span><text:span text:style-name="T11">90deg</text:span><text:span text:style-name="T4">);</text:span></text:p>
      <text:p text:style-name="P5">}</text:p>
      <text:p text:style-name="P4"/>
      <text:p text:style-name="P1"><text:span text:style-name="T1">.btn-toggle-nav</text:span><text:span text:style-name="T4"> </text:span><text:span text:style-name="T1">a</text:span><text:span text:style-name="T4"> {</text:span></text:p>
      <text:p text:style-name="P1"><text:span text:style-name="T2">display</text:span><text:span text:style-name="T4">: </text:span><text:span text:style-name="T14">inline-flex</text:span><text:span text:style-name="T4">;</text:span></text:p>
      <text:p text:style-name="P1"><text:span text:style-name="T2">padding</text:span><text:span text:style-name="T4">: </text:span><text:span text:style-name="T11">.1875rem</text:span><text:span text:style-name="T4"> </text:span><text:span text:style-name="T11">.5rem</text:span><text:span text:style-name="T4">;</text:span></text:p>
      <text:p text:style-name="P1"><text:span text:style-name="T2">margin-top</text:span><text:span text:style-name="T4">: </text:span><text:span text:style-name="T11">.125rem</text:span><text:span text:style-name="T4">;</text:span></text:p>
      <text:p text:style-name="P1"><text:span text:style-name="T2">margin-left</text:span><text:span text:style-name="T4">: </text:span><text:span text:style-name="T11">1.25rem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;</text:span></text:p>
      <text:p text:style-name="P1"><text:span text:style-name="T2">color</text:span><text:span text:style-name="T4">: </text:span><text:span text:style-name="T14">#0d6efd</text:span><text:span text:style-name="T4">;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:hover</text:span><text:span text:style-name="T4">,</text:span></text:p>
      <text:p text:style-name="P1"><text:span text:style-name="T1">.btn-toggle-nav</text:span><text:span text:style-name="T4"> </text:span><text:span text:style-name="T1">a:focus</text:span><text:span text:style-name="T4"> {</text:span></text:p>
      <text:p text:style-name="P1"><text:span text:style-name="T2">background-color</text:span><text:span text:style-name="T4">: </text:span><text:span text:style-name="T14">#e3f2fd</text:span><text:span text:style-name="T4">;</text:span></text:p>
      <text:p text:style-name="P1"><text:span text:style-name="T2">color</text:span><text:span text:style-name="T4">: </text:span><text:span text:style-name="T14">#0a58ca</text:span><text:span text:style-name="T4">;</text:span></text:p>
      <text:p text:style-name="P1"><text:span text:style-name="T2">border-radius</text:span><text:span text:style-name="T4">: </text:span><text:span text:style-name="T11">0.375rem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.active</text:span><text:span text:style-name="T4"> {</text:span></text:p>
      <text:p text:style-name="P1"><text:span text:style-name="T2">background-color</text:span><text:span text:style-name="T4">: </text:span><text:span text:style-name="T14">#cfe2ff</text:span><text:span text:style-name="T4">;</text:span></text:p>
      <text:p text:style-name="P1"><text:span text:style-name="T2">color</text:span><text:span text:style-name="T4">: </text:span><text:span text:style-name="T14">#084298</text:span><text:span text:style-name="T4">;</text:span></text:p>
      <text:p text:style-name="P1"><text:span text:style-name="T2">border-radius</text:span><text:span text:style-name="T4">: </text:span><text:span text:style-name="T11">0.375rem</text:span><text:span text:style-name="T4">;</text:span></text:p>
      <text:p text:style-name="P5">}</text:p>
      <text:p text:style-name="P4"/>
      <text:p text:style-name="P3">/* Hot &amp; Cold button hover style */</text:p>
      <text:p text:style-name="P1"><text:span text:style-name="T1">.hot-cold-link:hover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 </text:span><text:span text:style-name="T3">!important</text:span><text:span text:style-name="T4">;</text:span></text:p>
      <text:p text:style-name="P1"><text:span text:style-name="T2">background-color</text:span><text:span text:style-name="T4">: </text:span><text:span text:style-name="T14">#d2f4ea</text:span><text:span text:style-name="T4"> </text:span><text:span text:style-name="T3">!important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 </text:span><text:span text:style-name="T3">!important</text:span><text:span text:style-name="T4">;</text:span></text:p>
      <text:p text:style-name="P5">}</text:p>
      <text:p text:style-name="P2">&lt;/style&gt;</text:p>
      <text:p text:style-name="P2">&lt;/head&gt;</text:p>
      <text:p text:style-name="P2">&lt;body&gt;</text:p>
      <text:p text:style-name="P3">&lt;!-- Mobile Navigation Toggle Button (visible only on mobile, moved to top right) --&gt;</text:p>
      <text:p text:style-name="P1"><text:soft-page-break/><text:span text:style-name="T1">&lt;button</text:span> <text:span text:style-name="T2">class</text:span>=<text:span text:style-name="T3">"btn mobile-nav-toggle d-md-none"</text:span> <text:span text:style-name="T2">type</text:span>=<text:span text:style-name="T3">"button"</text:span> <text:span text:style-name="T2">data-bs-toggle</text:span>=<text:span text:style-name="T3">"offcanvas"</text:span> <text:span text:style-name="T2">data-bs-target</text:span>=<text:span text:style-name="T3">"#mobileNav"</text:span><text:span text:style-name="T1">&gt;</text:span></text:p>
      <text:p text:style-name="P1"><text:span text:style-name="T1">&lt;i</text:span> <text:span text:style-name="T2">class</text:span>=<text:span text:style-name="T3">"bi bi-list fs-4"</text:span><text:span text:style-name="T1">&gt;&lt;/i&gt;</text:span></text:p>
      <text:p text:style-name="P2">&lt;/button&gt;</text:p>
      <text:p text:style-name="P4"/>
      <text:p text:style-name="P3">&lt;!-- Mobile Offcanvas Navigation (visible only on mobile) --&gt;</text:p>
      <text:p text:style-name="P1"><text:span text:style-name="T1">&lt;div</text:span> <text:span text:style-name="T2">class</text:span>=<text:span text:style-name="T3">"offcanvas offcanvas-start d-md-none"</text:span> <text:span text:style-name="T2">tabindex</text:span>=<text:span text:style-name="T3">"-1"</text:span> <text:span text:style-name="T2">id</text:span>=<text:span text:style-name="T3">"mobileNav"</text:span><text:span text:style-name="T1">&gt;</text:span></text:p>
      <text:p text:style-name="P1"><text:span text:style-name="T1">&lt;div</text:span> <text:span text:style-name="T2">class</text:span>=<text:span text:style-name="T3">"offcanvas-header bg-dark text-white"</text:span><text:span text:style-name="T1">&gt;</text:span></text:p>
      <text:p text:style-name="P1"><text:span text:style-name="T1">&lt;h5</text:span> <text:span text:style-name="T2">class</text:span>=<text:span text:style-name="T3">"offcanvas-title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h5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-close btn-close-white"</text:span> <text:span text:style-name="T2">data-bs-dismiss</text:span>=<text:span text:style-name="T3">"offcanvas"</text:span><text:span text:style-name="T1">&gt;&lt;/button&gt;</text:span></text:p>
      <text:p text:style-name="P2">&lt;/div&gt;</text:p>
      <text:p text:style-name="P1"><text:span text:style-name="T1">&lt;div</text:span> <text:span text:style-name="T2">class</text:span>=<text:span text:style-name="T3">"offcanvas-body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 hot-cold-link"</text:span></text:p>
      <text:p text:style-name="P1"><text:span text:style-name="T2">data-bs-toggle</text:span>=<text:span text:style-name="T3">"collapse"</text:span> <text:span text:style-name="T2">data-bs-target</text:span>=<text:span text:style-name="T3">"#mobile-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 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<text:soft-page-break/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3">&lt;!-- Desktop Top Navbar --&gt;</text:p>
      <text:p text:style-name="P1"><text:span text:style-name="T1">&lt;nav</text:span> <text:span text:style-name="T2">class</text:span>=<text:span text:style-name="T3">"navbar navbar-dark bg-dark flex-md-nowrap p-0 shadow d-none d-md-flex"</text:span><text:span text:style-name="T1">&gt;</text:span></text:p>
      <text:p text:style-name="P1"><text:span text:style-name="T1">&lt;a</text:span> <text:span text:style-name="T2">class</text:span>=<text:span text:style-name="T3">"navbar-brand col-md-3 col-lg-2 me-0 px-3 fs-6"</text:span> <text:span text:style-name="T2">href</text:span>=<text:span text:style-name="T3">"#"</text:span> <text:span text:style-name="T2">onclick</text:span>=<text:span text:style-name="T3">"</text:span><text:span text:style-name="T5">showDefaultContent</text:span><text:span text:style-name="T3">(); </text:span><text:span text:style-name="T8">return</text:span><text:span text:style-name="T3"> false;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a&gt;</text:p>
      <text:p text:style-name="P2">&lt;/nav&gt;</text:p>
      <text:p text:style-name="P4"/>
      <text:p text:style-name="P1"><text:soft-page-break/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3">&lt;!-- Desktop Sidebar (always visible on desktop) --&gt;</text:p>
      <text:p text:style-name="P1"><text:span text:style-name="T1">&lt;nav</text:span> <text:span text:style-name="T2">id</text:span>=<text:span text:style-name="T3">"sidebarMenu"</text:span> <text:span text:style-name="T2">class</text:span>=<text:span text:style-name="T3">"col-md-3 col-lg-2 d-none d-md-block sidebar collapse"</text:span><text:span text:style-name="T1">&gt;</text:span></text:p>
      <text:p text:style-name="P1"><text:span text:style-name="T1">&lt;div</text:span> <text:span text:style-name="T2">class</text:span>=<text:span text:style-name="T3">"sidebar-sticky pt-3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hot-cold-link"</text:span> </text:p>
      <text:p text:style-name="P1"><text:span text:style-name="T2">data-bs-toggle</text:span>=<text:span text:style-name="T3">"collapse"</text:span> <text:span text:style-name="T2">data-bs-target</text:span>=<text:span text:style-name="T3">"#home-collapse"</text:span> <text:span text:style-name="T2">aria-expanded</text:span>=<text:span text:style-name="T3">"false"</text:span></text:p>
      <text:p text:style-name="P1">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house-door me-2"</text:span><text:span text:style-name="T1">&gt;&lt;/i&gt;</text:span></text:p>
      <text:p text:style-name="P1">Hot &amp; Cold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Pick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file-earmark-text me-2"</text:span><text:span text:style-name="T1">&gt;&lt;/i&gt;</text:span>Report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oft-page-break/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4"/>
      <text:p text:style-name="P2">&lt;hr&gt;</text:p>
      <text:p text:style-name="P1"><text:span text:style-name="T1">&lt;div</text:span> <text:span text:style-name="T2">class</text:span>=<text:span text:style-name="T3">"px-3 py-2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i</text:span> <text:span text:style-name="T2">class</text:span>=<text:span text:style-name="T3">"bi bi-info-circle me-1"</text:span><text:span text:style-name="T1">&gt;&lt;/i&gt;</text:span></text:p>
      <text:p text:style-name="P1">Dashboard v1.0</text:p>
      <text:p text:style-name="P2">&lt;/small&gt;</text:p>
      <text:p text:style-name="P2">&lt;/div&gt;</text:p>
      <text:p text:style-name="P2">&lt;/div&gt;</text:p>
      <text:p text:style-name="P2">&lt;/nav&gt;</text:p>
      <text:p text:style-name="P4"/>
      <text:p text:style-name="P3">&lt;!-- Main Content --&gt;</text:p>
      <text:p text:style-name="P1"><text:span text:style-name="T1">&lt;main</text:span> <text:span text:style-name="T2">class</text:span>=<text:span text:style-name="T3">"col-md-9 ms-sm-auto col-lg-10 px-md-4 main-content"</text:span><text:span text:style-name="T1">&gt;</text:span></text:p>
      <text:p text:style-name="P1"><text:span text:style-name="T1">&lt;div</text:span> <text:span text:style-name="T2">class</text:span>=<text:span text:style-name="T3">"p-4"</text:span><text:span text:style-name="T1">&gt;</text:span></text:p>
      <text:p text:style-name="P3">&lt;!-- Default Content --&gt;</text:p>
      <text:p text:style-name="P1"><text:span text:style-name="T1">&lt;div</text:span> <text:span text:style-name="T2">id</text:span>=<text:span text:style-name="T3">"default-content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Eurojackpot Analysis Dashboard<text:span text:style-name="T1">&lt;/h1&gt;</text:span></text:p>
      <text:p text:style-name="P2">&lt;/div&gt;</text:p>
      <text:p text:style-name="P1"><text:span text:style-name="T1">&lt;p</text:span> <text:span text:style-name="T2">class</text:span>=<text:span text:style-name="T3">"lead"</text:span><text:span text:style-name="T1">&gt;</text:span>Welcome to the comprehensive Eurojackpot analysis platform.<text:span text:style-name="T1">&lt;/p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oft-page-break/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speedometer2 me-2 text-primary"</text:span><text:span text:style-name="T1">&gt;&lt;/i&gt;</text:span>Main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Analyze frequency patterns of main numbers (1-50) across all historical draw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primary main-picks-link"</text:span><text:span text:style-name="T1">&gt;</text:span></text:p>
      <text:p text:style-name="P1"><text:span text:style-name="T1">&lt;i</text:span> <text:span text:style-name="T2">class</text:span>=<text:span text:style-name="T3">"bi bi-bar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arrow-clockwise me-2 text-secondary"</text:span><text:span text:style-name="T1">&gt;&lt;/i&gt;</text:span>Euro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Examine euro number frequencies across different time period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secondary"</text:span><text:span text:style-name="T1">&gt;</text:span></text:p>
      <text:p text:style-name="P1"><text:span text:style-name="T1">&lt;i</text:span> <text:span text:style-name="T2">class</text:span>=<text:span text:style-name="T3">"bi bi-pie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lock-history me-2"</text:span><text:span text:style-name="T1">&gt;&lt;/i&gt;</text:span>Recent Activity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check-circle-fill text-success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Data updated<text:span text:style-name="T1">&lt;/small&gt;</text:span></text:p>
      <text:p text:style-name="P2">&lt;br&gt;</text:p>
      <text:p text:style-name="P1"><text:span text:style-name="T1">&lt;strong&gt;</text:span>Latest draw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oft-page-break/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graph-up text-info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Statistics generated<text:span text:style-name="T1">&lt;/small&gt;</text:span></text:p>
      <text:p text:style-name="P2">&lt;br&gt;</text:p>
      <text:p text:style-name="P1"><text:span text:style-name="T1">&lt;strong&gt;</text:span>Frequency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file-earmark-text text-warning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Reports available<text:span text:style-name="T1">&lt;/small&gt;</text:span></text:p>
      <text:p text:style-name="P2">&lt;br&gt;</text:p>
      <text:p text:style-name="P1"><text:span text:style-name="T1">&lt;strong&gt;</text:span>Historical trends<text:span text:style-name="T1">&lt;/strong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Main Picks Analysis Content --&gt;</text:p>
      <text:p text:style-name="P1"><text:span text:style-name="T1">&lt;div</text:span> <text:span text:style-name="T2">id</text:span>=<text:span text:style-name="T3">"main-picks-content"</text:span> <text:span text:style-name="T2">style</text:span>=<text:span text:style-name="T3">"display: none;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Numbers Frequency Analysis</text:p>
      <text:p text:style-name="P2">&lt;/h1&gt;</text:p>
      <text:p text:style-name="P1"><text:span text:style-name="T1">&lt;div</text:span> <text:span text:style-name="T2">class</text:span>=<text:span text:style-name="T3">"btn-toolbar mb-2 mb-md-0"</text:span><text:span text:style-name="T1">&gt;</text:span></text:p>
      <text:p text:style-name="P1"><text:span text:style-name="T1">&lt;button</text:span> <text:span text:style-name="T2">class</text:span>=<text:span text:style-name="T3">"btn btn-outline-secondary"</text:span> 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arrow-left me-1"</text:span><text:span text:style-name="T1">&gt;&lt;/i&gt;</text:span>Back to Dashboard</text:p>
      <text:p text:style-name="P2">&lt;/button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alert alert-info"</text:span><text:span text:style-name="T1">&gt;</text:span></text:p>
      <text:p text:style-name="P1"><text:span text:style-name="T1">&lt;i</text:span> <text:span text:style-name="T2">class</text:span>=<text:span text:style-name="T3">"bi bi-info-circle me-2"</text:span><text:span text:style-name="T1">&gt;&lt;/i&gt;</text:span></text:p>
      <text:p text:style-name="P1">This chart shows the historical frequency of each main number (1-50) across all Eurojackpot drawings.</text:p>
      <text:p text:style-name="P1">The bars represent absolute frequencies (left axis) and the line shows relative frequencies (right axis).</text:p>
      <text:p text:style-name="P2">&lt;/div&gt;</text:p>
      <text:p text:style-name="P2">&lt;/div&gt;</text:p>
      <text:p text:style-name="P2">&lt;/div&gt;</text:p>
      <text:p text:style-name="P4"><text:soft-page-break/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bar-chart-fill me-2"</text:span><text:span text:style-name="T1">&gt;&lt;/i&gt;</text:span>Main Numbers Frequency Distribution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"</text:span> <text:span text:style-name="T2">style</text:span>=<text:span text:style-name="T3">"height: 500px;"</text:span><text:span text:style-name="T1">&gt;</text:span></text:p>
      <text:p text:style-name="P1"><text:span text:style-name="T1">&lt;canvas</text:span> <text:span text:style-name="T2">id</text:span>=<text:span text:style-name="T3">"mainNumbersChart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strong&gt;</text:span>Legend:<text:span text:style-name="T1">&lt;/strong&gt;</text:span> Blue bars show absolute frequency, red line shows relative frequency, </text:p>
      <text:p text:style-name="P1">dashed line indicates expected frequency for uniform distribution.</text:p>
      <text:p text:style-name="P2">&lt;/small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Statistics Summary --&gt;</text:p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Most Frequent<text:span text:style-name="T1">&lt;/h6&gt;</text:span></text:p>
      <text:p text:style-name="P1"><text:span text:style-name="T1">&lt;h4</text:span> <text:span text:style-name="T2">class</text:span>=<text:span text:style-name="T3">"text-success"</text:span> <text:span text:style-name="T2">id</text:span>=<text:span text:style-name="T3">"mo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mo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Least Frequent<text:span text:style-name="T1">&lt;/h6&gt;</text:span></text:p>
      <text:p text:style-name="P1"><text:span text:style-name="T1">&lt;h4</text:span> <text:span text:style-name="T2">class</text:span>=<text:span text:style-name="T3">"text-danger"</text:span> <text:span text:style-name="T2">id</text:span>=<text:span text:style-name="T3">"lea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lea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Average Frequency<text:span text:style-name="T1">&lt;/h6&gt;</text:span></text:p>
      <text:p text:style-name="P1"><text:span text:style-name="T1">&lt;h4</text:span> <text:span text:style-name="T2">class</text:span>=<text:span text:style-name="T3">"text-info"</text:span> <text:span text:style-name="T2">id</text:span>=<text:span text:style-name="T3">"average-frequency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per number<text:span text:style-name="T1">&lt;/small&gt;</text:span></text:p>
      <text:p text:style-name="P2">&lt;/div&gt;</text:p>
      <text:p text:style-name="P2">&lt;/div&gt;</text:p>
      <text:p text:style-name="P2"><text:soft-page-break/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Total Draws<text:span text:style-name="T1">&lt;/h6&gt;</text:span></text:p>
      <text:p text:style-name="P1"><text:span text:style-name="T1">&lt;h4</text:span> <text:span text:style-name="T2">class</text:span>=<text:span text:style-name="T3">"text-primary"</text:span> <text:span text:style-name="T2">id</text:span>=<text:span text:style-name="T3">"total-draws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analyzed<text:span text:style-name="T1">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main&gt;</text:p>
      <text:p text:style-name="P2">&lt;/div&gt;</text:p>
      <text:p text:style-name="P2">&lt;/div&gt;</text:p>
      <text:p text:style-name="P4"/>
      <text:p text:style-name="P3">&lt;!-- Bootstrap JS --&gt;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bootstrap@5.3.0/dist/js/bootstrap.bundle.min.js"</text:span><text:span text:style-name="T1">&gt;&lt;/script&gt;</text:span></text:p>
      <text:p text:style-name="P4"/>
      <text:p text:style-name="P2">&lt;script&gt;</text:p>
      <text:p text:style-name="P1"><text:span text:style-name="T3">let</text:span><text:span text:style-name="T4"> </text:span><text:span text:style-name="T6">mainNumbersChart</text:span><text:span text:style-name="T4"> = </text:span><text:span text:style-name="T3">null</text:span><text:span text:style-name="T4">;</text:span></text:p>
      <text:p text:style-name="P4"/>
      <text:p text:style-name="P3">// Function to show default content</text:p>
      <text:p text:style-name="P1"><text:span text:style-name="T3">function</text:span><text:span text:style-name="T4"> </text:span><text:span text:style-name="T5">showDefault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</text:p>
      <text:p text:style-name="P4"/>
      <text:p text:style-name="P3">// Function to show main picks content</text:p>
      <text:p text:style-name="P1"><text:span text:style-name="T3">function</text:span><text:span text:style-name="T4"> </text:span><text:span text:style-name="T5">showMainPicks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5">loadMainNumbersChart</text:span><text:span text:style-name="T4">();</text:span></text:p>
      <text:p text:style-name="P5">}</text:p>
      <text:p text:style-name="P4"/>
      <text:p text:style-name="P3">// Function to load CSV data</text:p>
      <text:p text:style-name="P1"><text:span text:style-name="T3">async</text:span><text:span text:style-name="T4"> </text:span><text:span text:style-name="T3">function</text:span><text:span text:style-name="T4"> </text:span><text:span text:style-name="T5">loadCSVData</text:span><text:span text:style-name="T4">(</text:span><text:span text:style-name="T6">filename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response</text:span><text:span text:style-name="T4"> = </text:span><text:span text:style-name="T8">await</text:span><text:span text:style-name="T4"> </text:span><text:span text:style-name="T5">fetch</text:span><text:span text:style-name="T4">(</text:span><text:span text:style-name="T7">`Data_Analysis/Number_Frequency_Analysis/</text:span><text:span text:style-name="T3">${</text:span><text:span text:style-name="T6">filename</text:span><text:span text:style-name="T3">}</text:span><text:span text:style-name="T7">`</text:span><text:span text:style-name="T4">);</text:span></text:p>
      <text:p text:style-name="P1"><text:span text:style-name="T3">const</text:span><text:span text:style-name="T4"> </text:span><text:span text:style-name="T9">text</text:span><text:span text:style-name="T4"> = </text:span><text:span text:style-name="T8">await</text:span><text:span text:style-name="T4"> </text:span><text:span text:style-name="T9">response</text:span><text:span text:style-name="T4">.</text:span><text:span text:style-name="T5">text</text:span><text:span text:style-name="T4">();</text:span></text:p>
      <text:p text:style-name="P1"><text:span text:style-name="T3">const</text:span><text:span text:style-name="T4"> </text:span><text:span text:style-name="T9">rows</text:span><text:span text:style-name="T4"> = </text:span><text:span text:style-name="T9">text</text:span><text:span text:style-name="T4">.</text:span><text:span text:style-name="T5">split</text:span><text:span text:style-name="T4">(</text:span><text:span text:style-name="T7">'</text:span><text:span text:style-name="T10">\n</text:span><text:span text:style-name="T7">'</text:span><text:span text:style-name="T4">).</text:span><text:span text:style-name="T5">slice</text:span><text:span text:style-name="T4">(</text:span><text:span text:style-name="T11">1</text:span><text:span text:style-name="T4">); </text:span><text:span text:style-name="T12">// Skip header</text:span></text:p>
      <text:p text:style-name="P1"><text:span text:style-name="T3">const</text:span><text:span text:style-name="T4"> </text:span><text:span text:style-name="T9">data</text:span><text:span text:style-name="T4"> = [];</text:span></text:p>
      <text:p text:style-name="P1"><text:span text:style-name="T9">rows</text:span><text:span text:style-name="T4">.</text:span><text:span text:style-name="T5">forEach</text:span><text:span text:style-name="T4">(</text:span><text:span text:style-name="T6">row</text:span><text:span text:style-name="T4"> </text:span><text:span text:style-name="T3">=&gt;</text:span><text:span text:style-name="T4"> {</text:span></text:p>
      <text:p text:style-name="P1"><text:span text:style-name="T3">const</text:span><text:span text:style-name="T4"> </text:span><text:span text:style-name="T9">columns</text:span><text:span text:style-name="T4"> = </text:span><text:span text:style-name="T6">row</text:span><text:span text:style-name="T4">.</text:span><text:span text:style-name="T5">split</text:span><text:span text:style-name="T4">(</text:span><text:span text:style-name="T7">','</text:span><text:span text:style-name="T4">);</text:span></text:p>
      <text:p text:style-name="P1"><text:span text:style-name="T8">if</text:span><text:span text:style-name="T4"> (</text:span><text:span text:style-name="T9">columns</text:span><text:span text:style-name="T4">.</text:span><text:span text:style-name="T6">length</text:span><text:span text:style-name="T4"> &gt;= </text:span><text:span text:style-name="T11">2</text:span><text:span text:style-name="T4"> &amp;&amp; </text:span><text:span text:style-name="T9">columns</text:span><text:span text:style-name="T4">[</text:span><text:span text:style-name="T11">0</text:span><text:span text:style-name="T4">] &amp;&amp; </text:span><text:span text:style-name="T9">columns</text:span><text:span text:style-name="T4">[</text:span><text:span text:style-name="T11">1</text:span><text:span text:style-name="T4">]) {</text:span></text:p>
      <text:p text:style-name="P1"><text:soft-page-break/><text:span text:style-name="T9">data</text:span><text:span text:style-name="T4">.</text:span><text:span text:style-name="T5">push</text:span><text:span text:style-name="T4">({</text:span></text:p>
      <text:p text:style-name="P1"><text:span text:style-name="T6">number:</text:span><text:span text:style-name="T4"> </text:span><text:span text:style-name="T5">parseInt</text:span><text:span text:style-name="T4">(</text:span><text:span text:style-name="T9">columns</text:span><text:span text:style-name="T4">[</text:span><text:span text:style-name="T11">0</text:span><text:span text:style-name="T4">]),</text:span></text:p>
      <text:p text:style-name="P1"><text:span text:style-name="T6">value:</text:span><text:span text:style-name="T4"> </text:span><text:span text:style-name="T5">parseFloat</text:span><text:span text:style-name="T4">(</text:span><text:span text:style-name="T9">columns</text:span><text:span text:style-name="T4">[</text:span><text:span text:style-name="T11">1</text:span><text:span text:style-name="T4">])</text:span></text:p>
      <text:p text:style-name="P5">});</text:p>
      <text:p text:style-name="P5">}</text:p>
      <text:p text:style-name="P5">});</text:p>
      <text:p text:style-name="P1"><text:span text:style-name="T8">return</text:span><text:span text:style-name="T4"> </text:span><text:span text:style-name="T9">data</text:span><text:span text:style-name="T4">.</text:span><text:span text:style-name="T5">sort</text:span><text:span text:style-name="T4">((</text:span><text:span text:style-name="T6">a</text:span><text:span text:style-name="T4">, </text:span><text:span text:style-name="T6">b</text:span><text:span text:style-name="T4">) </text:span><text:span text:style-name="T3">=&gt;</text:span><text:span text:style-name="T4"> </text:span><text:span text:style-name="T6">a</text:span><text:span text:style-name="T4">.</text:span><text:span text:style-name="T6">number</text:span><text:span text:style-name="T4"> - </text:span><text:span text:style-name="T6">b</text:span><text:span text:style-name="T4">.</text:span><text:span text:style-name="T6">number</text:span><text:span text:style-name="T4">);</text:span></text:p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loading </text:span><text:span text:style-name="T3">${</text:span><text:span text:style-name="T6">filename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8">return</text:span><text:span text:style-name="T4"> [];</text:span></text:p>
      <text:p text:style-name="P5">}</text:p>
      <text:p text:style-name="P5">}</text:p>
      <text:p text:style-name="P4"/>
      <text:p text:style-name="P3">// Function to create the dual-axis chart</text:p>
      <text:p text:style-name="P1"><text:span text:style-name="T3">async</text:span><text:span text:style-name="T4"> </text:span><text:span text:style-name="T3">function</text:span><text:span text:style-name="T4"> </text:span><text:span text:style-name="T5">loadMainNumbersChart</text:span><text:span text:style-name="T4">() {</text:span></text:p>
      <text:p text:style-name="P1"><text:span text:style-name="T8">try</text:span><text:span text:style-name="T4"> {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'main_numbers_absolute_frequencies.csv'</text:span><text:span text:style-name="T4">),</text:span></text:p>
      <text:p text:style-name="P1"><text:span text:style-name="T5">loadCSVData</text:span><text:span text:style-name="T4">(</text:span><text:span text:style-name="T7">'main_numbers_relative_frequencies.csv'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warning"&gt;Unable to load frequency data. Please check that the CSV files exist in the Data_Analysis/Number_Frequency_Analysis folder.&lt;/div&gt;'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avgFreq</text:span><text:span text:style-name="T4"> = </text:span><text:span text:style-name="T9">totalFreq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ax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in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average-frequency'</text:span><text:span text:style-name="T4">).</text:span><text:span text:style-name="T6">textContent</text:span><text:span text:style-name="T4"> = </text:span><text:span text:style-name="T9">avgFreq</text:span><text:span text:style-name="T4">.</text:span><text:span text:style-name="T5">toFixed</text:span><text:span text:style-name="T4">(</text:span><text:span text:style-name="T11">1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total-draws'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5</text:span><text:span text:style-name="T4">);</text:span></text:p>
      <text:p text:style-name="P4"/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oft-page-break/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54, 162, 235, 0.8)'</text:span><text:span text:style-name="T4">; </text:span><text:span text:style-name="T12">// Blue for normal</text:span></text:p>
      <text:p text:style-name="P5">});</text:p>
      <text:p text:style-name="P4"/>
      <text:p text:style-name="P3">// Destroy existing chart if it exists</text:p>
      <text:p text:style-name="P1"><text:span text:style-name="T8">if</text:span><text:span text:style-name="T4"> (</text:span><text:span text:style-name="T6">mainNumbersChart</text:span><text:span text:style-name="T4">) {</text:span></text:p>
      <text:p text:style-name="P1"><text:span text:style-name="T6">mainNumbersChart</text:span><text:span text:style-name="T4">.</text:span><text:span text:style-name="T5">destroy</text:span><text:span text:style-name="T4">();</text:span></text:p>
      <text:p text:style-name="P5">}</text:p>
      <text:p text:style-name="P4"/>
      <text:p text:style-name="P3"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6">mainNumbers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99, 132, 1)'</text:span><text:span text:style-name="T4">,</text:span></text:p>
      <text:p text:style-name="P1"><text:span text:style-name="T6">backgroundColor:</text:span><text:span text:style-name="T4"> </text:span><text:span text:style-name="T7">'rgba(255, 99, 13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2</text:span><text:span text:style-name="T4">,</text:span></text:p>
      <text:p text:style-name="P1"><text:span text:style-name="T6">pointHoverRadius:</text:span><text:span text:style-name="T4"> </text:span><text:span text:style-name="T11">4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11">50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206, 86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oft-page-break/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 Frequency Analysis (1-50)'</text:span></text:p>
      <text:p text:style-name="P5">},</text:p>
      <text:p text:style-name="P1"><text:span text:style-name="T6">legend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top'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'</text:span></text:p>
      <text:p text:style-name="P5">},</text:p>
      <text:p text:style-name="P1"><text:span text:style-name="T6">ticks:</text:span><text:span text:style-name="T4"> {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, </text:span><text:span text:style-name="T6">index</text:span><text:span text:style-name="T4">) {</text:span></text:p>
      <text:p text:style-name="P3">// Show every 5th number to avoid crowding</text:p>
      <text:p text:style-name="P1"><text:span text:style-name="T8">return</text:span><text:span text:style-name="T4"> (</text:span><text:span text:style-name="T6">index</text:span><text:span text:style-name="T4"> + </text:span><text:span text:style-name="T11">1</text:span><text:span text:style-name="T4">) % </text:span><text:span text:style-name="T11">5</text:span><text:span text:style-name="T4"> === </text:span><text:span text:style-name="T11">0</text:span><text:span text:style-name="T4"> ? </text:span><text:span text:style-name="T3">this</text:span><text:span text:style-name="T4">.</text:span><text:span text:style-name="T5">getLabelForValue</text:span><text:span text:style-name="T4">(</text:span><text:span text:style-name="T6">value</text:span><text:span text:style-name="T4">) : </text:span><text:span text:style-name="T7">''</text:span><text:span text:style-name="T4">;</text:span></text:p>
      <text:p text:style-name="P5">}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 Frequency'</text:span><text:span text:style-name="T4">,</text:span></text:p>
      <text:p text:style-name="P1"><text:span text:style-name="T6">color:</text:span><text:span text:style-name="T4"> </text:span><text:span text:style-name="T7">'rgba(54, 162, 235, 1)'</text:span></text:p>
      <text:p text:style-name="P5">},</text:p>
      <text:p text:style-name="P1"><text:soft-page-break/><text:span text:style-name="T6">ticks:</text:span><text:span text:style-name="T4"> {</text:span></text:p>
      <text:p text:style-name="P1"><text:span text:style-name="T6">color:</text:span><text:span text:style-name="T4"> </text:span><text:span text:style-name="T7">'rgba(54, 162, 235, 1)'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Relative Frequency'</text:span><text:span text:style-name="T4">,</text:span></text:p>
      <text:p text:style-name="P1"><text:span text:style-name="T6">color:</text:span><text:span text:style-name="T4"> </text:span><text:span text:style-name="T7">'rgba(255, 99, 132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99, 132, 1)'</text:span><text:span text:style-name="T4">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}</text:p>
      <text:p text:style-name="P5">}</text:p>
      <text:p text:style-name="P5">});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'Error creating chart:'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danger"&gt;Error creating chart. Please check the console for details.&lt;/div&gt;'</text:span><text:span text:style-name="T4">;</text:span></text:p>
      <text:p text:style-name="P5">}</text:p>
      <text:p text:style-name="P5">}</text:p>
      <text:p text:style-name="P4"/>
      <text:p text:style-name="P3">// Event listeners for navigation</text:p>
      <text:p text:style-name="P1"><text:span text:style-name="T6">document</text:span><text:span text:style-name="T4">.</text:span><text:span text:style-name="T5">addEventListener</text:span><text:span text:style-name="T4">(</text:span><text:span text:style-name="T7">'DOMContentLoaded'</text:span><text:span text:style-name="T4">, </text:span><text:span text:style-name="T3">function</text:span><text:span text:style-name="T4">() {</text:span></text:p>
      <text:p text:style-name="P3">// Handle Main Picks links (both desktop and mobile)</text:p>
      <text:p text:style-name="P1"><text:span text:style-name="T3">const</text:span><text:span text:style-name="T4"> </text:span><text:span text:style-name="T9">mainPicks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main-picks-link'</text:span><text:span text:style-name="T4">);</text:span></text:p>
      <text:p text:style-name="P1"><text:span text:style-name="T9">mainPicks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MainPicksContent</text:span><text:span text:style-name="T4">()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);</text:p>
      <text:p text:style-name="P5">});</text:p>
      <text:p text:style-name="P4"/>
      <text:p text:style-name="P3">// Handle Hot &amp; Cold links (both desktop and mobile)</text:p>
      <text:p text:style-name="P1"><text:span text:style-name="T3">const</text:span><text:span text:style-name="T4"> </text:span><text:span text:style-name="T9">hotCold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hot-cold-link'</text:span><text:span text:style-name="T4">);</text:span></text:p>
      <text:p text:style-name="P1"><text:soft-page-break/><text:span text:style-name="T9">hotCold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DefaultContent</text:span><text:span text:style-name="T4">();</text:span></text:p>
      <text:p text:style-name="P5">});</text:p>
      <text:p text:style-name="P5">});</text:p>
      <text:p text:style-name="P5">});</text:p>
      <text:p text:style-name="P2">&lt;/script&gt;</text:p>
      <text:p text:style-name="P2">&lt;/body&gt;</text:p>
      <text:p text:style-name="P2">&lt;/html&gt;</text:p>
      <text:p text:style-name="P2"/>
      <text:p text:style-name="P2"/>
      <text:p text:style-name="P1"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"</text:span><text:span text:style-name="T1">&gt;</text:span></text:p>
      <text:p text:style-name="P1"><text:span text:style-name="T1">&lt;title&gt;</text:span>Eurojackpot Analysis Dashboard<text:span text:style-name="T1">&lt;/title&gt;</text:span></text:p>
      <text:p text:style-name="P1"><text:span text:style-name="T1">&lt;link</text:span> <text:span text:style-name="T2">href</text:span>=<text:span text:style-name="T3">"https://cdn.jsdelivr.net/npm/bootstrap@5.3.0/dist/css/bootstrap.min.css"</text:span> <text:span text:style-name="T2">rel</text:span>=<text:span text:style-name="T3">"stylesheet"</text:span><text:span text:style-name="T1">&gt;</text:span></text:p>
      <text:p text:style-name="P1"><text:span text:style-name="T1">&lt;link</text:span> <text:span text:style-name="T2">href</text:span>=<text:span text:style-name="T3">"https://cdn.jsdelivr.net/npm/bootstrap-icons@1.10.0/font/bootstrap-icons.css"</text:span> <text:span text:style-name="T2">rel</text:span>=<text:span text:style-name="T3">"stylesheet"</text:span><text:span text:style-name="T1">&gt;</text:span>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chart.js"</text:span><text:span text:style-name="T1">&gt;&lt;/script&gt;</text:span></text:p>
      <text:p text:style-name="P1"><text:span text:style-name="T1">&lt;link</text:span> <text:span text:style-name="T2">href</text:span>=<text:span text:style-name="T3">"style.css"</text:span> <text:span text:style-name="T2">rel</text:span>=<text:span text:style-name="T3">"stylesheet"</text:span><text:span text:style-name="T1">&gt;</text:span></text:p>
      <text:p text:style-name="P2">&lt;style&gt;</text:p>
      <text:p text:style-name="P3">/* Custom styles for sidebar */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bottom</text:span><text:span text:style-name="T4">: </text:span><text:span text:style-name="T11">0</text:span><text:span text:style-name="T4">;</text:span></text:p>
      <text:p text:style-name="P1"><text:span text:style-name="T2">left</text:span><text:span text:style-name="T4">: </text:span><text:span text:style-name="T11">0</text:span><text:span text:style-name="T4">;</text:span></text:p>
      <text:p text:style-name="P1"><text:span text:style-name="T2">z-index</text:span><text:span text:style-name="T4">: </text:span><text:span text:style-name="T11">100</text:span><text:span text:style-name="T4">;</text:span></text:p>
      <text:p text:style-name="P1"><text:span text:style-name="T2">padding</text:span><text:span text:style-name="T4">: </text:span><text:span text:style-name="T11">48px</text:span><text:span text:style-name="T4"> </text:span><text:span text:style-name="T11">0</text:span><text:span text:style-name="T4">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1</text:span><text:span text:style-name="T4">);</text:span></text:p>
      <text:p text:style-name="P1"><text:span text:style-name="T2">background-color</text:span><text:span text:style-name="T4">: </text:span><text:span text:style-name="T14">#f8f9fa</text:span><text:span text:style-name="T4">;</text:span></text:p>
      <text:p text:style-name="P5">}</text:p>
      <text:p text:style-name="P4"/>
      <text:p text:style-name="P1"><text:span text:style-name="T1">.sidebar-sticky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height</text:span><text:span text:style-name="T4">: </text:span><text:span text:style-name="T5">calc</text:span><text:span text:style-name="T4">(</text:span><text:span text:style-name="T11">100vh</text:span><text:span text:style-name="T4"> - </text:span><text:span text:style-name="T11">48px</text:span><text:span text:style-name="T4">);</text:span></text:p>
      <text:p text:style-name="P1"><text:span text:style-name="T2">padding-top</text:span><text:span text:style-name="T4">: </text:span><text:span text:style-name="T11">.5rem</text:span><text:span text:style-name="T4">;</text:span></text:p>
      <text:p text:style-name="P1"><text:span text:style-name="T2">overflow-x</text:span><text:span text:style-name="T4">: </text:span><text:span text:style-name="T14">hidden</text:span><text:span text:style-name="T4">;</text:span></text:p>
      <text:p text:style-name="P1"><text:span text:style-name="T2">overflow-y</text:span><text:span text:style-name="T4">: </text:span><text:span text:style-name="T14">auto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{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1"><text:span text:style-name="T2">color</text:span><text:span text:style-name="T4">: </text:span><text:span text:style-name="T14">#333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</text:span><text:span text:style-name="T1">.feather</text:span><text:span text:style-name="T4"> {</text:span></text:p>
      <text:p text:style-name="P1"><text:span text:style-name="T2">margin-right</text:span><text:span text:style-name="T4">: </text:span><text:span text:style-name="T11">4px</text:span><text:span text:style-name="T4">;</text:span></text:p>
      <text:p text:style-name="P1"><text:soft-page-break/><text:span text:style-name="T2">color</text:span><text:span text:style-name="T4">: </text:span><text:span text:style-name="T14">#727272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.active</text:span><text:span text:style-name="T4"> {</text:span></text:p>
      <text:p text:style-name="P1"><text:span text:style-name="T2">color</text:span><text:span text:style-name="T4">: </text:span><text:span text:style-name="T14">#2470dc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:hover</text:span><text:span text:style-name="T4"> </text:span><text:span text:style-name="T1">.feather</text:span><text:span text:style-name="T4">,</text:span></text:p>
      <text:p text:style-name="P1"><text:span text:style-name="T1">.sidebar</text:span><text:span text:style-name="T4"> </text:span><text:span text:style-name="T1">.nav-link.active</text:span><text:span text:style-name="T4"> </text:span><text:span text:style-name="T1">.feather</text:span><text:span text:style-name="T4"> {</text:span></text:p>
      <text:p text:style-name="P1"><text:span text:style-name="T2">color</text:span><text:span text:style-name="T4">: </text:span><text:span text:style-name="T14">inherit</text:span><text:span text:style-name="T4">;</text:span></text:p>
      <text:p text:style-name="P5">}</text:p>
      <text:p text:style-name="P4"/>
      <text:p text:style-name="P1"><text:span text:style-name="T1">.sidebar-heading</text:span><text:span text:style-name="T4"> {</text:span></text:p>
      <text:p text:style-name="P1"><text:span text:style-name="T2">font-size</text:span><text:span text:style-name="T4">: </text:span><text:span text:style-name="T11">.75rem</text:span><text:span text:style-name="T4">;</text:span></text:p>
      <text:p text:style-name="P5">}</text:p>
      <text:p text:style-name="P4"/>
      <text:p text:style-name="P3">/* Navbar for desktop */</text:p>
      <text:p text:style-name="P1"><text:span text:style-name="T1">.navbar-brand</text:span><text:span text:style-name="T4"> {</text:span></text:p>
      <text:p text:style-name="P1"><text:span text:style-name="T2">padding-top</text:span><text:span text:style-name="T4">: </text:span><text:span text:style-name="T11">.75rem</text:span><text:span text:style-name="T4">;</text:span></text:p>
      <text:p text:style-name="P1"><text:span text:style-name="T2">padding-bottom</text:span><text:span text:style-name="T4">: </text:span><text:span text:style-name="T11">.75rem</text:span><text:span text:style-name="T4">;</text:span></text:p>
      <text:p text:style-name="P1"><text:span text:style-name="T2">background-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5">}</text:p>
      <text:p text:style-name="P4"/>
      <text:p text:style-name="P1"><text:span text:style-name="T1">.navbar</text:span><text:span text:style-name="T4"> </text:span><text:span text:style-name="T1">.navbar-toggler</text:span><text:span text:style-name="T4"> {</text:span></text:p>
      <text:p text:style-name="P1"><text:span text:style-name="T2">top</text:span><text:span text:style-name="T4">: </text:span><text:span text:style-name="T11">.25rem</text:span><text:span text:style-name="T4">;</text:span></text:p>
      <text:p text:style-name="P1"><text:span text:style-name="T2">right</text:span><text:span text:style-name="T4">: </text:span><text:span text:style-name="T11">1rem</text:span><text:span text:style-name="T4">;</text:span></text:p>
      <text:p text:style-name="P5">}</text:p>
      <text:p text:style-name="P4"/>
      <text:p text:style-name="P3">/* Main content adjustment */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240px</text:span><text:span text:style-name="T4">;</text:span></text:p>
      <text:p text:style-name="P5">}</text:p>
      <text:p text:style-name="P4"/>
      <text:p text:style-name="P3">/* Mobile responsive */</text:p>
      <text:p text:style-name="P1"><text:span text:style-name="T8">@media</text:span><text:span text:style-name="T4"> (</text:span><text:span text:style-name="T2">max-width</text:span><text:span text:style-name="T4">: </text:span><text:span text:style-name="T11">767.98px</text:span><text:span text:style-name="T4">) {</text:span>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height</text:span><text:span text:style-name="T4">: </text:span><text:span text:style-name="T14">auto</text:span><text:span text:style-name="T4">;</text:span></text:p>
      <text:p text:style-name="P1"><text:span text:style-name="T2">padding</text:span><text:span text:style-name="T4">: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none</text:span><text:span text:style-name="T4">;</text:span></text:p>
      <text:p text:style-name="P5">}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0</text:span><text:span text:style-name="T4">;</text:span></text:p>
      <text:p text:style-name="P5">}</text:p>
      <text:p text:style-name="P1"><text:span text:style-name="T1">.mobile-nav-toggle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10px</text:span><text:span text:style-name="T4">;</text:span></text:p>
      <text:p text:style-name="P1"><text:span text:style-name="T2">right</text:span><text:span text:style-name="T4">: </text:span><text:span text:style-name="T11">10px</text:span><text:span text:style-name="T4">;</text:span></text:p>
      <text:p text:style-name="P1"><text:span text:style-name="T2">z-index</text:span><text:span text:style-name="T4">: </text:span><text:span text:style-name="T11">1050</text:span><text:span text:style-name="T4">;</text:span></text:p>
      <text:p text:style-name="P1"><text:span text:style-name="T2">background-color</text:span><text:span text:style-name="T4">: </text:span><text:span text:style-name="T14">#0d6efd</text:span><text:span text:style-name="T4">;</text:span></text:p>
      <text:p text:style-name="P1"><text:span text:style-name="T2">color</text:span><text:span text:style-name="T4">: </text:span><text:span text:style-name="T14">white</text:span><text:span text:style-name="T4">;</text:span></text:p>
      <text:p text:style-name="P1"><text:span text:style-name="T2">border</text:span><text:span text:style-name="T4">: </text:span><text:span text:style-name="T14">none</text:span><text:span text:style-name="T4">;</text:span></text:p>
      <text:p text:style-name="P1"><text:soft-page-break/><text:span text:style-name="T2">border-radius</text:span><text:span text:style-name="T4">: </text:span><text:span text:style-name="T11">5px</text:span><text:span text:style-name="T4">;</text:span></text:p>
      <text:p text:style-name="P1"><text:span text:style-name="T2">padding</text:span><text:span text:style-name="T4">: </text:span><text:span text:style-name="T11">8px</text:span><text:span text:style-name="T4"> </text:span><text:span text:style-name="T11">12px</text:span><text:span text:style-name="T4">;</text:span></text:p>
      <text:p text:style-name="P5">}</text:p>
      <text:p text:style-name="P5">}</text:p>
      <text:p text:style-name="P4"/>
      <text:p text:style-name="P3">/* Button toggle styles */</text:p>
      <text:p text:style-name="P1"><text:span text:style-name="T1">.btn-toggle</text:span><text:span text:style-name="T4"> {</text:span></text:p>
      <text:p text:style-name="P1"><text:span text:style-name="T2">padding</text:span><text:span text:style-name="T4">: </text:span><text:span text:style-name="T11">.25rem</text:span><text:span text:style-name="T4"> </text:span><text:span text:style-name="T11">.5rem</text:span><text:span text:style-name="T4">;</text:span></text:p>
      <text:p text:style-name="P1"><text:span text:style-name="T2">font-weight</text:span><text:span text:style-name="T4">: </text:span><text:span text:style-name="T11">600</text:span><text:span text:style-name="T4">;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65</text:span><text:span text:style-name="T4">);</text:span></text:p>
      <text:p text:style-name="P1"><text:span text:style-name="T2">background-color</text:span><text:span text:style-name="T4">: </text:span><text:span text:style-name="T14">transparent</text:span><text:span text:style-name="T4">;</text:span></text:p>
      <text:p text:style-name="P1"><text:span text:style-name="T2">border</text:span><text:span text:style-name="T4">: </text:span><text:span text:style-name="T11">0</text:span><text:span text:style-name="T4">;</text:span></text:p>
      <text:p text:style-name="P5">}</text:p>
      <text:p text:style-name="P4"/>
      <text:p text:style-name="P1"><text:span text:style-name="T1">.btn-toggle:hover</text:span><text:span text:style-name="T4">,</text:span></text:p>
      <text:p text:style-name="P1"><text:span text:style-name="T1">.btn-toggle:focus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1"><text:span text:style-name="T2">background-color</text:span><text:span text:style-name="T4">: </text:span><text:span text:style-name="T14">#d2f4ea</text:span><text:span text:style-name="T4">;</text:span></text:p>
      <text:p text:style-name="P5">}</text:p>
      <text:p text:style-name="P4"/>
      <text:p text:style-name="P1"><text:span text:style-name="T1">.btn-toggle::before</text:span><text:span text:style-name="T4"> {</text:span></text:p>
      <text:p text:style-name="P1"><text:span text:style-name="T2">width</text:span><text:span text:style-name="T4">: </text:span><text:span text:style-name="T11">1.25em</text:span><text:span text:style-name="T4">;</text:span></text:p>
      <text:p text:style-name="P1"><text:span text:style-name="T2">line-height</text:span><text:span text:style-name="T4">: </text:span><text:span text:style-name="T11">0</text:span><text:span text:style-name="T4">;</text:span></text:p>
      <text:p text:style-name="P1"><text:span text:style-name="T2">content</text:span><text:span text:style-name="T4">: </text:span><text:span text:style-name="T5">url</text:span><text:span text:style-name="T4">(</text:span><text:span text:style-name="T7">"data:image/svg+xml,%3csvg xmlns='http://www.w3.org/2000/svg' width='16' height='16' viewBox='0 0 16 16'%3e%3cpath fill='none' stroke='rgba%280,0,0,.5%29' stroke-linecap='round' stroke-linejoin='round' stroke-width='2' d='m5 6 3 3 3-3'/%3e%3c/svg%3e"</text:span><text:span text:style-name="T4">);</text:span></text:p>
      <text:p text:style-name="P1"><text:span text:style-name="T2">transition</text:span><text:span text:style-name="T4">: transform </text:span><text:span text:style-name="T11">.35s</text:span><text:span text:style-name="T4"> </text:span><text:span text:style-name="T14">ease</text:span><text:span text:style-name="T4">;</text:span></text:p>
      <text:p text:style-name="P1"><text:span text:style-name="T2">transform-origin</text:span><text:span text:style-name="T4">: </text:span><text:span text:style-name="T11">.5em</text:span><text:span text:style-name="T4"> </text:span><text:span text:style-name="T11">50%</text:span><text:span text:style-name="T4">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</text:span><text:span text:style-name="T1">::before</text:span><text:span text:style-name="T4"> {</text:span></text:p>
      <text:p text:style-name="P1"><text:span text:style-name="T2">transform</text:span><text:span text:style-name="T4">: </text:span><text:span text:style-name="T5">rotate</text:span><text:span text:style-name="T4">(</text:span><text:span text:style-name="T11">90deg</text:span><text:span text:style-name="T4">);</text:span></text:p>
      <text:p text:style-name="P5">}</text:p>
      <text:p text:style-name="P4"/>
      <text:p text:style-name="P1"><text:span text:style-name="T1">.btn-toggle-nav</text:span><text:span text:style-name="T4"> </text:span><text:span text:style-name="T1">a</text:span><text:span text:style-name="T4"> {</text:span></text:p>
      <text:p text:style-name="P1"><text:span text:style-name="T2">display</text:span><text:span text:style-name="T4">: </text:span><text:span text:style-name="T14">inline-flex</text:span><text:span text:style-name="T4">;</text:span></text:p>
      <text:p text:style-name="P1"><text:span text:style-name="T2">padding</text:span><text:span text:style-name="T4">: </text:span><text:span text:style-name="T11">.1875rem</text:span><text:span text:style-name="T4"> </text:span><text:span text:style-name="T11">.5rem</text:span><text:span text:style-name="T4">;</text:span></text:p>
      <text:p text:style-name="P1"><text:span text:style-name="T2">margin-top</text:span><text:span text:style-name="T4">: </text:span><text:span text:style-name="T11">.125rem</text:span><text:span text:style-name="T4">;</text:span></text:p>
      <text:p text:style-name="P1"><text:span text:style-name="T2">margin-left</text:span><text:span text:style-name="T4">: </text:span><text:span text:style-name="T11">1.25rem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;</text:span></text:p>
      <text:p text:style-name="P1"><text:span text:style-name="T2">color</text:span><text:span text:style-name="T4">: </text:span><text:span text:style-name="T14">#0d6efd</text:span><text:span text:style-name="T4">;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:hover</text:span><text:span text:style-name="T4">,</text:span></text:p>
      <text:p text:style-name="P1"><text:span text:style-name="T1">.btn-toggle-nav</text:span><text:span text:style-name="T4"> </text:span><text:span text:style-name="T1">a:focus</text:span><text:span text:style-name="T4"> {</text:span></text:p>
      <text:p text:style-name="P1"><text:span text:style-name="T2">background-color</text:span><text:span text:style-name="T4">: </text:span><text:span text:style-name="T14">#e3f2fd</text:span><text:span text:style-name="T4">;</text:span></text:p>
      <text:p text:style-name="P1"><text:span text:style-name="T2">color</text:span><text:span text:style-name="T4">: </text:span><text:span text:style-name="T14">#0a58ca</text:span><text:span text:style-name="T4">;</text:span></text:p>
      <text:p text:style-name="P1"><text:soft-page-break/><text:span text:style-name="T2">border-radius</text:span><text:span text:style-name="T4">: </text:span><text:span text:style-name="T11">0.375rem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.active</text:span><text:span text:style-name="T4"> {</text:span></text:p>
      <text:p text:style-name="P1"><text:span text:style-name="T2">background-color</text:span><text:span text:style-name="T4">: </text:span><text:span text:style-name="T14">#cfe2ff</text:span><text:span text:style-name="T4">;</text:span></text:p>
      <text:p text:style-name="P1"><text:span text:style-name="T2">color</text:span><text:span text:style-name="T4">: </text:span><text:span text:style-name="T14">#084298</text:span><text:span text:style-name="T4">;</text:span></text:p>
      <text:p text:style-name="P1"><text:span text:style-name="T2">border-radius</text:span><text:span text:style-name="T4">: </text:span><text:span text:style-name="T11">0.375rem</text:span><text:span text:style-name="T4">;</text:span></text:p>
      <text:p text:style-name="P5">}</text:p>
      <text:p text:style-name="P4"/>
      <text:p text:style-name="P3">/* Hot &amp; Cold button hover style */</text:p>
      <text:p text:style-name="P1"><text:span text:style-name="T1">.hot-cold-link:hover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 </text:span><text:span text:style-name="T3">!important</text:span><text:span text:style-name="T4">;</text:span></text:p>
      <text:p text:style-name="P1"><text:span text:style-name="T2">background-color</text:span><text:span text:style-name="T4">: </text:span><text:span text:style-name="T14">#d2f4ea</text:span><text:span text:style-name="T4"> </text:span><text:span text:style-name="T3">!important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 </text:span><text:span text:style-name="T3">!important</text:span><text:span text:style-name="T4">;</text:span></text:p>
      <text:p text:style-name="P5">}</text:p>
      <text:p text:style-name="P4"/>
      <text:p text:style-name="P3">/* Euro charts container */</text:p>
      <text:p text:style-name="P1"><text:span text:style-name="T1">.euro-chart-container</text:span><text:span text:style-name="T4"> {</text:span></text:p>
      <text:p text:style-name="P1"><text:span text:style-name="T2">height</text:span><text:span text:style-name="T4">: </text:span><text:span text:style-name="T11">400px</text:span><text:span text:style-name="T4">;</text:span></text:p>
      <text:p text:style-name="P5">}</text:p>
      <text:p text:style-name="P2">&lt;/style&gt;</text:p>
      <text:p text:style-name="P2">&lt;/head&gt;</text:p>
      <text:p text:style-name="P2">&lt;body&gt;</text:p>
      <text:p text:style-name="P3">&lt;!-- Mobile Navigation Toggle Button (visible only on mobile) --&gt;</text:p>
      <text:p text:style-name="P1"><text:span text:style-name="T1">&lt;button</text:span> <text:span text:style-name="T2">class</text:span>=<text:span text:style-name="T3">"btn mobile-nav-toggle d-md-none"</text:span> <text:span text:style-name="T2">type</text:span>=<text:span text:style-name="T3">"button"</text:span> <text:span text:style-name="T2">data-bs-toggle</text:span>=<text:span text:style-name="T3">"offcanvas"</text:span> <text:span text:style-name="T2">data-bs-target</text:span>=<text:span text:style-name="T3">"#mobileNav"</text:span><text:span text:style-name="T1">&gt;</text:span></text:p>
      <text:p text:style-name="P1"><text:span text:style-name="T1">&lt;i</text:span> <text:span text:style-name="T2">class</text:span>=<text:span text:style-name="T3">"bi bi-list fs-4"</text:span><text:span text:style-name="T1">&gt;&lt;/i&gt;</text:span></text:p>
      <text:p text:style-name="P2">&lt;/button&gt;</text:p>
      <text:p text:style-name="P4"/>
      <text:p text:style-name="P3">&lt;!-- Mobile Offcanvas Navigation (visible only on mobile) --&gt;</text:p>
      <text:p text:style-name="P1"><text:span text:style-name="T1">&lt;div</text:span> <text:span text:style-name="T2">class</text:span>=<text:span text:style-name="T3">"offcanvas offcanvas-start d-md-none"</text:span> <text:span text:style-name="T2">tabindex</text:span>=<text:span text:style-name="T3">"-1"</text:span> <text:span text:style-name="T2">id</text:span>=<text:span text:style-name="T3">"mobileNav"</text:span><text:span text:style-name="T1">&gt;</text:span></text:p>
      <text:p text:style-name="P1"><text:span text:style-name="T1">&lt;div</text:span> <text:span text:style-name="T2">class</text:span>=<text:span text:style-name="T3">"offcanvas-header bg-dark text-white"</text:span><text:span text:style-name="T1">&gt;</text:span></text:p>
      <text:p text:style-name="P1"><text:span text:style-name="T1">&lt;h5</text:span> <text:span text:style-name="T2">class</text:span>=<text:span text:style-name="T3">"offcanvas-title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h5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-close btn-close-white"</text:span> <text:span text:style-name="T2">data-bs-dismiss</text:span>=<text:span text:style-name="T3">"offcanvas"</text:span><text:span text:style-name="T1">&gt;&lt;/button&gt;</text:span></text:p>
      <text:p text:style-name="P2">&lt;/div&gt;</text:p>
      <text:p text:style-name="P1"><text:span text:style-name="T1">&lt;div</text:span> <text:span text:style-name="T2">class</text:span>=<text:span text:style-name="T3">"offcanvas-body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 hot-cold-link"</text:span></text:p>
      <text:p text:style-name="P1"><text:span text:style-name="T2">data-bs-toggle</text:span>=<text:span text:style-name="T3">"collapse"</text:span> <text:span text:style-name="T2">data-bs-target</text:span>=<text:span text:style-name="T3">"#mobile-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Hot &amp; Cold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Numbers</text:p>
      <text:p text:style-name="P2"><text:soft-page-break/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euro-picks-link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Sum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oft-page-break/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3">&lt;!-- Desktop Top Navbar --&gt;</text:p>
      <text:p text:style-name="P1"><text:span text:style-name="T1">&lt;nav</text:span> <text:span text:style-name="T2">class</text:span>=<text:span text:style-name="T3">"navbar navbar-dark bg-dark flex-md-nowrap p-0 shadow d-none d-md-flex"</text:span><text:span text:style-name="T1">&gt;</text:span></text:p>
      <text:p text:style-name="P1"><text:span text:style-name="T1">&lt;a</text:span> <text:span text:style-name="T2">class</text:span>=<text:span text:style-name="T3">"navbar-brand col-md-3 col-lg-2 me-0 px-3 fs-6"</text:span> <text:span text:style-name="T2">href</text:span>=<text:span text:style-name="T3">"#"</text:span> <text:span text:style-name="T2">onclick</text:span>=<text:span text:style-name="T3">"</text:span><text:span text:style-name="T5">showDefaultContent</text:span><text:span text:style-name="T3">(); </text:span><text:span text:style-name="T8">return</text:span><text:span text:style-name="T3"> false;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a&gt;</text:p>
      <text:p text:style-name="P2">&lt;/nav&gt;</text:p>
      <text:p text:style-name="P4"/>
      <text:p text:style-name="P1"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3">&lt;!-- Desktop Sidebar (always visible on desktop) --&gt;</text:p>
      <text:p text:style-name="P1"><text:span text:style-name="T1">&lt;nav</text:span> <text:span text:style-name="T2">id</text:span>=<text:span text:style-name="T3">"sidebarMenu"</text:span> <text:span text:style-name="T2">class</text:span>=<text:span text:style-name="T3">"col-md-3 col-lg-2 d-none d-md-block sidebar collapse"</text:span><text:span text:style-name="T1">&gt;</text:span></text:p>
      <text:p text:style-name="P1"><text:span text:style-name="T1">&lt;div</text:span> <text:span text:style-name="T2">class</text:span>=<text:span text:style-name="T3">"sidebar-sticky pt-3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hot-cold-link"</text:span> </text:p>
      <text:p text:style-name="P1"><text:span text:style-name="T2">data-bs-toggle</text:span>=<text:span text:style-name="T3">"collapse"</text:span> <text:span text:style-name="T2">data-bs-target</text:span>=<text:span text:style-name="T3">"#home-collapse"</text:span> <text:span text:style-name="T2">aria-expanded</text:span>=<text:span text:style-name="T3">"false"</text:span></text:p>
      <text:p text:style-name="P1">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Hot &amp; Cold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main-pick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Number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euro-picks-link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Sum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oft-page-break/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4"/>
      <text:p text:style-name="P2">&lt;hr&gt;</text:p>
      <text:p text:style-name="P1"><text:span text:style-name="T1">&lt;div</text:span> <text:span text:style-name="T2">class</text:span>=<text:span text:style-name="T3">"px-3 py-2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i</text:span> <text:span text:style-name="T2">class</text:span>=<text:span text:style-name="T3">"bi bi-info-circle me-1"</text:span><text:span text:style-name="T1">&gt;&lt;/i&gt;</text:span></text:p>
      <text:p text:style-name="P1">Dashboard v1.0</text:p>
      <text:p text:style-name="P2">&lt;/small&gt;</text:p>
      <text:p text:style-name="P2"><text:soft-page-break/>&lt;/div&gt;</text:p>
      <text:p text:style-name="P2">&lt;/div&gt;</text:p>
      <text:p text:style-name="P2">&lt;/nav&gt;</text:p>
      <text:p text:style-name="P4"/>
      <text:p text:style-name="P3">&lt;!-- Main Content --&gt;</text:p>
      <text:p text:style-name="P1"><text:span text:style-name="T1">&lt;main</text:span> <text:span text:style-name="T2">class</text:span>=<text:span text:style-name="T3">"col-md-9 ms-sm-auto col-lg-10 px-md-4 main-content"</text:span><text:span text:style-name="T1">&gt;</text:span></text:p>
      <text:p text:style-name="P1"><text:span text:style-name="T1">&lt;div</text:span> <text:span text:style-name="T2">class</text:span>=<text:span text:style-name="T3">"p-4"</text:span><text:span text:style-name="T1">&gt;</text:span></text:p>
      <text:p text:style-name="P3">&lt;!-- Default Content --&gt;</text:p>
      <text:p text:style-name="P1"><text:span text:style-name="T1">&lt;div</text:span> <text:span text:style-name="T2">id</text:span>=<text:span text:style-name="T3">"default-content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Eurojackpot Analysis Dashboard<text:span text:style-name="T1">&lt;/h1&gt;</text:span></text:p>
      <text:p text:style-name="P2">&lt;/div&gt;</text:p>
      <text:p text:style-name="P1"><text:span text:style-name="T1">&lt;p</text:span> <text:span text:style-name="T2">class</text:span>=<text:span text:style-name="T3">"lead"</text:span><text:span text:style-name="T1">&gt;</text:span>Welcome to the comprehensive Eurojackpot analysis platform.<text:span text:style-name="T1">&lt;/p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speedometer2 me-2 text-primary"</text:span><text:span text:style-name="T1">&gt;&lt;/i&gt;</text:span>Main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Analyze frequency patterns of main numbers (1-50) across all historical draw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primary main-picks-link"</text:span><text:span text:style-name="T1">&gt;</text:span></text:p>
      <text:p text:style-name="P1"><text:span text:style-name="T1">&lt;i</text:span> <text:span text:style-name="T2">class</text:span>=<text:span text:style-name="T3">"bi bi-bar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arrow-clockwise me-2 text-secondary"</text:span><text:span text:style-name="T1">&gt;&lt;/i&gt;</text:span>Euro 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Examine euro number frequencies across different time period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secondary euro-picks-link"</text:span><text:span text:style-name="T1">&gt;</text:span></text:p>
      <text:p text:style-name="P1"><text:span text:style-name="T1">&lt;i</text:span> <text:span text:style-name="T2">class</text:span>=<text:span text:style-name="T3">"bi bi-pie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lock-history me-2"</text:span><text:span text:style-name="T1">&gt;&lt;/i&gt;</text:span>Recent Activity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oft-page-break/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check-circle-fill text-success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Data updated<text:span text:style-name="T1">&lt;/small&gt;</text:span></text:p>
      <text:p text:style-name="P2">&lt;br&gt;</text:p>
      <text:p text:style-name="P1"><text:span text:style-name="T1">&lt;strong&gt;</text:span>Latest draw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graph-up text-info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Statistics generated<text:span text:style-name="T1">&lt;/small&gt;</text:span></text:p>
      <text:p text:style-name="P2">&lt;br&gt;</text:p>
      <text:p text:style-name="P1"><text:span text:style-name="T1">&lt;strong&gt;</text:span>Frequency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file-earmark-text text-warning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Reports available<text:span text:style-name="T1">&lt;/small&gt;</text:span></text:p>
      <text:p text:style-name="P2">&lt;br&gt;</text:p>
      <text:p text:style-name="P1"><text:span text:style-name="T1">&lt;strong&gt;</text:span>Historical trends<text:span text:style-name="T1">&lt;/strong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Main Picks Analysis Content --&gt;</text:p>
      <text:p text:style-name="P1"><text:span text:style-name="T1">&lt;div</text:span> <text:span text:style-name="T2">id</text:span>=<text:span text:style-name="T3">"main-picks-content"</text:span> <text:span text:style-name="T2">style</text:span>=<text:span text:style-name="T3">"display: none;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Main Numbers Frequency Analysis</text:p>
      <text:p text:style-name="P2">&lt;/h1&gt;</text:p>
      <text:p text:style-name="P1"><text:span text:style-name="T1">&lt;div</text:span> <text:span text:style-name="T2">class</text:span>=<text:span text:style-name="T3">"btn-toolbar mb-2 mb-md-0"</text:span><text:span text:style-name="T1">&gt;</text:span></text:p>
      <text:p text:style-name="P1"><text:span text:style-name="T1">&lt;button</text:span> <text:span text:style-name="T2">class</text:span>=<text:span text:style-name="T3">"btn btn-outline-secondary"</text:span> 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oft-page-break/><text:span text:style-name="T1">&lt;i</text:span> <text:span text:style-name="T2">class</text:span>=<text:span text:style-name="T3">"bi bi-arrow-left me-1"</text:span><text:span text:style-name="T1">&gt;&lt;/i&gt;</text:span>Back to Dashboard</text:p>
      <text:p text:style-name="P2">&lt;/button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alert alert-info"</text:span><text:span text:style-name="T1">&gt;</text:span></text:p>
      <text:p text:style-name="P1"><text:span text:style-name="T1">&lt;i</text:span> <text:span text:style-name="T2">class</text:span>=<text:span text:style-name="T3">"bi bi-info-circle me-2"</text:span><text:span text:style-name="T1">&gt;&lt;/i&gt;</text:span></text:p>
      <text:p text:style-name="P1">This chart shows the historical frequency of each main number (1-50) across all Eurojackpot drawings.</text:p>
      <text:p text:style-name="P1">The bars represent absolute frequencies (left axis) and the line shows relative frequencies (right axis).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bar-chart-fill me-2"</text:span><text:span text:style-name="T1">&gt;&lt;/i&gt;</text:span>Main Numbers Frequency Distribution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"</text:span> <text:span text:style-name="T2">style</text:span>=<text:span text:style-name="T3">"height: 500px;"</text:span><text:span text:style-name="T1">&gt;</text:span></text:p>
      <text:p text:style-name="P1"><text:span text:style-name="T1">&lt;canvas</text:span> <text:span text:style-name="T2">id</text:span>=<text:span text:style-name="T3">"mainNumbersChart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strong&gt;</text:span>Legend:<text:span text:style-name="T1">&lt;/strong&gt;</text:span> Blue bars show absolute frequency, red line shows relative frequency, </text:p>
      <text:p text:style-name="P1">dashed line indicates expected frequency for uniform distribution.</text:p>
      <text:p text:style-name="P2">&lt;/small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Statistics Summary --&gt;</text:p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Most Frequent<text:span text:style-name="T1">&lt;/h6&gt;</text:span></text:p>
      <text:p text:style-name="P1"><text:span text:style-name="T1">&lt;h4</text:span> <text:span text:style-name="T2">class</text:span>=<text:span text:style-name="T3">"text-success"</text:span> <text:span text:style-name="T2">id</text:span>=<text:span text:style-name="T3">"mo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mo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oft-page-break/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Least Frequent<text:span text:style-name="T1">&lt;/h6&gt;</text:span></text:p>
      <text:p text:style-name="P1"><text:span text:style-name="T1">&lt;h4</text:span> <text:span text:style-name="T2">class</text:span>=<text:span text:style-name="T3">"text-danger"</text:span> <text:span text:style-name="T2">id</text:span>=<text:span text:style-name="T3">"least-frequent-number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 <text:span text:style-name="T2">id</text:span>=<text:span text:style-name="T3">"least-frequent-count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Average Frequency<text:span text:style-name="T1">&lt;/h6&gt;</text:span></text:p>
      <text:p text:style-name="P1"><text:span text:style-name="T1">&lt;h4</text:span> <text:span text:style-name="T2">class</text:span>=<text:span text:style-name="T3">"text-info"</text:span> <text:span text:style-name="T2">id</text:span>=<text:span text:style-name="T3">"average-frequency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per number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3"</text:span><text:span text:style-name="T1">&gt;</text:span></text:p>
      <text:p text:style-name="P1"><text:span text:style-name="T1">&lt;div</text:span> <text:span text:style-name="T2">class</text:span>=<text:span text:style-name="T3">"card text-center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6</text:span> <text:span text:style-name="T2">class</text:span>=<text:span text:style-name="T3">"card-title"</text:span><text:span text:style-name="T1">&gt;</text:span>Total Draws<text:span text:style-name="T1">&lt;/h6&gt;</text:span></text:p>
      <text:p text:style-name="P1"><text:span text:style-name="T1">&lt;h4</text:span> <text:span text:style-name="T2">class</text:span>=<text:span text:style-name="T3">"text-primary"</text:span> <text:span text:style-name="T2">id</text:span>=<text:span text:style-name="T3">"total-draws"</text:span><text:span text:style-name="T1">&gt;</text:span>-<text:span text:style-name="T1">&lt;/h4&gt;</text:span></text:p>
      <text:p text:style-name="P1"><text:span text:style-name="T1">&lt;small</text:span> <text:span text:style-name="T2">class</text:span>=<text:span text:style-name="T3">"text-muted"</text:span><text:span text:style-name="T1">&gt;</text:span>analyzed<text:span text:style-name="T1">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Euro Picks Analysis Content --&gt;</text:p>
      <text:p text:style-name="P1"><text:span text:style-name="T1">&lt;div</text:span> <text:span text:style-name="T2">id</text:span>=<text:span text:style-name="T3">"euro-picks-content"</text:span> <text:span text:style-name="T2">style</text:span>=<text:span text:style-name="T3">"display: none;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Numbers Frequency Analysis</text:p>
      <text:p text:style-name="P2">&lt;/h1&gt;</text:p>
      <text:p text:style-name="P1"><text:span text:style-name="T1">&lt;div</text:span> <text:span text:style-name="T2">class</text:span>=<text:span text:style-name="T3">"btn-toolbar mb-2 mb-md-0"</text:span><text:span text:style-name="T1">&gt;</text:span></text:p>
      <text:p text:style-name="P1"><text:span text:style-name="T1">&lt;button</text:span> <text:span text:style-name="T2">class</text:span>=<text:span text:style-name="T3">"btn btn-outline-secondary"</text:span> 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arrow-left me-1"</text:span><text:span text:style-name="T1">&gt;&lt;/i&gt;</text:span>Back to Dashboard</text:p>
      <text:p text:style-name="P2">&lt;/button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alert alert-info"</text:span><text:span text:style-name="T1">&gt;</text:span></text:p>
      <text:p text:style-name="P1"><text:span text:style-name="T1">&lt;i</text:span> <text:span text:style-name="T2">class</text:span>=<text:span text:style-name="T3">"bi bi-info-circle me-2"</text:span><text:span text:style-name="T1">&gt;&lt;/i&gt;</text:span></text:p>
      <text:p text:style-name="P1">These charts show the historical frequency of euro numbers across different time periods.</text:p>
      <text:p text:style-name="P1">The euro number range changed over time: 1-8 (2012-2014), 1-10 (2014-2022), and 1-12 (2022-present).</text:p>
      <text:p text:style-name="P2">&lt;/div&gt;</text:p>
      <text:p text:style-name="P2">&lt;/div&gt;</text:p>
      <text:p text:style-name="P2">&lt;/div&gt;</text:p>
      <text:p text:style-name="P4"/>
      <text:p text:style-name="P3"><text:soft-page-break/>&lt;!-- Interval 3: 2022-present (1-12) --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alendar-range me-2"</text:span><text:span text:style-name="T1">&gt;&lt;/i&gt;</text:span>Interval 3: 2022-Present (Euro Numbers 1-12)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 euro-chart-container"</text:span><text:span text:style-name="T1">&gt;</text:span></text:p>
      <text:p text:style-name="P1"><text:span text:style-name="T1">&lt;canvas</text:span> <text:span text:style-name="T2">id</text:span>=<text:span text:style-name="T3">"euroChart3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Most Frequent:<text:span text:style-name="T1">&lt;/strong&gt;</text:span> <text:span text:style-name="T1">&lt;span</text:span> <text:span text:style-name="T2">id</text:span>=<text:span text:style-name="T3">"euro3-most-frequent"</text:span> <text:span text:style-name="T2">class</text:span>=<text:span text:style-name="T3">"text-success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Least Frequent:<text:span text:style-name="T1">&lt;/strong&gt;</text:span> <text:span text:style-name="T1">&lt;span</text:span> <text:span text:style-name="T2">id</text:span>=<text:span text:style-name="T3">"euro3-least-frequent"</text:span> <text:span text:style-name="T2">class</text:span>=<text:span text:style-name="T3">"text-danger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Total Draws:<text:span text:style-name="T1">&lt;/strong&gt;</text:span> <text:span text:style-name="T1">&lt;span</text:span> <text:span text:style-name="T2">id</text:span>=<text:span text:style-name="T3">"euro3-total-draws"</text:span> <text:span text:style-name="T2">class</text:span>=<text:span text:style-name="T3">"text-primary"</text:span><text:span text:style-name="T1">&gt;</text:span>-<text:span text:style-name="T1">&lt;/span&gt;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Interval 2: 2014-2022 (1-10) --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alendar-range me-2"</text:span><text:span text:style-name="T1">&gt;&lt;/i&gt;</text:span>Interval 2: 2014-2022 (Euro Numbers 1-10)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 euro-chart-container"</text:span><text:span text:style-name="T1">&gt;</text:span></text:p>
      <text:p text:style-name="P1"><text:span text:style-name="T1">&lt;canvas</text:span> <text:span text:style-name="T2">id</text:span>=<text:span text:style-name="T3">"euroChart2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Most Frequent:<text:span text:style-name="T1">&lt;/strong&gt;</text:span> <text:span text:style-name="T1">&lt;span</text:span> <text:span text:style-name="T2">id</text:span>=<text:span text:style-name="T3">"euro2-most-frequent"</text:span> <text:span text:style-name="T2">class</text:span>=<text:span text:style-name="T3">"text-success"</text:span><text:span text:style-name="T1">&gt;</text:span>-<text:span text:style-name="T1">&lt;/span&gt;&lt;/small&gt;</text:span></text:p>
      <text:p text:style-name="P2">&lt;/div&gt;</text:p>
      <text:p text:style-name="P1"><text:soft-page-break/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Least Frequent:<text:span text:style-name="T1">&lt;/strong&gt;</text:span> <text:span text:style-name="T1">&lt;span</text:span> <text:span text:style-name="T2">id</text:span>=<text:span text:style-name="T3">"euro2-least-frequent"</text:span> <text:span text:style-name="T2">class</text:span>=<text:span text:style-name="T3">"text-danger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Total Draws:<text:span text:style-name="T1">&lt;/strong&gt;</text:span> <text:span text:style-name="T1">&lt;span</text:span> <text:span text:style-name="T2">id</text:span>=<text:span text:style-name="T3">"euro2-total-draws"</text:span> <text:span text:style-name="T2">class</text:span>=<text:span text:style-name="T3">"text-primary"</text:span><text:span text:style-name="T1">&gt;</text:span>-<text:span text:style-name="T1">&lt;/span&gt;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Interval 1: 2012-2014 (1-8) --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alendar-range me-2"</text:span><text:span text:style-name="T1">&gt;&lt;/i&gt;</text:span>Interval 1: 2012-2014 (Euro Numbers 1-8)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 euro-chart-container"</text:span><text:span text:style-name="T1">&gt;</text:span></text:p>
      <text:p text:style-name="P1"><text:span text:style-name="T1">&lt;canvas</text:span> <text:span text:style-name="T2">id</text:span>=<text:span text:style-name="T3">"euroChart1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Most Frequent:<text:span text:style-name="T1">&lt;/strong&gt;</text:span> <text:span text:style-name="T1">&lt;span</text:span> <text:span text:style-name="T2">id</text:span>=<text:span text:style-name="T3">"euro1-most-frequent"</text:span> <text:span text:style-name="T2">class</text:span>=<text:span text:style-name="T3">"text-success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Least Frequent:<text:span text:style-name="T1">&lt;/strong&gt;</text:span> <text:span text:style-name="T1">&lt;span</text:span> <text:span text:style-name="T2">id</text:span>=<text:span text:style-name="T3">"euro1-least-frequent"</text:span> <text:span text:style-name="T2">class</text:span>=<text:span text:style-name="T3">"text-danger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md-4 text-center"</text:span><text:span text:style-name="T1">&gt;</text:span></text:p>
      <text:p text:style-name="P1"><text:span text:style-name="T1">&lt;small&gt;&lt;strong&gt;</text:span>Total Draws:<text:span text:style-name="T1">&lt;/strong&gt;</text:span> <text:span text:style-name="T1">&lt;span</text:span> <text:span text:style-name="T2">id</text:span>=<text:span text:style-name="T3">"euro1-total-draws"</text:span> <text:span text:style-name="T2">class</text:span>=<text:span text:style-name="T3">"text-primary"</text:span><text:span text:style-name="T1">&gt;</text:span>-<text:span text:style-name="T1">&lt;/span&gt;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main&gt;</text:p>
      <text:p text:style-name="P2">&lt;/div&gt;</text:p>
      <text:p text:style-name="P2">&lt;/div&gt;</text:p>
      <text:p text:style-name="P4"><text:soft-page-break/></text:p>
      <text:p text:style-name="P3">&lt;!-- Bootstrap JS --&gt;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bootstrap@5.3.0/dist/js/bootstrap.bundle.min.js"</text:span><text:span text:style-name="T1">&gt;&lt;/script&gt;</text:span></text:p>
      <text:p text:style-name="P4"/>
      <text:p text:style-name="P2">&lt;script&gt;</text:p>
      <text:p text:style-name="P1"><text:span text:style-name="T3">let</text:span><text:span text:style-name="T4"> </text:span><text:span text:style-name="T6">mainNumbersChart</text:span><text:span text:style-name="T4"> = </text:span><text:span text:style-name="T3">null</text:span><text:span text:style-name="T4">;</text:span></text:p>
      <text:p text:style-name="P1"><text:span text:style-name="T3">let</text:span><text:span text:style-name="T4"> </text:span><text:span text:style-name="T6">euroChart1</text:span><text:span text:style-name="T4"> = </text:span><text:span text:style-name="T3">null</text:span><text:span text:style-name="T4">;</text:span></text:p>
      <text:p text:style-name="P1"><text:span text:style-name="T3">let</text:span><text:span text:style-name="T4"> </text:span><text:span text:style-name="T6">euroChart2</text:span><text:span text:style-name="T4"> = </text:span><text:span text:style-name="T3">null</text:span><text:span text:style-name="T4">;</text:span></text:p>
      <text:p text:style-name="P1"><text:span text:style-name="T3">let</text:span><text:span text:style-name="T4"> </text:span><text:span text:style-name="T6">euroChart3</text:span><text:span text:style-name="T4"> = </text:span><text:span text:style-name="T3">null</text:span><text:span text:style-name="T4">;</text:span></text:p>
      <text:p text:style-name="P4"/>
      <text:p text:style-name="P3">// Function to show default content</text:p>
      <text:p text:style-name="P1"><text:span text:style-name="T3">function</text:span><text:span text:style-name="T4"> </text:span><text:span text:style-name="T5">showDefault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euro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</text:p>
      <text:p text:style-name="P4"/>
      <text:p text:style-name="P3">// Function to show main picks content</text:p>
      <text:p text:style-name="P1"><text:span text:style-name="T3">function</text:span><text:span text:style-name="T4"> </text:span><text:span text:style-name="T5">showMainPicks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euro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5">loadMainNumbersChart</text:span><text:span text:style-name="T4">();</text:span></text:p>
      <text:p text:style-name="P5">}</text:p>
      <text:p text:style-name="P4"/>
      <text:p text:style-name="P3">// Function to show euro picks content</text:p>
      <text:p text:style-name="P1"><text:span text:style-name="T3">function</text:span><text:span text:style-name="T4"> </text:span><text:span text:style-name="T5">showEuroPicks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euro-pick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5">loadEuroNumbersCharts</text:span><text:span text:style-name="T4">();</text:span></text:p>
      <text:p text:style-name="P5">}</text:p>
      <text:p text:style-name="P4"/>
      <text:p text:style-name="P3">// Function to load CSV data</text:p>
      <text:p text:style-name="P1"><text:span text:style-name="T3">async</text:span><text:span text:style-name="T4"> </text:span><text:span text:style-name="T3">function</text:span><text:span text:style-name="T4"> </text:span><text:span text:style-name="T5">loadCSVData</text:span><text:span text:style-name="T4">(</text:span><text:span text:style-name="T6">filename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response</text:span><text:span text:style-name="T4"> = </text:span><text:span text:style-name="T8">await</text:span><text:span text:style-name="T4"> </text:span><text:span text:style-name="T5">fetch</text:span><text:span text:style-name="T4">(</text:span><text:span text:style-name="T6">filename</text:span><text:span text:style-name="T4">);</text:span></text:p>
      <text:p text:style-name="P1"><text:span text:style-name="T3">const</text:span><text:span text:style-name="T4"> </text:span><text:span text:style-name="T9">text</text:span><text:span text:style-name="T4"> = </text:span><text:span text:style-name="T8">await</text:span><text:span text:style-name="T4"> </text:span><text:span text:style-name="T9">response</text:span><text:span text:style-name="T4">.</text:span><text:span text:style-name="T5">text</text:span><text:span text:style-name="T4">();</text:span></text:p>
      <text:p text:style-name="P1"><text:span text:style-name="T3">const</text:span><text:span text:style-name="T4"> </text:span><text:span text:style-name="T9">rows</text:span><text:span text:style-name="T4"> = </text:span><text:span text:style-name="T9">text</text:span><text:span text:style-name="T4">.</text:span><text:span text:style-name="T5">split</text:span><text:span text:style-name="T4">(</text:span><text:span text:style-name="T7">'</text:span><text:span text:style-name="T10">\n</text:span><text:span text:style-name="T7">'</text:span><text:span text:style-name="T4">).</text:span><text:span text:style-name="T5">slice</text:span><text:span text:style-name="T4">(</text:span><text:span text:style-name="T11">1</text:span><text:span text:style-name="T4">); </text:span><text:span text:style-name="T12">// Skip header</text:span></text:p>
      <text:p text:style-name="P1"><text:span text:style-name="T3">const</text:span><text:span text:style-name="T4"> </text:span><text:span text:style-name="T9">data</text:span><text:span text:style-name="T4"> = [];</text:span></text:p>
      <text:p text:style-name="P1"><text:span text:style-name="T9">rows</text:span><text:span text:style-name="T4">.</text:span><text:span text:style-name="T5">forEach</text:span><text:span text:style-name="T4">(</text:span><text:span text:style-name="T6">row</text:span><text:span text:style-name="T4"> </text:span><text:span text:style-name="T3">=&gt;</text:span><text:span text:style-name="T4"> {</text:span></text:p>
      <text:p text:style-name="P1"><text:span text:style-name="T3">const</text:span><text:span text:style-name="T4"> </text:span><text:span text:style-name="T9">columns</text:span><text:span text:style-name="T4"> = </text:span><text:span text:style-name="T6">row</text:span><text:span text:style-name="T4">.</text:span><text:span text:style-name="T5">split</text:span><text:span text:style-name="T4">(</text:span><text:span text:style-name="T7">','</text:span><text:span text:style-name="T4">);</text:span></text:p>
      <text:p text:style-name="P1"><text:span text:style-name="T8">if</text:span><text:span text:style-name="T4"> (</text:span><text:span text:style-name="T9">columns</text:span><text:span text:style-name="T4">.</text:span><text:span text:style-name="T6">length</text:span><text:span text:style-name="T4"> &gt;= </text:span><text:span text:style-name="T11">2</text:span><text:span text:style-name="T4"> &amp;&amp; </text:span><text:span text:style-name="T9">columns</text:span><text:span text:style-name="T4">[</text:span><text:span text:style-name="T11">0</text:span><text:span text:style-name="T4">] &amp;&amp; </text:span><text:span text:style-name="T9">columns</text:span><text:span text:style-name="T4">[</text:span><text:span text:style-name="T11">1</text:span><text:span text:style-name="T4">]) {</text:span></text:p>
      <text:p text:style-name="P1"><text:span text:style-name="T9">data</text:span><text:span text:style-name="T4">.</text:span><text:span text:style-name="T5">push</text:span><text:span text:style-name="T4">({</text:span></text:p>
      <text:p text:style-name="P1"><text:span text:style-name="T6">number:</text:span><text:span text:style-name="T4"> </text:span><text:span text:style-name="T5">parseInt</text:span><text:span text:style-name="T4">(</text:span><text:span text:style-name="T9">columns</text:span><text:span text:style-name="T4">[</text:span><text:span text:style-name="T11">0</text:span><text:span text:style-name="T4">]),</text:span></text:p>
      <text:p text:style-name="P1"><text:span text:style-name="T6">value:</text:span><text:span text:style-name="T4"> </text:span><text:span text:style-name="T5">parseFloat</text:span><text:span text:style-name="T4">(</text:span><text:span text:style-name="T9">columns</text:span><text:span text:style-name="T4">[</text:span><text:span text:style-name="T11">1</text:span><text:span text:style-name="T4">])</text:span></text:p>
      <text:p text:style-name="P5"><text:soft-page-break/>});</text:p>
      <text:p text:style-name="P5">}</text:p>
      <text:p text:style-name="P5">});</text:p>
      <text:p text:style-name="P1"><text:span text:style-name="T8">return</text:span><text:span text:style-name="T4"> </text:span><text:span text:style-name="T9">data</text:span><text:span text:style-name="T4">.</text:span><text:span text:style-name="T5">sort</text:span><text:span text:style-name="T4">((</text:span><text:span text:style-name="T6">a</text:span><text:span text:style-name="T4">, </text:span><text:span text:style-name="T6">b</text:span><text:span text:style-name="T4">) </text:span><text:span text:style-name="T3">=&gt;</text:span><text:span text:style-name="T4"> </text:span><text:span text:style-name="T6">a</text:span><text:span text:style-name="T4">.</text:span><text:span text:style-name="T6">number</text:span><text:span text:style-name="T4"> - </text:span><text:span text:style-name="T6">b</text:span><text:span text:style-name="T4">.</text:span><text:span text:style-name="T6">number</text:span><text:span text:style-name="T4">);</text:span></text:p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loading </text:span><text:span text:style-name="T3">${</text:span><text:span text:style-name="T6">filename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8">return</text:span><text:span text:style-name="T4"> [];</text:span></text:p>
      <text:p text:style-name="P5">}</text:p>
      <text:p text:style-name="P5">}</text:p>
      <text:p text:style-name="P4"/>
      <text:p text:style-name="P3">// Function to create euro number chart</text:p>
      <text:p text:style-name="P1"><text:span text:style-name="T3">async</text:span><text:span text:style-name="T4"> </text:span><text:span text:style-name="T3">function</text:span><text:span text:style-name="T4"> </text:span><text:span text:style-name="T5">createEuroChart</text:span><text:span text:style-name="T4">(</text:span><text:span text:style-name="T6">canvasId</text:span><text:span text:style-name="T4">, </text:span><text:span text:style-name="T6">interval</text:span><text:span text:style-name="T4">, </text:span><text:span text:style-name="T6">maxNumber</text:span><text:span text:style-name="T4">, </text:span><text:span text:style-name="T6">folderSuffix</text:span><text:span text:style-name="T4">, </text:span><text:span text:style-name="T6">statsPrefix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basePath</text:span><text:span text:style-name="T4"> = </text:span><text:span text:style-name="T7">`Data_Analysis/Number_Frequency_Analysis/euro_numbers_</text:span><text:span text:style-name="T3">${</text:span><text:span text:style-name="T6">folderSuffix</text:span><text:span text:style-name="T3">}</text:span><text:span text:style-name="T7">`</text:span><text:span text:style-name="T4">;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`</text:span><text:span text:style-name="T3">${</text:span><text:span text:style-name="T9">basePath</text:span><text:span text:style-name="T3">}</text:span><text:span text:style-name="T7">/absolute_frequencies.csv`</text:span><text:span text:style-name="T4">),</text:span></text:p>
      <text:p text:style-name="P1"><text:span text:style-name="T5">loadCSVData</text:span><text:span text:style-name="T4">(</text:span><text:span text:style-name="T7">`</text:span><text:span text:style-name="T3">${</text:span><text:span text:style-name="T9">basePath</text:span><text:span text:style-name="T3">}</text:span><text:span text:style-name="T7">/relative_frequencies.csv`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6">canvasId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`&lt;div class="alert alert-warning"&gt;Unable to load frequency data for </text:span><text:span text:style-name="T3">${</text:span><text:span text:style-name="T6">interval</text:span><text:span text:style-name="T3">}</text:span><text:span text:style-name="T7">. Please check that the CSV files exist.&lt;/div&gt;`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6">maxNumber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`</text:span><text:span text:style-name="T3">${</text:span><text:span text:style-name="T6">statsPrefix</text:span><text:span text:style-name="T3">}</text:span><text:span text:style-name="T7">-most-frequent`</text:span><text:span text:style-name="T4">).</text:span><text:span text:style-name="T6">textContent</text:span><text:span text:style-name="T4"> = </text:span></text:p>
      <text:p text:style-name="P1"><text:span text:style-name="T7">`#</text:span><text:span text:style-name="T3">${</text:span><text:span text:style-name="T9">numbers</text:span><text:span text:style-name="T4">[</text:span><text:span text:style-name="T9">maxAbsIdx</text:span><text:span text:style-name="T4">]</text:span><text:span text:style-name="T3">}</text:span><text:span text:style-name="T7"> (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 times)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`</text:span><text:span text:style-name="T3">${</text:span><text:span text:style-name="T6">statsPrefix</text:span><text:span text:style-name="T3">}</text:span><text:span text:style-name="T7">-least-frequent`</text:span><text:span text:style-name="T4">).</text:span><text:span text:style-name="T6">textContent</text:span><text:span text:style-name="T4"> = </text:span></text:p>
      <text:p text:style-name="P1"><text:span text:style-name="T7">`#</text:span><text:span text:style-name="T3">${</text:span><text:span text:style-name="T9">numbers</text:span><text:span text:style-name="T4">[</text:span><text:span text:style-name="T9">minAbsIdx</text:span><text:span text:style-name="T4">]</text:span><text:span text:style-name="T3">}</text:span><text:span text:style-name="T7"> (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 times)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`</text:span><text:span text:style-name="T3">${</text:span><text:span text:style-name="T6">statsPrefix</text:span><text:span text:style-name="T3">}</text:span><text:span text:style-name="T7">-total-draws`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2</text:span><text:span text:style-name="T4">);</text:span></text:p>
      <text:p text:style-name="P4"/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255, 159, 64, 0.8)'</text:span><text:span text:style-name="T4">; </text:span><text:span text:style-name="T12">// Orange for normal (different from main numbers)</text:span></text:p>
      <text:p text:style-name="P5">});</text:p>
      <text:p text:style-name="P4"><text:soft-page-break/></text:p>
      <text:p text:style-name="P3"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6">canvasId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3">const</text:span><text:span text:style-name="T4"> </text:span><text:span text:style-name="T9">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75, 192, 192, 1)'</text:span><text:span text:style-name="T4">,</text:span></text:p>
      <text:p text:style-name="P1"><text:span text:style-name="T6">backgroundColor:</text:span><text:span text:style-name="T4"> </text:span><text:span text:style-name="T7">'rgba(75, 192, 19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3</text:span><text:span text:style-name="T4">,</text:span></text:p>
      <text:p text:style-name="P1"><text:span text:style-name="T6">pointHoverRadius:</text:span><text:span text:style-name="T4"> </text:span><text:span text:style-name="T11">5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6">maxNumber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153, 102, 255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`Euro Numbers Frequency - </text:span><text:span text:style-name="T3">${</text:span><text:span text:style-name="T6">interval</text:span><text:span text:style-name="T3">}</text:span><text:span text:style-name="T7">`</text:span></text:p>
      <text:p text:style-name="P5">},</text:p>
      <text:p text:style-name="P1"><text:soft-page-break/><text:span text:style-name="T6">legend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top'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Euro 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Euro Numbers'</text:span>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 Frequency'</text:span><text:span text:style-name="T4">,</text:span></text:p>
      <text:p text:style-name="P1"><text:span text:style-name="T6">color:</text:span><text:span text:style-name="T4"> </text:span><text:span text:style-name="T7">'rgba(255, 159, 64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159, 64, 1)'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Relative Frequency'</text:span><text:span text:style-name="T4">,</text:span></text:p>
      <text:p text:style-name="P1"><text:span text:style-name="T6">color:</text:span><text:span text:style-name="T4"> </text:span><text:span text:style-name="T7">'rgba(75, 192, 192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75, 192, 192, 1)'</text:span><text:span text:style-name="T4">,</text:span></text:p>
      <text:p text:style-name="P1"><text:soft-page-break/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}</text:p>
      <text:p text:style-name="P5">}</text:p>
      <text:p text:style-name="P5">});</text:p>
      <text:p text:style-name="P4"/>
      <text:p text:style-name="P1"><text:span text:style-name="T8">return</text:span><text:span text:style-name="T4"> </text:span><text:span text:style-name="T9">chart</text:span><text:span text:style-name="T4">;</text:span>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creating euro chart </text:span><text:span text:style-name="T3">${</text:span><text:span text:style-name="T6">canvasId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6">canvasId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`&lt;div class="alert alert-danger"&gt;Error creating chart for </text:span><text:span text:style-name="T3">${</text:span><text:span text:style-name="T6">interval</text:span><text:span text:style-name="T3">}</text:span><text:span text:style-name="T7">. Please check the console for details.&lt;/div&gt;`</text:span><text:span text:style-name="T4">;</text:span></text:p>
      <text:p text:style-name="P1"><text:span text:style-name="T8">return</text:span><text:span text:style-name="T4"> </text:span><text:span text:style-name="T3">null</text:span><text:span text:style-name="T4">;</text:span></text:p>
      <text:p text:style-name="P5">}</text:p>
      <text:p text:style-name="P5">}</text:p>
      <text:p text:style-name="P4"/>
      <text:p text:style-name="P3">// Function to create the dual-axis chart for main numbers</text:p>
      <text:p text:style-name="P1"><text:span text:style-name="T3">async</text:span><text:span text:style-name="T4"> </text:span><text:span text:style-name="T3">function</text:span><text:span text:style-name="T4"> </text:span><text:span text:style-name="T5">loadMainNumbersChart</text:span><text:span text:style-name="T4">() {</text:span></text:p>
      <text:p text:style-name="P1"><text:span text:style-name="T8">try</text:span><text:span text:style-name="T4"> {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'Data_Analysis/Number_Frequency_Analysis/main_numbers_absolute_frequencies.csv'</text:span><text:span text:style-name="T4">),</text:span></text:p>
      <text:p text:style-name="P1"><text:span text:style-name="T5">loadCSVData</text:span><text:span text:style-name="T4">(</text:span><text:span text:style-name="T7">'Data_Analysis/Number_Frequency_Analysis/main_numbers_relative_frequencies.csv'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warning"&gt;Unable to load frequency data. Please check that the CSV files exist in the Data_Analysis/Number_Frequency_Analysis folder.&lt;/div&gt;'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avgFreq</text:span><text:span text:style-name="T4"> = </text:span><text:span text:style-name="T9">totalFreq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<text:soft-page-break/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ax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in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average-frequency'</text:span><text:span text:style-name="T4">).</text:span><text:span text:style-name="T6">textContent</text:span><text:span text:style-name="T4"> = </text:span><text:span text:style-name="T9">avgFreq</text:span><text:span text:style-name="T4">.</text:span><text:span text:style-name="T5">toFixed</text:span><text:span text:style-name="T4">(</text:span><text:span text:style-name="T11">1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total-draws'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5</text:span><text:span text:style-name="T4">);</text:span></text:p>
      <text:p text:style-name="P4"/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54, 162, 235, 0.8)'</text:span><text:span text:style-name="T4">; </text:span><text:span text:style-name="T12">// Blue for normal</text:span></text:p>
      <text:p text:style-name="P5">});</text:p>
      <text:p text:style-name="P4"/>
      <text:p text:style-name="P3">// Destroy existing chart if it exists</text:p>
      <text:p text:style-name="P1"><text:span text:style-name="T8">if</text:span><text:span text:style-name="T4"> (</text:span><text:span text:style-name="T6">mainNumbersChart</text:span><text:span text:style-name="T4">) {</text:span></text:p>
      <text:p text:style-name="P1"><text:span text:style-name="T6">mainNumbersChart</text:span><text:span text:style-name="T4">.</text:span><text:span text:style-name="T5">destroy</text:span><text:span text:style-name="T4">();</text:span></text:p>
      <text:p text:style-name="P5">}</text:p>
      <text:p text:style-name="P4"/>
      <text:p text:style-name="P3"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6">mainNumbers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99, 132, 1)'</text:span><text:span text:style-name="T4">,</text:span></text:p>
      <text:p text:style-name="P1"><text:span text:style-name="T6">backgroundColor:</text:span><text:span text:style-name="T4"> </text:span><text:span text:style-name="T7">'rgba(255, 99, 13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2</text:span><text:span text:style-name="T4">,</text:span></text:p>
      <text:p text:style-name="P1"><text:span text:style-name="T6">pointHoverRadius:</text:span><text:span text:style-name="T4"> </text:span><text:span text:style-name="T11">4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11">50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oft-page-break/><text:span text:style-name="T6">borderColor:</text:span><text:span text:style-name="T4"> </text:span><text:span text:style-name="T7">'rgba(255, 206, 86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 Frequency Analysis (1-50)'</text:span></text:p>
      <text:p text:style-name="P5">},</text:p>
      <text:p text:style-name="P1"><text:span text:style-name="T6">legend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top'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'</text:span></text:p>
      <text:p text:style-name="P5">},</text:p>
      <text:p text:style-name="P1"><text:span text:style-name="T6">ticks:</text:span><text:span text:style-name="T4"> {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, </text:span><text:span text:style-name="T6">index</text:span><text:span text:style-name="T4">) {</text:span></text:p>
      <text:p text:style-name="P3">// Show every 5th number to avoid crowding</text:p>
      <text:p text:style-name="P1"><text:span text:style-name="T8">return</text:span><text:span text:style-name="T4"> (</text:span><text:span text:style-name="T6">index</text:span><text:span text:style-name="T4"> + </text:span><text:span text:style-name="T11">1</text:span><text:span text:style-name="T4">) % </text:span><text:span text:style-name="T11">5</text:span><text:span text:style-name="T4"> === </text:span><text:span text:style-name="T11">0</text:span><text:span text:style-name="T4"> ? </text:span><text:span text:style-name="T3">this</text:span><text:span text:style-name="T4">.</text:span><text:span text:style-name="T5">getLabelForValue</text:span><text:span text:style-name="T4">(</text:span><text:span text:style-name="T6">value</text:span><text:span text:style-name="T4">) : </text:span><text:span text:style-name="T7">''</text:span><text:span text:style-name="T4">;</text:span></text:p>
      <text:p text:style-name="P5"><text:soft-page-break/>}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 Frequency'</text:span><text:span text:style-name="T4">,</text:span></text:p>
      <text:p text:style-name="P1"><text:span text:style-name="T6">color:</text:span><text:span text:style-name="T4"> </text:span><text:span text:style-name="T7">'rgba(54, 162, 235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54, 162, 235, 1)'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Relative Frequency'</text:span><text:span text:style-name="T4">,</text:span></text:p>
      <text:p text:style-name="P1"><text:span text:style-name="T6">color:</text:span><text:span text:style-name="T4"> </text:span><text:span text:style-name="T7">'rgba(255, 99, 132, 1)'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99, 132, 1)'</text:span><text:span text:style-name="T4">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}</text:p>
      <text:p text:style-name="P5">}</text:p>
      <text:p text:style-name="P5">});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'Error creating chart:'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danger"&gt;Error creating chart. Please check the console for details.&lt;/div&gt;'</text:span><text:span text:style-name="T4">;</text:span></text:p>
      <text:p text:style-name="P5">}</text:p>
      <text:p text:style-name="P5">}</text:p>
      <text:p text:style-name="P4"/>
      <text:p text:style-name="P3">// Function to load all euro number charts</text:p>
      <text:p text:style-name="P1"><text:span text:style-name="T3">async</text:span><text:span text:style-name="T4"> </text:span><text:span text:style-name="T3">function</text:span><text:span text:style-name="T4"> </text:span><text:span text:style-name="T5">loadEuroNumbersCharts</text:span><text:span text:style-name="T4">() {</text:span></text:p>
      <text:p text:style-name="P3">// Destroy existing charts if they exist</text:p>
      <text:p text:style-name="P1"><text:span text:style-name="T8">if</text:span><text:span text:style-name="T4"> (</text:span><text:span text:style-name="T6">euroChart1</text:span><text:span text:style-name="T4">) </text:span><text:span text:style-name="T6">euroChart1</text:span><text:span text:style-name="T4">.</text:span><text:span text:style-name="T5">destroy</text:span><text:span text:style-name="T4">();</text:span></text:p>
      <text:p text:style-name="P1"><text:span text:style-name="T8">if</text:span><text:span text:style-name="T4"> (</text:span><text:span text:style-name="T6">euroChart2</text:span><text:span text:style-name="T4">) </text:span><text:span text:style-name="T6">euroChart2</text:span><text:span text:style-name="T4">.</text:span><text:span text:style-name="T5">destroy</text:span><text:span text:style-name="T4">();</text:span></text:p>
      <text:p text:style-name="P1"><text:span text:style-name="T8">if</text:span><text:span text:style-name="T4"> (</text:span><text:span text:style-name="T6">euroChart3</text:span><text:span text:style-name="T4">) </text:span><text:span text:style-name="T6">euroChart3</text:span><text:span text:style-name="T4">.</text:span><text:span text:style-name="T5">destroy</text:span><text:span text:style-name="T4">();</text:span></text:p>
      <text:p text:style-name="P4"><text:soft-page-break/></text:p>
      <text:p text:style-name="P3">// Create all euro charts</text:p>
      <text:p text:style-name="P1"><text:span text:style-name="T6">euroChart3</text:span><text:span text:style-name="T4"> = </text:span><text:span text:style-name="T8">await</text:span><text:span text:style-name="T4"> </text:span><text:span text:style-name="T5">createEuroChart</text:span><text:span text:style-name="T4">(</text:span><text:span text:style-name="T7">'euroChart3'</text:span><text:span text:style-name="T4">, </text:span><text:span text:style-name="T7">'Interval 3 (2022-Present)'</text:span><text:span text:style-name="T4">, </text:span><text:span text:style-name="T11">12</text:span><text:span text:style-name="T4">, </text:span><text:span text:style-name="T7">'interval_3_(2022-present)'</text:span><text:span text:style-name="T4">, </text:span><text:span text:style-name="T7">'euro3'</text:span><text:span text:style-name="T4">);</text:span></text:p>
      <text:p text:style-name="P1"><text:span text:style-name="T6">euroChart2</text:span><text:span text:style-name="T4"> = </text:span><text:span text:style-name="T8">await</text:span><text:span text:style-name="T4"> </text:span><text:span text:style-name="T5">createEuroChart</text:span><text:span text:style-name="T4">(</text:span><text:span text:style-name="T7">'euroChart2'</text:span><text:span text:style-name="T4">, </text:span><text:span text:style-name="T7">'Interval 2 (2014-2022)'</text:span><text:span text:style-name="T4">, </text:span><text:span text:style-name="T11">10</text:span><text:span text:style-name="T4">, </text:span><text:span text:style-name="T7">'interval_2_(2014-2022)'</text:span><text:span text:style-name="T4">, </text:span><text:span text:style-name="T7">'euro2'</text:span><text:span text:style-name="T4">);</text:span></text:p>
      <text:p text:style-name="P1"><text:span text:style-name="T6">euroChart1</text:span><text:span text:style-name="T4"> = </text:span><text:span text:style-name="T8">await</text:span><text:span text:style-name="T4"> </text:span><text:span text:style-name="T5">createEuroChart</text:span><text:span text:style-name="T4">(</text:span><text:span text:style-name="T7">'euroChart1'</text:span><text:span text:style-name="T4">, </text:span><text:span text:style-name="T7">'Interval 1 (2012-2014)'</text:span><text:span text:style-name="T4">, </text:span><text:span text:style-name="T11">8</text:span><text:span text:style-name="T4">, </text:span><text:span text:style-name="T7">'interval_1_(2012-2014)'</text:span><text:span text:style-name="T4">, </text:span><text:span text:style-name="T7">'euro1'</text:span><text:span text:style-name="T4">);</text:span></text:p>
      <text:p text:style-name="P5">}</text:p>
      <text:p text:style-name="P4"/>
      <text:p text:style-name="P3">// Event listeners for navigation</text:p>
      <text:p text:style-name="P1"><text:span text:style-name="T6">document</text:span><text:span text:style-name="T4">.</text:span><text:span text:style-name="T5">addEventListener</text:span><text:span text:style-name="T4">(</text:span><text:span text:style-name="T7">'DOMContentLoaded'</text:span><text:span text:style-name="T4">, </text:span><text:span text:style-name="T3">function</text:span><text:span text:style-name="T4">() {</text:span></text:p>
      <text:p text:style-name="P3">// Handle Main Picks links (both desktop and mobile)</text:p>
      <text:p text:style-name="P1"><text:span text:style-name="T3">const</text:span><text:span text:style-name="T4"> </text:span><text:span text:style-name="T9">mainPicks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main-picks-link'</text:span><text:span text:style-name="T4">);</text:span></text:p>
      <text:p text:style-name="P1"><text:span text:style-name="T9">mainPicks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MainPicksContent</text:span><text:span text:style-name="T4">()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);</text:p>
      <text:p text:style-name="P5">});</text:p>
      <text:p text:style-name="P4"/>
      <text:p text:style-name="P3">// Handle Euro Picks links (both desktop and mobile)</text:p>
      <text:p text:style-name="P1"><text:span text:style-name="T3">const</text:span><text:span text:style-name="T4"> </text:span><text:span text:style-name="T9">euroPicks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euro-picks-link'</text:span><text:span text:style-name="T4">);</text:span></text:p>
      <text:p text:style-name="P1"><text:span text:style-name="T9">euroPicks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EuroPicksContent</text:span><text:span text:style-name="T4">()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);</text:p>
      <text:p text:style-name="P5">});</text:p>
      <text:p text:style-name="P4"/>
      <text:p text:style-name="P3">// Handle Hot &amp; Cold links (both desktop and mobile)</text:p>
      <text:p text:style-name="P1"><text:span text:style-name="T3">const</text:span><text:span text:style-name="T4"> </text:span><text:span text:style-name="T9">hotCold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hot-cold-link'</text:span><text:span text:style-name="T4">);</text:span></text:p>
      <text:p text:style-name="P1"><text:span text:style-name="T9">hotCold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DefaultContent</text:span><text:span text:style-name="T4">();</text:span></text:p>
      <text:p text:style-name="P5">});</text:p>
      <text:p text:style-name="P5">});</text:p>
      <text:p text:style-name="P5">});</text:p>
      <text:p text:style-name="P2">&lt;/script&gt;</text:p>
      <text:p text:style-name="P2">&lt;/body&gt;</text:p>
      <text:p text:style-name="P2">&lt;/html&gt;</text:p>
      <text:p text:style-name="P2"/>
      <text:p text:style-name="P1"><text:soft-page-break/><text:span text:style-name="T1">&lt;!DOCTYPE</text:span> <text:span text:style-name="T2">html</text:span><text:span text:style-name="T1">&gt;</text:span></text:p>
      <text:p text:style-name="P1"><text:span text:style-name="T1">&lt;html</text:span> <text:span text:style-name="T2">lang</text:span>=<text:span text:style-name="T3">"en"</text:span><text:span text:style-name="T1">&gt;</text:span></text:p>
      <text:p text:style-name="P2">&lt;head&gt;</text:p>
      <text:p text:style-name="P1"><text:span text:style-name="T1">&lt;meta</text:span> <text:span text:style-name="T2">charset</text:span>=<text:span text:style-name="T3">"utf-8"</text:span><text:span text:style-name="T1">&gt;</text:span></text:p>
      <text:p text:style-name="P1"><text:span text:style-name="T1">&lt;meta</text:span> <text:span text:style-name="T2">name</text:span>=<text:span text:style-name="T3">"viewport"</text:span> <text:span text:style-name="T2">content</text:span>=<text:span text:style-name="T3">"width=device-width, initial-scale=1"</text:span><text:span text:style-name="T1">&gt;</text:span></text:p>
      <text:p text:style-name="P1"><text:span text:style-name="T1">&lt;title&gt;</text:span>Eurojackpot Analysis Dashboard<text:span text:style-name="T1">&lt;/title&gt;</text:span></text:p>
      <text:p text:style-name="P1"><text:span text:style-name="T1">&lt;link</text:span> <text:span text:style-name="T2">href</text:span>=<text:span text:style-name="T3">"https://cdn.jsdelivr.net/npm/bootstrap@5.3.0/dist/css/bootstrap.min.css"</text:span> <text:span text:style-name="T2">rel</text:span>=<text:span text:style-name="T3">"stylesheet"</text:span><text:span text:style-name="T1">&gt;</text:span></text:p>
      <text:p text:style-name="P1"><text:span text:style-name="T1">&lt;link</text:span> <text:span text:style-name="T2">href</text:span>=<text:span text:style-name="T3">"https://cdn.jsdelivr.net/npm/bootstrap-icons@1.10.0/font/bootstrap-icons.css"</text:span> <text:span text:style-name="T2">rel</text:span>=<text:span text:style-name="T3">"stylesheet"</text:span><text:span text:style-name="T1">&gt;</text:span>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chart.js"</text:span><text:span text:style-name="T1">&gt;&lt;/script&gt;</text:span></text:p>
      <text:p text:style-name="P1"><text:span text:style-name="T1">&lt;link</text:span> <text:span text:style-name="T2">href</text:span>=<text:span text:style-name="T3">"style.css"</text:span> <text:span text:style-name="T2">rel</text:span>=<text:span text:style-name="T3">"stylesheet"</text:span><text:span text:style-name="T1">&gt;</text:span></text:p>
      <text:p text:style-name="P2">&lt;style&gt;</text:p>
      <text:p text:style-name="P3">/* Custom styles for sidebar */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bottom</text:span><text:span text:style-name="T4">: </text:span><text:span text:style-name="T11">0</text:span><text:span text:style-name="T4">;</text:span></text:p>
      <text:p text:style-name="P1"><text:span text:style-name="T2">left</text:span><text:span text:style-name="T4">: </text:span><text:span text:style-name="T11">0</text:span><text:span text:style-name="T4">;</text:span></text:p>
      <text:p text:style-name="P1"><text:span text:style-name="T2">z-index</text:span><text:span text:style-name="T4">: </text:span><text:span text:style-name="T11">100</text:span><text:span text:style-name="T4">;</text:span></text:p>
      <text:p text:style-name="P1"><text:span text:style-name="T2">padding</text:span><text:span text:style-name="T4">: </text:span><text:span text:style-name="T11">48px</text:span><text:span text:style-name="T4"> </text:span><text:span text:style-name="T11">0</text:span><text:span text:style-name="T4">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1</text:span><text:span text:style-name="T4">);</text:span></text:p>
      <text:p text:style-name="P1"><text:span text:style-name="T2">background-color</text:span><text:span text:style-name="T4">: </text:span><text:span text:style-name="T14">#f8f9fa</text:span><text:span text:style-name="T4">;</text:span></text:p>
      <text:p text:style-name="P5">}</text:p>
      <text:p text:style-name="P4"/>
      <text:p text:style-name="P1"><text:span text:style-name="T1">.sidebar-sticky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top</text:span><text:span text:style-name="T4">: </text:span><text:span text:style-name="T11">0</text:span><text:span text:style-name="T4">;</text:span></text:p>
      <text:p text:style-name="P1"><text:span text:style-name="T2">height</text:span><text:span text:style-name="T4">: </text:span><text:span text:style-name="T5">calc</text:span><text:span text:style-name="T4">(</text:span><text:span text:style-name="T11">100vh</text:span><text:span text:style-name="T4"> - </text:span><text:span text:style-name="T11">48px</text:span><text:span text:style-name="T4">);</text:span></text:p>
      <text:p text:style-name="P1"><text:span text:style-name="T2">padding-top</text:span><text:span text:style-name="T4">: </text:span><text:span text:style-name="T11">.5rem</text:span><text:span text:style-name="T4">;</text:span></text:p>
      <text:p text:style-name="P1"><text:span text:style-name="T2">overflow-x</text:span><text:span text:style-name="T4">: </text:span><text:span text:style-name="T14">hidden</text:span><text:span text:style-name="T4">;</text:span></text:p>
      <text:p text:style-name="P1"><text:span text:style-name="T2">overflow-y</text:span><text:span text:style-name="T4">: </text:span><text:span text:style-name="T14">auto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{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1"><text:span text:style-name="T2">color</text:span><text:span text:style-name="T4">: </text:span><text:span text:style-name="T14">#333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</text:span><text:span text:style-name="T4"> </text:span><text:span text:style-name="T1">.feather</text:span><text:span text:style-name="T4"> {</text:span></text:p>
      <text:p text:style-name="P1"><text:span text:style-name="T2">margin-right</text:span><text:span text:style-name="T4">: </text:span><text:span text:style-name="T11">4px</text:span><text:span text:style-name="T4">;</text:span></text:p>
      <text:p text:style-name="P1"><text:span text:style-name="T2">color</text:span><text:span text:style-name="T4">: </text:span><text:span text:style-name="T14">#727272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.active</text:span><text:span text:style-name="T4"> {</text:span></text:p>
      <text:p text:style-name="P1"><text:span text:style-name="T2">color</text:span><text:span text:style-name="T4">: </text:span><text:span text:style-name="T14">#2470dc</text:span><text:span text:style-name="T4">;</text:span></text:p>
      <text:p text:style-name="P5">}</text:p>
      <text:p text:style-name="P4"/>
      <text:p text:style-name="P1"><text:span text:style-name="T1">.sidebar</text:span><text:span text:style-name="T4"> </text:span><text:span text:style-name="T1">.nav-link:hover</text:span><text:span text:style-name="T4"> </text:span><text:span text:style-name="T1">.feather</text:span><text:span text:style-name="T4">,</text:span></text:p>
      <text:p text:style-name="P1"><text:span text:style-name="T1">.sidebar</text:span><text:span text:style-name="T4"> </text:span><text:span text:style-name="T1">.nav-link.active</text:span><text:span text:style-name="T4"> </text:span><text:span text:style-name="T1">.feather</text:span><text:span text:style-name="T4"> {</text:span></text:p>
      <text:p text:style-name="P1"><text:span text:style-name="T2">color</text:span><text:span text:style-name="T4">: </text:span><text:span text:style-name="T14">inherit</text:span><text:span text:style-name="T4">;</text:span></text:p>
      <text:p text:style-name="P5">}</text:p>
      <text:p text:style-name="P4"/>
      <text:p text:style-name="P1"><text:soft-page-break/><text:span text:style-name="T1">.sidebar-heading</text:span><text:span text:style-name="T4"> {</text:span></text:p>
      <text:p text:style-name="P1"><text:span text:style-name="T2">font-size</text:span><text:span text:style-name="T4">: </text:span><text:span text:style-name="T11">.75rem</text:span><text:span text:style-name="T4">;</text:span></text:p>
      <text:p text:style-name="P5">}</text:p>
      <text:p text:style-name="P4"/>
      <text:p text:style-name="P3">/* Navbar for desktop */</text:p>
      <text:p text:style-name="P1"><text:span text:style-name="T1">.navbar-brand</text:span><text:span text:style-name="T4"> {</text:span></text:p>
      <text:p text:style-name="P1"><text:span text:style-name="T2">padding-top</text:span><text:span text:style-name="T4">: </text:span><text:span text:style-name="T11">.75rem</text:span><text:span text:style-name="T4">;</text:span></text:p>
      <text:p text:style-name="P1"><text:span text:style-name="T2">padding-bottom</text:span><text:span text:style-name="T4">: </text:span><text:span text:style-name="T11">.75rem</text:span><text:span text:style-name="T4">;</text:span></text:p>
      <text:p text:style-name="P1"><text:span text:style-name="T2">background-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1"><text:span text:style-name="T2">box-shadow</text:span><text:span text:style-name="T4">: </text:span><text:span text:style-name="T14">inset</text:span><text:span text:style-name="T4"> </text:span><text:span text:style-name="T11">-1px</text:span><text:span text:style-name="T4"> </text:span><text:span text:style-name="T11">0</text:span><text:span text:style-name="T4"> </text:span><text:span text:style-name="T11">0</text:span><text:span text:style-name="T4">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25</text:span><text:span text:style-name="T4">);</text:span></text:p>
      <text:p text:style-name="P5">}</text:p>
      <text:p text:style-name="P4"/>
      <text:p text:style-name="P1"><text:span text:style-name="T1">.navbar</text:span><text:span text:style-name="T4"> </text:span><text:span text:style-name="T1">.navbar-toggler</text:span><text:span text:style-name="T4"> {</text:span></text:p>
      <text:p text:style-name="P1"><text:span text:style-name="T2">top</text:span><text:span text:style-name="T4">: </text:span><text:span text:style-name="T11">.25rem</text:span><text:span text:style-name="T4">;</text:span></text:p>
      <text:p text:style-name="P1"><text:span text:style-name="T2">right</text:span><text:span text:style-name="T4">: </text:span><text:span text:style-name="T11">1rem</text:span><text:span text:style-name="T4">;</text:span></text:p>
      <text:p text:style-name="P5">}</text:p>
      <text:p text:style-name="P4"/>
      <text:p text:style-name="P3">/* Main content adjustment */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240px</text:span><text:span text:style-name="T4">;</text:span></text:p>
      <text:p text:style-name="P5">}</text:p>
      <text:p text:style-name="P4"/>
      <text:p text:style-name="P3">/* Mobile responsive */</text:p>
      <text:p text:style-name="P1"><text:span text:style-name="T8">@media</text:span><text:span text:style-name="T4"> (</text:span><text:span text:style-name="T2">max-width</text:span><text:span text:style-name="T4">: </text:span><text:span text:style-name="T11">767.98px</text:span><text:span text:style-name="T4">) {</text:span></text:p>
      <text:p text:style-name="P1"><text:span text:style-name="T1">.sidebar</text:span><text:span text:style-name="T4"> {</text:span></text:p>
      <text:p text:style-name="P1"><text:span text:style-name="T2">position</text:span><text:span text:style-name="T4">: </text:span><text:span text:style-name="T14">relative</text:span><text:span text:style-name="T4">;</text:span></text:p>
      <text:p text:style-name="P1"><text:span text:style-name="T2">height</text:span><text:span text:style-name="T4">: </text:span><text:span text:style-name="T14">auto</text:span><text:span text:style-name="T4">;</text:span></text:p>
      <text:p text:style-name="P1"><text:span text:style-name="T2">padding</text:span><text:span text:style-name="T4">: </text:span><text:span text:style-name="T11">0</text:span><text:span text:style-name="T4">;</text:span></text:p>
      <text:p text:style-name="P1"><text:span text:style-name="T2">box-shadow</text:span><text:span text:style-name="T4">: </text:span><text:span text:style-name="T14">none</text:span><text:span text:style-name="T4">;</text:span></text:p>
      <text:p text:style-name="P5">}</text:p>
      <text:p text:style-name="P1"><text:span text:style-name="T1">.main-content</text:span><text:span text:style-name="T4"> {</text:span></text:p>
      <text:p text:style-name="P1"><text:span text:style-name="T2">margin-left</text:span><text:span text:style-name="T4">: </text:span><text:span text:style-name="T11">0</text:span><text:span text:style-name="T4">;</text:span></text:p>
      <text:p text:style-name="P5">}</text:p>
      <text:p text:style-name="P1"><text:span text:style-name="T1">.mobile-nav-toggle</text:span><text:span text:style-name="T4"> {</text:span></text:p>
      <text:p text:style-name="P1"><text:span text:style-name="T2">position</text:span><text:span text:style-name="T4">: </text:span><text:span text:style-name="T14">fixed</text:span><text:span text:style-name="T4">;</text:span></text:p>
      <text:p text:style-name="P1"><text:span text:style-name="T2">top</text:span><text:span text:style-name="T4">: </text:span><text:span text:style-name="T11">10px</text:span><text:span text:style-name="T4">;</text:span></text:p>
      <text:p text:style-name="P1"><text:span text:style-name="T2">right</text:span><text:span text:style-name="T4">: </text:span><text:span text:style-name="T11">10px</text:span><text:span text:style-name="T4">;</text:span></text:p>
      <text:p text:style-name="P1"><text:span text:style-name="T2">z-index</text:span><text:span text:style-name="T4">: </text:span><text:span text:style-name="T11">1050</text:span><text:span text:style-name="T4">;</text:span></text:p>
      <text:p text:style-name="P1"><text:span text:style-name="T2">background-color</text:span><text:span text:style-name="T4">: </text:span><text:span text:style-name="T14">#0d6efd</text:span><text:span text:style-name="T4">;</text:span></text:p>
      <text:p text:style-name="P1"><text:span text:style-name="T2">color</text:span><text:span text:style-name="T4">: </text:span><text:span text:style-name="T14">white</text:span><text:span text:style-name="T4">;</text:span></text:p>
      <text:p text:style-name="P1"><text:span text:style-name="T2">border</text:span><text:span text:style-name="T4">: </text:span><text:span text:style-name="T14">none</text:span><text:span text:style-name="T4">;</text:span></text:p>
      <text:p text:style-name="P1"><text:span text:style-name="T2">border-radius</text:span><text:span text:style-name="T4">: </text:span><text:span text:style-name="T11">5px</text:span><text:span text:style-name="T4">;</text:span></text:p>
      <text:p text:style-name="P1"><text:span text:style-name="T2">padding</text:span><text:span text:style-name="T4">: </text:span><text:span text:style-name="T11">8px</text:span><text:span text:style-name="T4"> </text:span><text:span text:style-name="T11">12px</text:span><text:span text:style-name="T4">;</text:span></text:p>
      <text:p text:style-name="P5">}</text:p>
      <text:p text:style-name="P5">}</text:p>
      <text:p text:style-name="P4"/>
      <text:p text:style-name="P3">/* Button toggle styles */</text:p>
      <text:p text:style-name="P1"><text:span text:style-name="T1">.btn-toggle</text:span><text:span text:style-name="T4"> {</text:span></text:p>
      <text:p text:style-name="P1"><text:span text:style-name="T2">padding</text:span><text:span text:style-name="T4">: </text:span><text:span text:style-name="T11">.25rem</text:span><text:span text:style-name="T4"> </text:span><text:span text:style-name="T11">.5rem</text:span><text:span text:style-name="T4">;</text:span></text:p>
      <text:p text:style-name="P1"><text:span text:style-name="T2">font-weight</text:span><text:span text:style-name="T4">: </text:span><text:span text:style-name="T11">600</text:span><text:span text:style-name="T4">;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65</text:span><text:span text:style-name="T4">);</text:span></text:p>
      <text:p text:style-name="P1"><text:span text:style-name="T2">background-color</text:span><text:span text:style-name="T4">: </text:span><text:span text:style-name="T14">transparent</text:span><text:span text:style-name="T4">;</text:span></text:p>
      <text:p text:style-name="P1"><text:span text:style-name="T2">border</text:span><text:span text:style-name="T4">: </text:span><text:span text:style-name="T11">0</text:span><text:span text:style-name="T4">;</text:span></text:p>
      <text:p text:style-name="P5"><text:soft-page-break/>}</text:p>
      <text:p text:style-name="P4"/>
      <text:p text:style-name="P1"><text:span text:style-name="T1">.btn-toggle:hover</text:span><text:span text:style-name="T4">,</text:span></text:p>
      <text:p text:style-name="P1"><text:span text:style-name="T1">.btn-toggle:focus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1"><text:span text:style-name="T2">background-color</text:span><text:span text:style-name="T4">: </text:span><text:span text:style-name="T14">#d2f4ea</text:span><text:span text:style-name="T4">;</text:span></text:p>
      <text:p text:style-name="P5">}</text:p>
      <text:p text:style-name="P4"/>
      <text:p text:style-name="P1"><text:span text:style-name="T1">.btn-toggle::before</text:span><text:span text:style-name="T4"> {</text:span></text:p>
      <text:p text:style-name="P1"><text:span text:style-name="T2">width</text:span><text:span text:style-name="T4">: </text:span><text:span text:style-name="T11">1.25em</text:span><text:span text:style-name="T4">;</text:span></text:p>
      <text:p text:style-name="P1"><text:span text:style-name="T2">line-height</text:span><text:span text:style-name="T4">: </text:span><text:span text:style-name="T11">0</text:span><text:span text:style-name="T4">;</text:span></text:p>
      <text:p text:style-name="P1"><text:span text:style-name="T2">content</text:span><text:span text:style-name="T4">: </text:span><text:span text:style-name="T5">url</text:span><text:span text:style-name="T4">(</text:span><text:span text:style-name="T7">"data:image/svg+xml,%3csvg xmlns='http://www.w3.org/2000/svg' width='16' height='16' viewBox='0 0 16 16'%3e%3cpath fill='none' stroke='rgba%280,0,0,.5%29' stroke-linecap='round' stroke-linejoin='round' stroke-width='2' d='m5 6 3 3 3-3'/%3e%3c/svg%3e"</text:span><text:span text:style-name="T4">);</text:span></text:p>
      <text:p text:style-name="P1"><text:span text:style-name="T2">transition</text:span><text:span text:style-name="T4">: transform </text:span><text:span text:style-name="T11">.35s</text:span><text:span text:style-name="T4"> </text:span><text:span text:style-name="T14">ease</text:span><text:span text:style-name="T4">;</text:span></text:p>
      <text:p text:style-name="P1"><text:span text:style-name="T2">transform-origin</text:span><text:span text:style-name="T4">: </text:span><text:span text:style-name="T11">.5em</text:span><text:span text:style-name="T4"> </text:span><text:span text:style-name="T11">50%</text:span><text:span text:style-name="T4">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;</text:span></text:p>
      <text:p text:style-name="P5">}</text:p>
      <text:p text:style-name="P4"/>
      <text:p text:style-name="P1"><text:span text:style-name="T1">.btn-toggle</text:span><text:span text:style-name="T4">[</text:span><text:span text:style-name="T2">aria-expanded</text:span><text:span text:style-name="T4">=</text:span><text:span text:style-name="T7">"true"</text:span><text:span text:style-name="T4">]</text:span><text:span text:style-name="T1">::before</text:span><text:span text:style-name="T4"> {</text:span></text:p>
      <text:p text:style-name="P1"><text:span text:style-name="T2">transform</text:span><text:span text:style-name="T4">: </text:span><text:span text:style-name="T5">rotate</text:span><text:span text:style-name="T4">(</text:span><text:span text:style-name="T11">90deg</text:span><text:span text:style-name="T4">);</text:span></text:p>
      <text:p text:style-name="P5">}</text:p>
      <text:p text:style-name="P4"/>
      <text:p text:style-name="P1"><text:span text:style-name="T1">.btn-toggle-nav</text:span><text:span text:style-name="T4"> </text:span><text:span text:style-name="T1">a</text:span><text:span text:style-name="T4"> {</text:span></text:p>
      <text:p text:style-name="P1"><text:span text:style-name="T2">display</text:span><text:span text:style-name="T4">: </text:span><text:span text:style-name="T14">inline-flex</text:span><text:span text:style-name="T4">;</text:span></text:p>
      <text:p text:style-name="P1"><text:span text:style-name="T2">padding</text:span><text:span text:style-name="T4">: </text:span><text:span text:style-name="T11">.1875rem</text:span><text:span text:style-name="T4"> </text:span><text:span text:style-name="T11">.5rem</text:span><text:span text:style-name="T4">;</text:span></text:p>
      <text:p text:style-name="P1"><text:span text:style-name="T2">margin-top</text:span><text:span text:style-name="T4">: </text:span><text:span text:style-name="T11">.125rem</text:span><text:span text:style-name="T4">;</text:span></text:p>
      <text:p text:style-name="P1"><text:span text:style-name="T2">margin-left</text:span><text:span text:style-name="T4">: </text:span><text:span text:style-name="T11">1.25rem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;</text:span></text:p>
      <text:p text:style-name="P1"><text:span text:style-name="T2">color</text:span><text:span text:style-name="T4">: </text:span><text:span text:style-name="T14">#0d6efd</text:span><text:span text:style-name="T4">;</text:span></text:p>
      <text:p text:style-name="P1"><text:span text:style-name="T2">font-weight</text:span><text:span text:style-name="T4">: </text:span><text:span text:style-name="T11">500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:hover</text:span><text:span text:style-name="T4">,</text:span></text:p>
      <text:p text:style-name="P1"><text:span text:style-name="T1">.btn-toggle-nav</text:span><text:span text:style-name="T4"> </text:span><text:span text:style-name="T1">a:focus</text:span><text:span text:style-name="T4"> {</text:span></text:p>
      <text:p text:style-name="P1"><text:span text:style-name="T2">background-color</text:span><text:span text:style-name="T4">: </text:span><text:span text:style-name="T14">#e3f2fd</text:span><text:span text:style-name="T4">;</text:span></text:p>
      <text:p text:style-name="P1"><text:span text:style-name="T2">color</text:span><text:span text:style-name="T4">: </text:span><text:span text:style-name="T14">#0a58ca</text:span><text:span text:style-name="T4">;</text:span></text:p>
      <text:p text:style-name="P1"><text:span text:style-name="T2">border-radius</text:span><text:span text:style-name="T4">: </text:span><text:span text:style-name="T11">0.375rem</text:span><text:span text:style-name="T4">;</text:span></text:p>
      <text:p text:style-name="P5">}</text:p>
      <text:p text:style-name="P4"/>
      <text:p text:style-name="P1"><text:span text:style-name="T1">.btn-toggle-nav</text:span><text:span text:style-name="T4"> </text:span><text:span text:style-name="T1">a.active</text:span><text:span text:style-name="T4"> {</text:span></text:p>
      <text:p text:style-name="P1"><text:span text:style-name="T2">background-color</text:span><text:span text:style-name="T4">: </text:span><text:span text:style-name="T14">#cfe2ff</text:span><text:span text:style-name="T4">;</text:span></text:p>
      <text:p text:style-name="P1"><text:span text:style-name="T2">color</text:span><text:span text:style-name="T4">: </text:span><text:span text:style-name="T14">#084298</text:span><text:span text:style-name="T4">;</text:span></text:p>
      <text:p text:style-name="P1"><text:span text:style-name="T2">border-radius</text:span><text:span text:style-name="T4">: </text:span><text:span text:style-name="T11">0.375rem</text:span><text:span text:style-name="T4">;</text:span></text:p>
      <text:p text:style-name="P5">}</text:p>
      <text:p text:style-name="P4"/>
      <text:p text:style-name="P3">/* Hot &amp; Cold button hover style */</text:p>
      <text:p text:style-name="P1"><text:span text:style-name="T1">.hot-cold-link:hover</text:span><text:span text:style-name="T4"> {</text:span></text:p>
      <text:p text:style-name="P1"><text:span text:style-name="T2">color</text:span><text:span text:style-name="T4">: </text:span><text:span text:style-name="T5">rgba</text:span><text:span text:style-name="T4">(</text:span><text:span text:style-name="T11">0</text:span><text:span text:style-name="T4">, </text:span><text:span text:style-name="T11">0</text:span><text:span text:style-name="T4">, </text:span><text:span text:style-name="T11">0</text:span><text:span text:style-name="T4">, </text:span><text:span text:style-name="T11">.85</text:span><text:span text:style-name="T4">) </text:span><text:span text:style-name="T3">!important</text:span><text:span text:style-name="T4">;</text:span></text:p>
      <text:p text:style-name="P1"><text:soft-page-break/><text:span text:style-name="T2">background-color</text:span><text:span text:style-name="T4">: </text:span><text:span text:style-name="T14">#d2f4ea</text:span><text:span text:style-name="T4"> </text:span><text:span text:style-name="T3">!important</text:span><text:span text:style-name="T4">;</text:span></text:p>
      <text:p text:style-name="P1"><text:span text:style-name="T2">text-decoration</text:span><text:span text:style-name="T4">: </text:span><text:span text:style-name="T14">none</text:span><text:span text:style-name="T4"> </text:span><text:span text:style-name="T3">!important</text:span><text:span text:style-name="T4">;</text:span></text:p>
      <text:p text:style-name="P5">}</text:p>
      <text:p text:style-name="P4"/>
      <text:p text:style-name="P3">/* Euro charts container */</text:p>
      <text:p text:style-name="P1"><text:span text:style-name="T1">.euro-chart-container</text:span><text:span text:style-name="T4"> {</text:span></text:p>
      <text:p text:style-name="P1"><text:span text:style-name="T2">height</text:span><text:span text:style-name="T4">: </text:span><text:span text:style-name="T11">400px</text:span><text:span text:style-name="T4">;</text:span></text:p>
      <text:p text:style-name="P5">}</text:p>
      <text:p text:style-name="P4"/>
      <text:p text:style-name="P3">/* Chart containers for responsive layout */</text:p>
      <text:p text:style-name="P1"><text:span text:style-name="T1">.chart-container</text:span><text:span text:style-name="T4"> {</text:span></text:p>
      <text:p text:style-name="P1"><text:span text:style-name="T2">height</text:span><text:span text:style-name="T4">: </text:span><text:span text:style-name="T11">500px</text:span><text:span text:style-name="T4">;</text:span></text:p>
      <text:p text:style-name="P1"><text:span text:style-name="T2">margin-bottom</text:span><text:span text:style-name="T4">: </text:span><text:span text:style-name="T11">2rem</text:span><text:span text:style-name="T4">;</text:span></text:p>
      <text:p text:style-name="P5">}</text:p>
      <text:p text:style-name="P4"/>
      <text:p text:style-name="P1"><text:span text:style-name="T1">.main-chart-container</text:span><text:span text:style-name="T4"> {</text:span></text:p>
      <text:p text:style-name="P1"><text:span text:style-name="T2">height</text:span><text:span text:style-name="T4">: </text:span><text:span text:style-name="T11">500px</text:span><text:span text:style-name="T4">;</text:span></text:p>
      <text:p text:style-name="P5">}</text:p>
      <text:p text:style-name="P2">&lt;/style&gt;</text:p>
      <text:p text:style-name="P2">&lt;/head&gt;</text:p>
      <text:p text:style-name="P2">&lt;body&gt;</text:p>
      <text:p text:style-name="P3">&lt;!-- Mobile Navigation Toggle Button (visible only on mobile) --&gt;</text:p>
      <text:p text:style-name="P1"><text:span text:style-name="T1">&lt;button</text:span> <text:span text:style-name="T2">class</text:span>=<text:span text:style-name="T3">"btn mobile-nav-toggle d-md-none"</text:span> <text:span text:style-name="T2">type</text:span>=<text:span text:style-name="T3">"button"</text:span> <text:span text:style-name="T2">data-bs-toggle</text:span>=<text:span text:style-name="T3">"offcanvas"</text:span> <text:span text:style-name="T2">data-bs-target</text:span>=<text:span text:style-name="T3">"#mobileNav"</text:span><text:span text:style-name="T1">&gt;</text:span></text:p>
      <text:p text:style-name="P1"><text:span text:style-name="T1">&lt;i</text:span> <text:span text:style-name="T2">class</text:span>=<text:span text:style-name="T3">"bi bi-list fs-4"</text:span><text:span text:style-name="T1">&gt;&lt;/i&gt;</text:span></text:p>
      <text:p text:style-name="P2">&lt;/button&gt;</text:p>
      <text:p text:style-name="P4"/>
      <text:p text:style-name="P3">&lt;!-- Mobile Offcanvas Navigation (visible only on mobile) --&gt;</text:p>
      <text:p text:style-name="P1"><text:span text:style-name="T1">&lt;div</text:span> <text:span text:style-name="T2">class</text:span>=<text:span text:style-name="T3">"offcanvas offcanvas-start d-md-none"</text:span> <text:span text:style-name="T2">tabindex</text:span>=<text:span text:style-name="T3">"-1"</text:span> <text:span text:style-name="T2">id</text:span>=<text:span text:style-name="T3">"mobileNav"</text:span><text:span text:style-name="T1">&gt;</text:span></text:p>
      <text:p text:style-name="P1"><text:span text:style-name="T1">&lt;div</text:span> <text:span text:style-name="T2">class</text:span>=<text:span text:style-name="T3">"offcanvas-header bg-dark text-white"</text:span><text:span text:style-name="T1">&gt;</text:span></text:p>
      <text:p text:style-name="P1"><text:span text:style-name="T1">&lt;h5</text:span> <text:span text:style-name="T2">class</text:span>=<text:span text:style-name="T3">"offcanvas-title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h5&gt;</text:p>
      <text:p text:style-name="P1"><text:span text:style-name="T1">&lt;button</text:span> <text:span text:style-name="T2">type</text:span>=<text:span text:style-name="T3">"button"</text:span> <text:span text:style-name="T2">class</text:span>=<text:span text:style-name="T3">"btn-close btn-close-white"</text:span> <text:span text:style-name="T2">data-bs-dismiss</text:span>=<text:span text:style-name="T3">"offcanvas"</text:span><text:span text:style-name="T1">&gt;&lt;/button&gt;</text:span></text:p>
      <text:p text:style-name="P2">&lt;/div&gt;</text:p>
      <text:p text:style-name="P1"><text:span text:style-name="T1">&lt;div</text:span> <text:span text:style-name="T2">class</text:span>=<text:span text:style-name="T3">"offcanvas-body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 hot-cold-link"</text:span></text:p>
      <text:p text:style-name="P1"><text:span text:style-name="T2">data-bs-toggle</text:span>=<text:span text:style-name="T3">"collapse"</text:span> <text:span text:style-name="T2">data-bs-target</text:span>=<text:span text:style-name="T3">"#mobile-home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Hot &amp; Cold 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number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Numbers</text:p>
      <text:p text:style-name="P2">&lt;/a&gt;</text:p>
      <text:p text:style-name="P2">&lt;/li&gt;</text:p>
      <text:p text:style-name="P2"><text:soft-page-break/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Sum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nalytics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w-100 text-start"</text:span></text:p>
      <text:p text:style-name="P1"><text:span text:style-name="T2">data-bs-toggle</text:span>=<text:span text:style-name="T3">"collapse"</text:span> <text:span text:style-name="T2">data-bs-target</text:span>=<text:span text:style-name="T3">"#mobile-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mobile-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<text:soft-page-break/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2">&lt;/div&gt;</text:p>
      <text:p text:style-name="P2">&lt;/div&gt;</text:p>
      <text:p text:style-name="P4"/>
      <text:p text:style-name="P3">&lt;!-- Desktop Top Navbar --&gt;</text:p>
      <text:p text:style-name="P1"><text:span text:style-name="T1">&lt;nav</text:span> <text:span text:style-name="T2">class</text:span>=<text:span text:style-name="T3">"navbar navbar-dark bg-dark flex-md-nowrap p-0 shadow d-none d-md-flex"</text:span><text:span text:style-name="T1">&gt;</text:span></text:p>
      <text:p text:style-name="P1"><text:span text:style-name="T1">&lt;a</text:span> <text:span text:style-name="T2">class</text:span>=<text:span text:style-name="T3">"navbar-brand col-md-3 col-lg-2 me-0 px-3 fs-6"</text:span> <text:span text:style-name="T2">href</text:span>=<text:span text:style-name="T3">"#"</text:span> <text:span text:style-name="T2">onclick</text:span>=<text:span text:style-name="T3">"</text:span><text:span text:style-name="T5">showDefaultContent</text:span><text:span text:style-name="T3">(); </text:span><text:span text:style-name="T8">return</text:span><text:span text:style-name="T3"> false;"</text:span><text:span text:style-name="T1">&gt;</text:span></text:p>
      <text:p text:style-name="P1"><text:span text:style-name="T1">&lt;i</text:span> <text:span text:style-name="T2">class</text:span>=<text:span text:style-name="T3">"bi bi-bootstrap me-2"</text:span><text:span text:style-name="T1">&gt;&lt;/i&gt;</text:span>Eurojackpot Dashboard</text:p>
      <text:p text:style-name="P2">&lt;/a&gt;</text:p>
      <text:p text:style-name="P2">&lt;/nav&gt;</text:p>
      <text:p text:style-name="P4"/>
      <text:p text:style-name="P1"><text:span text:style-name="T1">&lt;div</text:span> <text:span text:style-name="T2">class</text:span>=<text:span text:style-name="T3">"container-fluid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3">&lt;!-- Desktop Sidebar (always visible on desktop) --&gt;</text:p>
      <text:p text:style-name="P1"><text:span text:style-name="T1">&lt;nav</text:span> <text:span text:style-name="T2">id</text:span>=<text:span text:style-name="T3">"sidebarMenu"</text:span> <text:span text:style-name="T2">class</text:span>=<text:span text:style-name="T3">"col-md-3 col-lg-2 d-none d-md-block sidebar collapse"</text:span><text:span text:style-name="T1">&gt;</text:span></text:p>
      <text:p text:style-name="P1"><text:span text:style-name="T1">&lt;div</text:span> <text:span text:style-name="T2">class</text:span>=<text:span text:style-name="T3">"sidebar-sticky pt-3"</text:span><text:span text:style-name="T1">&gt;</text:span></text:p>
      <text:p text:style-name="P1"><text:span text:style-name="T1">&lt;ul</text:span> <text:span text:style-name="T2">class</text:span>=<text:span text:style-name="T3">"list-unstyled ps-0"</text:span><text:span text:style-name="T1">&gt;</text:span></text:p>
      <text:p text:style-name="P3">&lt;!-- Home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 hot-cold-link"</text:span> </text:p>
      <text:p text:style-name="P1"><text:span text:style-name="T2">data-bs-toggle</text:span>=<text:span text:style-name="T3">"collapse"</text:span> <text:span text:style-name="T2">data-bs-target</text:span>=<text:span text:style-name="T3">"#home-collapse"</text:span> <text:span text:style-name="T2">aria-expanded</text:span>=<text:span text:style-name="T3">"false"</text:span></text:p>
      <text:p text:style-name="P1">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bar-chart me-2"</text:span><text:span text:style-name="T1">&gt;&lt;/i&gt;</text:span></text:p>
      <text:p text:style-name="P1">Hot &amp; Cold 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home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 numbers-link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Number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Sum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nalytics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nalytics-collapse"</text:span> <text:span text:style-name="T2">aria-expanded</text:span>=<text:span text:style-name="T3">"false"</text:span><text:span text:style-name="T1">&gt;</text:span></text:p>
      <text:p text:style-name="P1"><text:soft-page-break/><text:span text:style-name="T1">&lt;i</text:span> <text:span text:style-name="T2">class</text:span>=<text:span text:style-name="T3">"bi bi-bar-chart me-2"</text:span><text:span text:style-name="T1">&gt;&lt;/i&gt;</text:span></text:p>
      <text:p text:style-name="P1">Analytics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nalytics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raph-up me-2"</text:span><text:span text:style-name="T1">&gt;&lt;/i&gt;</text:span>Trend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pie-chart me-2"</text:span><text:span text:style-name="T1">&gt;&lt;/i&gt;</text:span>Statistics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4"/>
      <text:p text:style-name="P3">&lt;!-- Account Section --&gt;</text:p>
      <text:p text:style-name="P1"><text:span text:style-name="T1">&lt;li</text:span> <text:span text:style-name="T2">class</text:span>=<text:span text:style-name="T3">"mb-1"</text:span><text:span text:style-name="T1">&gt;</text:span></text:p>
      <text:p text:style-name="P1"><text:span text:style-name="T1">&lt;button</text:span> <text:span text:style-name="T2">class</text:span>=<text:span text:style-name="T3">"btn btn-toggle d-inline-flex align-items-center rounded border-0 collapsed"</text:span> </text:p>
      <text:p text:style-name="P1"><text:span text:style-name="T2">data-bs-toggle</text:span>=<text:span text:style-name="T3">"collapse"</text:span> <text:span text:style-name="T2">data-bs-target</text:span>=<text:span text:style-name="T3">"#account-collapse"</text:span> <text:span text:style-name="T2">aria-expanded</text:span>=<text:span text:style-name="T3">"false"</text:span><text:span text:style-name="T1">&gt;</text:span></text:p>
      <text:p text:style-name="P1"><text:span text:style-name="T1">&lt;i</text:span> <text:span text:style-name="T2">class</text:span>=<text:span text:style-name="T3">"bi bi-person-circle me-2"</text:span><text:span text:style-name="T1">&gt;&lt;/i&gt;</text:span></text:p>
      <text:p text:style-name="P1">Account</text:p>
      <text:p text:style-name="P2">&lt;/button&gt;</text:p>
      <text:p text:style-name="P1"><text:span text:style-name="T1">&lt;div</text:span> <text:span text:style-name="T2">class</text:span>=<text:span text:style-name="T3">"collapse"</text:span> <text:span text:style-name="T2">id</text:span>=<text:span text:style-name="T3">"account-collapse"</text:span><text:span text:style-name="T1">&gt;</text:span></text:p>
      <text:p text:style-name="P1"><text:span text:style-name="T1">&lt;ul</text:span> <text:span text:style-name="T2">class</text:span>=<text:span text:style-name="T3">"btn-toggle-nav list-unstyled fw-normal pb-1 small"</text:span><text:span text:style-name="T1">&gt;</text:span>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gear me-2"</text:span><text:span text:style-name="T1">&gt;&lt;/i&gt;</text:span>Settings</text:p>
      <text:p text:style-name="P2">&lt;/a&gt;</text:p>
      <text:p text:style-name="P2">&lt;/li&gt;</text:p>
      <text:p text:style-name="P2">&lt;li&gt;</text:p>
      <text:p text:style-name="P1"><text:span text:style-name="T1">&lt;a</text:span> <text:span text:style-name="T2">href</text:span>=<text:span text:style-name="T3">"#"</text:span> <text:span text:style-name="T2">class</text:span>=<text:span text:style-name="T3">"d-inline-flex text-decoration-none rounded"</text:span><text:span text:style-name="T1">&gt;</text:span></text:p>
      <text:p text:style-name="P1"><text:span text:style-name="T1">&lt;i</text:span> <text:span text:style-name="T2">class</text:span>=<text:span text:style-name="T3">"bi bi-box-arrow-right me-2"</text:span><text:span text:style-name="T1">&gt;&lt;/i&gt;</text:span>Sign out</text:p>
      <text:p text:style-name="P2">&lt;/a&gt;</text:p>
      <text:p text:style-name="P2">&lt;/li&gt;</text:p>
      <text:p text:style-name="P2">&lt;/ul&gt;</text:p>
      <text:p text:style-name="P2">&lt;/div&gt;</text:p>
      <text:p text:style-name="P2">&lt;/li&gt;</text:p>
      <text:p text:style-name="P2">&lt;/ul&gt;</text:p>
      <text:p text:style-name="P4"/>
      <text:p text:style-name="P2">&lt;hr&gt;</text:p>
      <text:p text:style-name="P1"><text:span text:style-name="T1">&lt;div</text:span> <text:span text:style-name="T2">class</text:span>=<text:span text:style-name="T3">"px-3 py-2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i</text:span> <text:span text:style-name="T2">class</text:span>=<text:span text:style-name="T3">"bi bi-info-circle me-1"</text:span><text:span text:style-name="T1">&gt;&lt;/i&gt;</text:span></text:p>
      <text:p text:style-name="P1">Dashboard v1.0</text:p>
      <text:p text:style-name="P2">&lt;/small&gt;</text:p>
      <text:p text:style-name="P2">&lt;/div&gt;</text:p>
      <text:p text:style-name="P2">&lt;/div&gt;</text:p>
      <text:p text:style-name="P2">&lt;/nav&gt;</text:p>
      <text:p text:style-name="P4"><text:soft-page-break/></text:p>
      <text:p text:style-name="P3">&lt;!-- Main Content --&gt;</text:p>
      <text:p text:style-name="P1"><text:span text:style-name="T1">&lt;main</text:span> <text:span text:style-name="T2">class</text:span>=<text:span text:style-name="T3">"col-md-9 ms-sm-auto col-lg-10 px-md-4 main-content"</text:span><text:span text:style-name="T1">&gt;</text:span></text:p>
      <text:p text:style-name="P1"><text:span text:style-name="T1">&lt;div</text:span> <text:span text:style-name="T2">class</text:span>=<text:span text:style-name="T3">"p-4"</text:span><text:span text:style-name="T1">&gt;</text:span></text:p>
      <text:p text:style-name="P3">&lt;!-- Default Content --&gt;</text:p>
      <text:p text:style-name="P1"><text:span text:style-name="T1">&lt;div</text:span> <text:span text:style-name="T2">id</text:span>=<text:span text:style-name="T3">"default-content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Eurojackpot Analysis Dashboard<text:span text:style-name="T1">&lt;/h1&gt;</text:span></text:p>
      <text:p text:style-name="P2">&lt;/div&gt;</text:p>
      <text:p text:style-name="P1"><text:span text:style-name="T1">&lt;p</text:span> <text:span text:style-name="T2">class</text:span>=<text:span text:style-name="T3">"lead"</text:span><text:span text:style-name="T1">&gt;</text:span>Welcome to the comprehensive Eurojackpot analysis platform.<text:span text:style-name="T1">&lt;/p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speedometer2 me-2 text-primary"</text:span><text:span text:style-name="T1">&gt;&lt;/i&gt;</text:span>Number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Analyze frequency patterns of main numbers (1-50) and euro numbers across all historical draw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primary numbers-link"</text:span><text:span text:style-name="T1">&gt;</text:span></text:p>
      <text:p text:style-name="P1"><text:span text:style-name="T1">&lt;i</text:span> <text:span text:style-name="T2">class</text:span>=<text:span text:style-name="T3">"bi bi-bar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6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h5</text:span> <text:span text:style-name="T2">class</text:span>=<text:span text:style-name="T3">"card-title"</text:span><text:span text:style-name="T1">&gt;</text:span></text:p>
      <text:p text:style-name="P1"><text:span text:style-name="T1">&lt;i</text:span> <text:span text:style-name="T2">class</text:span>=<text:span text:style-name="T3">"bi bi-arrow-clockwise me-2 text-secondary"</text:span><text:span text:style-name="T1">&gt;&lt;/i&gt;</text:span>Sums Analysis</text:p>
      <text:p text:style-name="P2">&lt;/h5&gt;</text:p>
      <text:p text:style-name="P1"><text:span text:style-name="T1">&lt;p</text:span> <text:span text:style-name="T2">class</text:span>=<text:span text:style-name="T3">"card-text"</text:span><text:span text:style-name="T1">&gt;</text:span>Examine sum distributions of drawn numbers across different time periods.<text:span text:style-name="T1">&lt;/p&gt;</text:span></text:p>
      <text:p text:style-name="P1"><text:span text:style-name="T1">&lt;a</text:span> <text:span text:style-name="T2">href</text:span>=<text:span text:style-name="T3">"#"</text:span> <text:span text:style-name="T2">class</text:span>=<text:span text:style-name="T3">"btn btn-secondary"</text:span><text:span text:style-name="T1">&gt;</text:span></text:p>
      <text:p text:style-name="P1"><text:span text:style-name="T1">&lt;i</text:span> <text:span text:style-name="T2">class</text:span>=<text:span text:style-name="T3">"bi bi-pie-chart me-1"</text:span><text:span text:style-name="T1">&gt;&lt;/i&gt;</text:span>View Analysis</text:p>
      <text:p text:style-name="P2">&lt;/a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1"><text:span text:style-name="T1">&lt;div</text:span> <text:span text:style-name="T2">class</text:span>=<text:span text:style-name="T3">"row mt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card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clock-history me-2"</text:span><text:span text:style-name="T1">&gt;&lt;/i&gt;</text:span>Recent Activity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oft-page-break/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check-circle-fill text-success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Data updated<text:span text:style-name="T1">&lt;/small&gt;</text:span></text:p>
      <text:p text:style-name="P2">&lt;br&gt;</text:p>
      <text:p text:style-name="P1"><text:span text:style-name="T1">&lt;strong&gt;</text:span>Latest draw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graph-up text-info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Statistics generated<text:span text:style-name="T1">&lt;/small&gt;</text:span></text:p>
      <text:p text:style-name="P2">&lt;br&gt;</text:p>
      <text:p text:style-name="P1"><text:span text:style-name="T1">&lt;strong&gt;</text:span>Frequency analysis<text:span text:style-name="T1">&lt;/strong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md-4"</text:span><text:span text:style-name="T1">&gt;</text:span></text:p>
      <text:p text:style-name="P1"><text:span text:style-name="T1">&lt;div</text:span> <text:span text:style-name="T2">class</text:span>=<text:span text:style-name="T3">"d-flex align-items-center mb-2"</text:span><text:span text:style-name="T1">&gt;</text:span></text:p>
      <text:p text:style-name="P1"><text:span text:style-name="T1">&lt;div</text:span> <text:span text:style-name="T2">class</text:span>=<text:span text:style-name="T3">"flex-shrink-0"</text:span><text:span text:style-name="T1">&gt;</text:span></text:p>
      <text:p text:style-name="P1"><text:span text:style-name="T1">&lt;i</text:span> <text:span text:style-name="T2">class</text:span>=<text:span text:style-name="T3">"bi bi-file-earmark-text text-warning"</text:span><text:span text:style-name="T1">&gt;&lt;/i&gt;</text:span></text:p>
      <text:p text:style-name="P2">&lt;/div&gt;</text:p>
      <text:p text:style-name="P1"><text:span text:style-name="T1">&lt;div</text:span> <text:span text:style-name="T2">class</text:span>=<text:span text:style-name="T3">"flex-grow-1 ms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Reports available<text:span text:style-name="T1">&lt;/small&gt;</text:span></text:p>
      <text:p text:style-name="P2">&lt;br&gt;</text:p>
      <text:p text:style-name="P1"><text:span text:style-name="T1">&lt;strong&gt;</text:span>Historical trends<text:span text:style-name="T1">&lt;/strong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Numbers Analysis Content (Combined Main + Euro) --&gt;</text:p>
      <text:p text:style-name="P1"><text:span text:style-name="T1">&lt;div</text:span> <text:span text:style-name="T2">id</text:span>=<text:span text:style-name="T3">"numbers-content"</text:span> <text:span text:style-name="T2">style</text:span>=<text:span text:style-name="T3">"display: none;"</text:span><text:span text:style-name="T1">&gt;</text:span></text:p>
      <text:p text:style-name="P1"><text:span text:style-name="T1">&lt;div</text:span> <text:span text:style-name="T2">class</text:span>=<text:span text:style-name="T3">"d-flex justify-content-between flex-wrap flex-md-nowrap align-items-center pt-3 pb-2 mb-3 border-bottom"</text:span><text:span text:style-name="T1">&gt;</text:span></text:p>
      <text:p text:style-name="P1"><text:span text:style-name="T1">&lt;h1</text:span> <text:span text:style-name="T2">class</text:span>=<text:span text:style-name="T3">"h2"</text:span><text:span text:style-name="T1">&gt;</text:span></text:p>
      <text:p text:style-name="P1"><text:span text:style-name="T1">&lt;i</text:span> <text:span text:style-name="T2">class</text:span>=<text:span text:style-name="T3">"bi bi-speedometer2 me-2"</text:span><text:span text:style-name="T1">&gt;&lt;/i&gt;</text:span>Numbers Frequency Analysis</text:p>
      <text:p text:style-name="P2">&lt;/h1&gt;</text:p>
      <text:p text:style-name="P1"><text:span text:style-name="T1">&lt;div</text:span> <text:span text:style-name="T2">class</text:span>=<text:span text:style-name="T3">"btn-toolbar mb-2 mb-md-0"</text:span><text:span text:style-name="T1">&gt;</text:span></text:p>
      <text:p text:style-name="P1"><text:span text:style-name="T1">&lt;button</text:span> <text:span text:style-name="T2">class</text:span>=<text:span text:style-name="T3">"btn btn-outline-secondary"</text:span> <text:span text:style-name="T2">onclick</text:span>=<text:span text:style-name="T3">"</text:span><text:span text:style-name="T5">showDefaultContent</text:span><text:span text:style-name="T3">()"</text:span><text:span text:style-name="T1">&gt;</text:span></text:p>
      <text:p text:style-name="P1"><text:span text:style-name="T1">&lt;i</text:span> <text:span text:style-name="T2">class</text:span>=<text:span text:style-name="T3">"bi bi-arrow-left me-1"</text:span><text:span text:style-name="T1">&gt;&lt;/i&gt;</text:span>Back to Dashboard</text:p>
      <text:p text:style-name="P2">&lt;/button&gt;</text:p>
      <text:p text:style-name="P2"><text:soft-page-break/>&lt;/div&gt;</text:p>
      <text:p text:style-name="P2">&lt;/div&gt;</text:p>
      <text:p text:style-name="P1"><text:span text:style-name="T1">&lt;div</text:span> <text:span text:style-name="T2">class</text:span>=<text:span text:style-name="T3">"row mb-4"</text:span><text:span text:style-name="T1">&gt;</text:span></text:p>
      <text:p text:style-name="P1"><text:span text:style-name="T1">&lt;div</text:span> <text:span text:style-name="T2">class</text:span>=<text:span text:style-name="T3">"col-12"</text:span><text:span text:style-name="T1">&gt;</text:span></text:p>
      <text:p text:style-name="P1"><text:span text:style-name="T1">&lt;div</text:span> <text:span text:style-name="T2">class</text:span>=<text:span text:style-name="T3">"alert alert-info"</text:span><text:span text:style-name="T1">&gt;</text:span></text:p>
      <text:p text:style-name="P1"><text:span text:style-name="T1">&lt;i</text:span> <text:span text:style-name="T2">class</text:span>=<text:span text:style-name="T3">"bi bi-info-circle me-2"</text:span><text:span text:style-name="T1">&gt;&lt;/i&gt;</text:span></text:p>
      <text:p text:style-name="P1">This page shows the historical frequency analysis for both main numbers (1-50) and euro numbers across all time periods.</text:p>
      <text:p text:style-name="P1">The charts display absolute frequencies (bars) and relative frequencies (lines) with expected frequency references.</text:p>
      <text:p text:style-name="P2">&lt;/div&gt;</text:p>
      <text:p text:style-name="P2">&lt;/div&gt;</text:p>
      <text:p text:style-name="P2">&lt;/div&gt;</text:p>
      <text:p text:style-name="P4"/>
      <text:p text:style-name="P3">&lt;!-- Main Numbers Section --&gt;</text:p>
      <text:p text:style-name="P1"><text:span text:style-name="T1">&lt;div</text:span> <text:span text:style-name="T2">class</text:span>=<text:span text:style-name="T3">"row"</text:span><text:span text:style-name="T1">&gt;</text:span></text:p>
      <text:p text:style-name="P1"><text:span text:style-name="T1">&lt;div</text:span> <text:span text:style-name="T2">class</text:span>=<text:span text:style-name="T3">"col-lg-6 col-12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bar-chart-fill me-2"</text:span><text:span text:style-name="T1">&gt;&lt;/i&gt;</text:span>Main Numbers Frequency (1-50)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1"><text:span text:style-name="T1">&lt;div</text:span> <text:span text:style-name="T2">class</text:span>=<text:span text:style-name="T3">"position-relative main-chart-container"</text:span><text:span text:style-name="T1">&gt;</text:span></text:p>
      <text:p text:style-name="P1"><text:span text:style-name="T1">&lt;canvas</text:span> <text:span text:style-name="T2">id</text:span>=<text:span text:style-name="T3">"mainNumbersChart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mt-3"</text:span><text:span text:style-name="T1">&gt;</text:span></text:p>
      <text:p text:style-name="P1"><text:span text:style-name="T1">&lt;small</text:span> <text:span text:style-name="T2">class</text:span>=<text:span text:style-name="T3">"text-muted"</text:span><text:span text:style-name="T1">&gt;</text:span></text:p>
      <text:p text:style-name="P1"><text:span text:style-name="T1">&lt;strong&gt;</text:span>Legend:<text:span text:style-name="T1">&lt;/strong&gt;</text:span> Blue bars show absolute frequency, red line shows relative frequency, </text:p>
      <text:p text:style-name="P1">dashed line indicates expected frequency for uniform distribution.</text:p>
      <text:p text:style-name="P2">&lt;/small&gt;</text:p>
      <text:p text:style-name="P2">&lt;/div&gt;</text:p>
      <text:p text:style-name="P3">&lt;!-- Main Numbers Statistics --&gt;</text:p>
      <text:p text:style-name="P1"><text:span text:style-name="T1">&lt;div</text:span> <text:span text:style-name="T2">class</text:span>=<text:span text:style-name="T3">"row mt-3"</text:span><text:span text:style-name="T1">&gt;</text:span></text:p>
      <text:p text:style-name="P1"><text:span text:style-name="T1">&lt;div</text:span> <text:span text:style-name="T2">class</text:span>=<text:span text:style-name="T3">"col-6"</text:span><text:span text:style-name="T1">&gt;</text:span></text:p>
      <text:p text:style-name="P1"><text:span text:style-name="T1">&lt;div</text:span> <text:span text:style-name="T2">class</text:span>=<text:span text:style-name="T3">"text-center"</text:span><text:span text:style-name="T1">&gt;</text:span></text:p>
      <text:p text:style-name="P1"><text:span text:style-name="T1">&lt;small&gt;&lt;strong&gt;</text:span>Most Frequent:<text:span text:style-name="T1">&lt;/strong&gt;&lt;/small&gt;&lt;br&gt;</text:span></text:p>
      <text:p text:style-name="P1"><text:span text:style-name="T1">&lt;span</text:span> <text:span text:style-name="T2">id</text:span>=<text:span text:style-name="T3">"most-frequent-number"</text:span> <text:span text:style-name="T2">class</text:span>=<text:span text:style-name="T3">"text-success fw-bold"</text:span><text:span text:style-name="T1">&gt;</text:span>-<text:span text:style-name="T1">&lt;/span&gt;</text:span></text:p>
      <text:p text:style-name="P1"><text:span text:style-name="T1">&lt;br&gt;&lt;small</text:span> <text:span text:style-name="T2">id</text:span>=<text:span text:style-name="T3">"most-frequent-count"</text:span> <text:span text:style-name="T2">class</text:span>=<text:span text:style-name="T3">"text-muted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6"</text:span><text:span text:style-name="T1">&gt;</text:span></text:p>
      <text:p text:style-name="P1"><text:span text:style-name="T1">&lt;div</text:span> <text:span text:style-name="T2">class</text:span>=<text:span text:style-name="T3">"text-center"</text:span><text:span text:style-name="T1">&gt;</text:span></text:p>
      <text:p text:style-name="P1"><text:span text:style-name="T1">&lt;small&gt;&lt;strong&gt;</text:span>Least Frequent:<text:span text:style-name="T1">&lt;/strong&gt;&lt;/small&gt;&lt;br&gt;</text:span></text:p>
      <text:p text:style-name="P1"><text:span text:style-name="T1">&lt;span</text:span> <text:span text:style-name="T2">id</text:span>=<text:span text:style-name="T3">"least-frequent-number"</text:span> <text:span text:style-name="T2">class</text:span>=<text:span text:style-name="T3">"text-danger fw-bold"</text:span><text:span text:style-name="T1">&gt;</text:span>-<text:span text:style-name="T1">&lt;/span&gt;</text:span></text:p>
      <text:p text:style-name="P1"><text:span text:style-name="T1">&lt;br&gt;&lt;small</text:span> <text:span text:style-name="T2">id</text:span>=<text:span text:style-name="T3">"least-frequent-count"</text:span> <text:span text:style-name="T2">class</text:span>=<text:span text:style-name="T3">"text-muted"</text:span><text:span text:style-name="T1">&gt;</text:span>- times<text:span text:style-name="T1">&lt;/small&gt;</text:span></text:p>
      <text:p text:style-name="P2">&lt;/div&gt;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row mt-2"</text:span><text:span text:style-name="T1">&gt;</text:span></text:p>
      <text:p text:style-name="P1"><text:span text:style-name="T1">&lt;div</text:span> <text:span text:style-name="T2">class</text:span>=<text:span text:style-name="T3">"col-6"</text:span><text:span text:style-name="T1">&gt;</text:span></text:p>
      <text:p text:style-name="P1"><text:soft-page-break/><text:span text:style-name="T1">&lt;div</text:span> <text:span text:style-name="T2">class</text:span>=<text:span text:style-name="T3">"text-center"</text:span><text:span text:style-name="T1">&gt;</text:span></text:p>
      <text:p text:style-name="P1"><text:span text:style-name="T1">&lt;small&gt;&lt;strong&gt;</text:span>Average Frequency:<text:span text:style-name="T1">&lt;/strong&gt;&lt;/small&gt;&lt;br&gt;</text:span></text:p>
      <text:p text:style-name="P1"><text:span text:style-name="T1">&lt;span</text:span> <text:span text:style-name="T2">id</text:span>=<text:span text:style-name="T3">"average-frequency"</text:span> <text:span text:style-name="T2">class</text:span>=<text:span text:style-name="T3">"text-info fw-bold"</text:span><text:span text:style-name="T1">&gt;</text:span>-<text:span text:style-name="T1">&lt;/span&gt;</text:span></text:p>
      <text:p text:style-name="P2">&lt;/div&gt;</text:p>
      <text:p text:style-name="P2">&lt;/div&gt;</text:p>
      <text:p text:style-name="P1"><text:span text:style-name="T1">&lt;div</text:span> <text:span text:style-name="T2">class</text:span>=<text:span text:style-name="T3">"col-6"</text:span><text:span text:style-name="T1">&gt;</text:span></text:p>
      <text:p text:style-name="P1"><text:span text:style-name="T1">&lt;div</text:span> <text:span text:style-name="T2">class</text:span>=<text:span text:style-name="T3">"text-center"</text:span><text:span text:style-name="T1">&gt;</text:span></text:p>
      <text:p text:style-name="P1"><text:span text:style-name="T1">&lt;small&gt;&lt;strong&gt;</text:span>Total Draws:<text:span text:style-name="T1">&lt;/strong&gt;&lt;/small&gt;&lt;br&gt;</text:span></text:p>
      <text:p text:style-name="P1"><text:span text:style-name="T1">&lt;span</text:span> <text:span text:style-name="T2">id</text:span>=<text:span text:style-name="T3">"total-draws"</text:span> <text:span text:style-name="T2">class</text:span>=<text:span text:style-name="T3">"text-primary fw-bold"</text:span><text:span text:style-name="T1">&gt;</text:span>-<text:span text:style-name="T1">&lt;/span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4"/>
      <text:p text:style-name="P3">&lt;!-- Euro Numbers Section --&gt;</text:p>
      <text:p text:style-name="P1"><text:span text:style-name="T1">&lt;div</text:span> <text:span text:style-name="T2">class</text:span>=<text:span text:style-name="T3">"col-lg-6 col-12 mb-4"</text:span><text:span text:style-name="T1">&gt;</text:span></text:p>
      <text:p text:style-name="P1"><text:span text:style-name="T1">&lt;div</text:span> <text:span text:style-name="T2">class</text:span>=<text:span text:style-name="T3">"card h-100"</text:span><text:span text:style-name="T1">&gt;</text:span></text:p>
      <text:p text:style-name="P1"><text:span text:style-name="T1">&lt;div</text:span> <text:span text:style-name="T2">class</text:span>=<text:span text:style-name="T3">"card-header"</text:span><text:span text:style-name="T1">&gt;</text:span></text:p>
      <text:p text:style-name="P1"><text:span text:style-name="T1">&lt;h5</text:span> <text:span text:style-name="T2">class</text:span>=<text:span text:style-name="T3">"mb-0"</text:span><text:span text:style-name="T1">&gt;</text:span></text:p>
      <text:p text:style-name="P1"><text:span text:style-name="T1">&lt;i</text:span> <text:span text:style-name="T2">class</text:span>=<text:span text:style-name="T3">"bi bi-arrow-clockwise me-2"</text:span><text:span text:style-name="T1">&gt;&lt;/i&gt;</text:span>Euro Numbers Frequency</text:p>
      <text:p text:style-name="P2">&lt;/h5&gt;</text:p>
      <text:p text:style-name="P2">&lt;/div&gt;</text:p>
      <text:p text:style-name="P1"><text:span text:style-name="T1">&lt;div</text:span> <text:span text:style-name="T2">class</text:span>=<text:span text:style-name="T3">"card-body"</text:span><text:span text:style-name="T1">&gt;</text:span></text:p>
      <text:p text:style-name="P3">&lt;!-- Euro Numbers Tabs --&gt;</text:p>
      <text:p text:style-name="P1"><text:span text:style-name="T1">&lt;ul</text:span> <text:span text:style-name="T2">class</text:span>=<text:span text:style-name="T3">"nav nav-pills nav-fill mb-3"</text:span> <text:span text:style-name="T2">id</text:span>=<text:span text:style-name="T3">"euroTabs"</text:span> <text:span text:style-name="T2">role</text:span>=<text:span text:style-name="T3">"tablist"</text:span><text:span text:style-name="T1">&gt;</text:span></text:p>
      <text:p text:style-name="P1"><text:span text:style-name="T1">&lt;li</text:span> <text:span text:style-name="T2">class</text:span>=<text:span text:style-name="T3">"nav-item"</text:span> <text:span text:style-name="T2">role</text:span>=<text:span text:style-name="T3">"presentation"</text:span><text:span text:style-name="T1">&gt;</text:span></text:p>
      <text:p text:style-name="P1"><text:span text:style-name="T1">&lt;button</text:span> <text:span text:style-name="T2">class</text:span>=<text:span text:style-name="T3">"nav-link active"</text:span> <text:span text:style-name="T2">id</text:span>=<text:span text:style-name="T3">"euro3-tab"</text:span> <text:span text:style-name="T2">data-bs-toggle</text:span>=<text:span text:style-name="T3">"pill"</text:span> <text:span text:style-name="T2">data-bs-target</text:span>=<text:span text:style-name="T3">"#euro3-pane"</text:span> <text:span text:style-name="T2">type</text:span>=<text:span text:style-name="T3">"button"</text:span> <text:span text:style-name="T2">role</text:span>=<text:span text:style-name="T3">"tab"</text:span><text:span text:style-name="T1">&gt;</text:span></text:p>
      <text:p text:style-name="P1">2022-Present (1-12)</text:p>
      <text:p text:style-name="P2">&lt;/button&gt;</text:p>
      <text:p text:style-name="P2">&lt;/li&gt;</text:p>
      <text:p text:style-name="P1"><text:span text:style-name="T1">&lt;li</text:span> <text:span text:style-name="T2">class</text:span>=<text:span text:style-name="T3">"nav-item"</text:span> <text:span text:style-name="T2">role</text:span>=<text:span text:style-name="T3">"presentation"</text:span><text:span text:style-name="T1">&gt;</text:span></text:p>
      <text:p text:style-name="P1"><text:span text:style-name="T1">&lt;button</text:span> <text:span text:style-name="T2">class</text:span>=<text:span text:style-name="T3">"nav-link"</text:span> <text:span text:style-name="T2">id</text:span>=<text:span text:style-name="T3">"euro2-tab"</text:span> <text:span text:style-name="T2">data-bs-toggle</text:span>=<text:span text:style-name="T3">"pill"</text:span> <text:span text:style-name="T2">data-bs-target</text:span>=<text:span text:style-name="T3">"#euro2-pane"</text:span> <text:span text:style-name="T2">type</text:span>=<text:span text:style-name="T3">"button"</text:span> <text:span text:style-name="T2">role</text:span>=<text:span text:style-name="T3">"tab"</text:span><text:span text:style-name="T1">&gt;</text:span></text:p>
      <text:p text:style-name="P1">2014-2022 (1-10)</text:p>
      <text:p text:style-name="P2">&lt;/button&gt;</text:p>
      <text:p text:style-name="P2">&lt;/li&gt;</text:p>
      <text:p text:style-name="P1"><text:span text:style-name="T1">&lt;li</text:span> <text:span text:style-name="T2">class</text:span>=<text:span text:style-name="T3">"nav-item"</text:span> <text:span text:style-name="T2">role</text:span>=<text:span text:style-name="T3">"presentation"</text:span><text:span text:style-name="T1">&gt;</text:span></text:p>
      <text:p text:style-name="P1"><text:span text:style-name="T1">&lt;button</text:span> <text:span text:style-name="T2">class</text:span>=<text:span text:style-name="T3">"nav-link"</text:span> <text:span text:style-name="T2">id</text:span>=<text:span text:style-name="T3">"euro1-tab"</text:span> <text:span text:style-name="T2">data-bs-toggle</text:span>=<text:span text:style-name="T3">"pill"</text:span> <text:span text:style-name="T2">data-bs-target</text:span>=<text:span text:style-name="T3">"#euro1-pane"</text:span> <text:span text:style-name="T2">type</text:span>=<text:span text:style-name="T3">"button"</text:span> <text:span text:style-name="T2">role</text:span>=<text:span text:style-name="T3">"tab"</text:span><text:span text:style-name="T1">&gt;</text:span></text:p>
      <text:p text:style-name="P1">2012-2014 (1-8)</text:p>
      <text:p text:style-name="P2">&lt;/button&gt;</text:p>
      <text:p text:style-name="P2">&lt;/li&gt;</text:p>
      <text:p text:style-name="P2">&lt;/ul&gt;</text:p>
      <text:p text:style-name="P4"/>
      <text:p text:style-name="P3">&lt;!-- Euro Numbers Tab Content --&gt;</text:p>
      <text:p text:style-name="P1"><text:span text:style-name="T1">&lt;div</text:span> <text:span text:style-name="T2">class</text:span>=<text:span text:style-name="T3">"tab-content"</text:span> <text:span text:style-name="T2">id</text:span>=<text:span text:style-name="T3">"euroTabContent"</text:span><text:span text:style-name="T1">&gt;</text:span></text:p>
      <text:p text:style-name="P3">&lt;!-- Period 3: 2022-present --&gt;</text:p>
      <text:p text:style-name="P1"><text:span text:style-name="T1">&lt;div</text:span> <text:span text:style-name="T2">class</text:span>=<text:span text:style-name="T3">"tab-pane fade show active"</text:span> <text:span text:style-name="T2">id</text:span>=<text:span text:style-name="T3">"euro3-pane"</text:span> <text:span text:style-name="T2">role</text:span>=<text:span text:style-name="T3">"tabpanel"</text:span><text:span text:style-name="T1">&gt;</text:span></text:p>
      <text:p text:style-name="P1"><text:span text:style-name="T1">&lt;div</text:span> <text:span text:style-name="T2">class</text:span>=<text:span text:style-name="T3">"position-relative euro-chart-container"</text:span><text:span text:style-name="T1">&gt;</text:span></text:p>
      <text:p text:style-name="P1"><text:span text:style-name="T1">&lt;canvas</text:span> <text:span text:style-name="T2">id</text:span>=<text:span text:style-name="T3">"euroChart3"</text:span><text:span text:style-name="T1">&gt;&lt;/canvas&gt;</text:span></text:p>
      <text:p text:style-name="P2"><text:soft-page-break/>&lt;/div&gt;</text:p>
      <text:p text:style-name="P1"><text:span text:style-name="T1">&lt;div</text:span> <text:span text:style-name="T2">class</text:span>=<text:span text:style-name="T3">"row mt-3"</text:span><text:span text:style-name="T1">&gt;</text:span>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Most:<text:span text:style-name="T1">&lt;/strong&gt;</text:span> <text:span text:style-name="T1">&lt;span</text:span> <text:span text:style-name="T2">id</text:span>=<text:span text:style-name="T3">"euro3-most-frequent"</text:span> <text:span text:style-name="T2">class</text:span>=<text:span text:style-name="T3">"text-success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Least:<text:span text:style-name="T1">&lt;/strong&gt;</text:span> <text:span text:style-name="T1">&lt;span</text:span> <text:span text:style-name="T2">id</text:span>=<text:span text:style-name="T3">"euro3-least-frequent"</text:span> <text:span text:style-name="T2">class</text:span>=<text:span text:style-name="T3">"text-danger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Draws:<text:span text:style-name="T1">&lt;/strong&gt;</text:span> <text:span text:style-name="T1">&lt;span</text:span> <text:span text:style-name="T2">id</text:span>=<text:span text:style-name="T3">"euro3-total-draws"</text:span> <text:span text:style-name="T2">class</text:span>=<text:span text:style-name="T3">"text-primary"</text:span><text:span text:style-name="T1">&gt;</text:span>-<text:span text:style-name="T1">&lt;/span&gt;&lt;/small&gt;</text:span></text:p>
      <text:p text:style-name="P2">&lt;/div&gt;</text:p>
      <text:p text:style-name="P2">&lt;/div&gt;</text:p>
      <text:p text:style-name="P2">&lt;/div&gt;</text:p>
      <text:p text:style-name="P4"/>
      <text:p text:style-name="P3">&lt;!-- Period 2: 2014-2022 --&gt;</text:p>
      <text:p text:style-name="P1"><text:span text:style-name="T1">&lt;div</text:span> <text:span text:style-name="T2">class</text:span>=<text:span text:style-name="T3">"tab-pane fade"</text:span> <text:span text:style-name="T2">id</text:span>=<text:span text:style-name="T3">"euro2-pane"</text:span> <text:span text:style-name="T2">role</text:span>=<text:span text:style-name="T3">"tabpanel"</text:span><text:span text:style-name="T1">&gt;</text:span></text:p>
      <text:p text:style-name="P1"><text:span text:style-name="T1">&lt;div</text:span> <text:span text:style-name="T2">class</text:span>=<text:span text:style-name="T3">"position-relative euro-chart-container"</text:span><text:span text:style-name="T1">&gt;</text:span></text:p>
      <text:p text:style-name="P1"><text:span text:style-name="T1">&lt;canvas</text:span> <text:span text:style-name="T2">id</text:span>=<text:span text:style-name="T3">"euroChart2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row mt-3"</text:span><text:span text:style-name="T1">&gt;</text:span>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Most:<text:span text:style-name="T1">&lt;/strong&gt;</text:span> <text:span text:style-name="T1">&lt;span</text:span> <text:span text:style-name="T2">id</text:span>=<text:span text:style-name="T3">"euro2-most-frequent"</text:span> <text:span text:style-name="T2">class</text:span>=<text:span text:style-name="T3">"text-success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Least:<text:span text:style-name="T1">&lt;/strong&gt;</text:span> <text:span text:style-name="T1">&lt;span</text:span> <text:span text:style-name="T2">id</text:span>=<text:span text:style-name="T3">"euro2-least-frequent"</text:span> <text:span text:style-name="T2">class</text:span>=<text:span text:style-name="T3">"text-danger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Draws:<text:span text:style-name="T1">&lt;/strong&gt;</text:span> <text:span text:style-name="T1">&lt;span</text:span> <text:span text:style-name="T2">id</text:span>=<text:span text:style-name="T3">"euro2-total-draws"</text:span> <text:span text:style-name="T2">class</text:span>=<text:span text:style-name="T3">"text-primary"</text:span><text:span text:style-name="T1">&gt;</text:span>-<text:span text:style-name="T1">&lt;/span&gt;&lt;/small&gt;</text:span></text:p>
      <text:p text:style-name="P2">&lt;/div&gt;</text:p>
      <text:p text:style-name="P2">&lt;/div&gt;</text:p>
      <text:p text:style-name="P2">&lt;/div&gt;</text:p>
      <text:p text:style-name="P4"/>
      <text:p text:style-name="P3">&lt;!-- Period 1: 2012-2014 --&gt;</text:p>
      <text:p text:style-name="P1"><text:span text:style-name="T1">&lt;div</text:span> <text:span text:style-name="T2">class</text:span>=<text:span text:style-name="T3">"tab-pane fade"</text:span> <text:span text:style-name="T2">id</text:span>=<text:span text:style-name="T3">"euro1-pane"</text:span> <text:span text:style-name="T2">role</text:span>=<text:span text:style-name="T3">"tabpanel"</text:span><text:span text:style-name="T1">&gt;</text:span></text:p>
      <text:p text:style-name="P1"><text:span text:style-name="T1">&lt;div</text:span> <text:span text:style-name="T2">class</text:span>=<text:span text:style-name="T3">"position-relative euro-chart-container"</text:span><text:span text:style-name="T1">&gt;</text:span></text:p>
      <text:p text:style-name="P1"><text:span text:style-name="T1">&lt;canvas</text:span> <text:span text:style-name="T2">id</text:span>=<text:span text:style-name="T3">"euroChart1"</text:span><text:span text:style-name="T1">&gt;&lt;/canvas&gt;</text:span></text:p>
      <text:p text:style-name="P2">&lt;/div&gt;</text:p>
      <text:p text:style-name="P1"><text:span text:style-name="T1">&lt;div</text:span> <text:span text:style-name="T2">class</text:span>=<text:span text:style-name="T3">"row mt-3"</text:span><text:span text:style-name="T1">&gt;</text:span>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Most:<text:span text:style-name="T1">&lt;/strong&gt;</text:span> <text:span text:style-name="T1">&lt;span</text:span> <text:span text:style-name="T2">id</text:span>=<text:span text:style-name="T3">"euro1-most-frequent"</text:span> <text:span text:style-name="T2">class</text:span>=<text:span text:style-name="T3">"text-success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pan text:style-name="T1">&lt;small&gt;&lt;strong&gt;</text:span>Least:<text:span text:style-name="T1">&lt;/strong&gt;</text:span> <text:span text:style-name="T1">&lt;span</text:span> <text:span text:style-name="T2">id</text:span>=<text:span text:style-name="T3">"euro1-least-frequent"</text:span> <text:span text:style-name="T2">class</text:span>=<text:span text:style-name="T3">"text-danger"</text:span><text:span text:style-name="T1">&gt;</text:span>-<text:span text:style-name="T1">&lt;/span&gt;&lt;/small&gt;</text:span></text:p>
      <text:p text:style-name="P2">&lt;/div&gt;</text:p>
      <text:p text:style-name="P1"><text:span text:style-name="T1">&lt;div</text:span> <text:span text:style-name="T2">class</text:span>=<text:span text:style-name="T3">"col-4 text-center"</text:span><text:span text:style-name="T1">&gt;</text:span></text:p>
      <text:p text:style-name="P1"><text:soft-page-break/><text:span text:style-name="T1">&lt;small&gt;&lt;strong&gt;</text:span>Draws:<text:span text:style-name="T1">&lt;/strong&gt;</text:span> <text:span text:style-name="T1">&lt;span</text:span> <text:span text:style-name="T2">id</text:span>=<text:span text:style-name="T3">"euro1-total-draws"</text:span> <text:span text:style-name="T2">class</text:span>=<text:span text:style-name="T3">"text-primary"</text:span><text:span text:style-name="T1">&gt;</text:span>-<text:span text:style-name="T1">&lt;/span&gt;&lt;/small&gt;</text:span>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div&gt;</text:p>
      <text:p text:style-name="P2">&lt;/main&gt;</text:p>
      <text:p text:style-name="P2">&lt;/div&gt;</text:p>
      <text:p text:style-name="P2">&lt;/div&gt;</text:p>
      <text:p text:style-name="P4"/>
      <text:p text:style-name="P3">&lt;!-- Bootstrap JS --&gt;</text:p>
      <text:p text:style-name="P1"><text:span text:style-name="T1">&lt;script</text:span><text:span text:style-name="T4"> </text:span><text:span text:style-name="T2">src</text:span><text:span text:style-name="T4">=</text:span><text:span text:style-name="T3">"https://cdn.jsdelivr.net/npm/bootstrap@5.3.0/dist/js/bootstrap.bundle.min.js"</text:span><text:span text:style-name="T1">&gt;&lt;/script&gt;</text:span></text:p>
      <text:p text:style-name="P4"/>
      <text:p text:style-name="P2">&lt;script&gt;</text:p>
      <text:p text:style-name="P1"><text:span text:style-name="T3">let</text:span><text:span text:style-name="T4"> </text:span><text:span text:style-name="T6">mainNumbersChart</text:span><text:span text:style-name="T4"> = </text:span><text:span text:style-name="T3">null</text:span><text:span text:style-name="T4">;</text:span></text:p>
      <text:p text:style-name="P1"><text:span text:style-name="T3">let</text:span><text:span text:style-name="T4"> </text:span><text:span text:style-name="T6">euroChart1</text:span><text:span text:style-name="T4"> = </text:span><text:span text:style-name="T3">null</text:span><text:span text:style-name="T4">;</text:span></text:p>
      <text:p text:style-name="P1"><text:span text:style-name="T3">let</text:span><text:span text:style-name="T4"> </text:span><text:span text:style-name="T6">euroChart2</text:span><text:span text:style-name="T4"> = </text:span><text:span text:style-name="T3">null</text:span><text:span text:style-name="T4">;</text:span></text:p>
      <text:p text:style-name="P1"><text:span text:style-name="T3">let</text:span><text:span text:style-name="T4"> </text:span><text:span text:style-name="T6">euroChart3</text:span><text:span text:style-name="T4"> = </text:span><text:span text:style-name="T3">null</text:span><text:span text:style-name="T4">;</text:span></text:p>
      <text:p text:style-name="P4"/>
      <text:p text:style-name="P3">// Function to show default content</text:p>
      <text:p text:style-name="P1"><text:span text:style-name="T3">function</text:span><text:span text:style-name="T4"> </text:span><text:span text:style-name="T5">showDefault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number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</text:p>
      <text:p text:style-name="P4"/>
      <text:p text:style-name="P3">// Function to show numbers content (combined main + euro)</text:p>
      <text:p text:style-name="P1"><text:span text:style-name="T3">function</text:span><text:span text:style-name="T4"> </text:span><text:span text:style-name="T5">showNumbersContent</text:span><text:span text:style-name="T4">(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default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none'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numbers-content'</text:span><text:span text:style-name="T4">).</text:span><text:span text:style-name="T6">style</text:span><text:span text:style-name="T4">.</text:span><text:span text:style-name="T6">display</text:span><text:span text:style-name="T4"> = </text:span><text:span text:style-name="T7">'block'</text:span><text:span text:style-name="T4">;</text:span></text:p>
      <text:p text:style-name="P3">// Load charts</text:p>
      <text:p text:style-name="P1"><text:span text:style-name="T5">loadMainNumbersChart</text:span><text:span text:style-name="T4">();</text:span></text:p>
      <text:p text:style-name="P1"><text:span text:style-name="T5">loadEuroNumbersCharts</text:span><text:span text:style-name="T4">();</text:span></text:p>
      <text:p text:style-name="P5">}</text:p>
      <text:p text:style-name="P4"/>
      <text:p text:style-name="P3">// Function to load CSV data</text:p>
      <text:p text:style-name="P1"><text:span text:style-name="T3">async</text:span><text:span text:style-name="T4"> </text:span><text:span text:style-name="T3">function</text:span><text:span text:style-name="T4"> </text:span><text:span text:style-name="T5">loadCSVData</text:span><text:span text:style-name="T4">(</text:span><text:span text:style-name="T6">filename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response</text:span><text:span text:style-name="T4"> = </text:span><text:span text:style-name="T8">await</text:span><text:span text:style-name="T4"> </text:span><text:span text:style-name="T5">fetch</text:span><text:span text:style-name="T4">(</text:span><text:span text:style-name="T6">filename</text:span><text:span text:style-name="T4">);</text:span></text:p>
      <text:p text:style-name="P1"><text:span text:style-name="T3">const</text:span><text:span text:style-name="T4"> </text:span><text:span text:style-name="T9">text</text:span><text:span text:style-name="T4"> = </text:span><text:span text:style-name="T8">await</text:span><text:span text:style-name="T4"> </text:span><text:span text:style-name="T9">response</text:span><text:span text:style-name="T4">.</text:span><text:span text:style-name="T5">text</text:span><text:span text:style-name="T4">();</text:span></text:p>
      <text:p text:style-name="P1"><text:span text:style-name="T3">const</text:span><text:span text:style-name="T4"> </text:span><text:span text:style-name="T9">rows</text:span><text:span text:style-name="T4"> = </text:span><text:span text:style-name="T9">text</text:span><text:span text:style-name="T4">.</text:span><text:span text:style-name="T5">split</text:span><text:span text:style-name="T4">(</text:span><text:span text:style-name="T7">'</text:span><text:span text:style-name="T10">\n</text:span><text:span text:style-name="T7">'</text:span><text:span text:style-name="T4">).</text:span><text:span text:style-name="T5">slice</text:span><text:span text:style-name="T4">(</text:span><text:span text:style-name="T11">1</text:span><text:span text:style-name="T4">); </text:span><text:span text:style-name="T12">// Skip header</text:span></text:p>
      <text:p text:style-name="P1"><text:soft-page-break/><text:span text:style-name="T3">const</text:span><text:span text:style-name="T4"> </text:span><text:span text:style-name="T9">data</text:span><text:span text:style-name="T4"> = [];</text:span></text:p>
      <text:p text:style-name="P1"><text:span text:style-name="T9">rows</text:span><text:span text:style-name="T4">.</text:span><text:span text:style-name="T5">forEach</text:span><text:span text:style-name="T4">(</text:span><text:span text:style-name="T6">row</text:span><text:span text:style-name="T4"> </text:span><text:span text:style-name="T3">=&gt;</text:span><text:span text:style-name="T4"> {</text:span></text:p>
      <text:p text:style-name="P1"><text:span text:style-name="T3">const</text:span><text:span text:style-name="T4"> </text:span><text:span text:style-name="T9">columns</text:span><text:span text:style-name="T4"> = </text:span><text:span text:style-name="T6">row</text:span><text:span text:style-name="T4">.</text:span><text:span text:style-name="T5">split</text:span><text:span text:style-name="T4">(</text:span><text:span text:style-name="T7">','</text:span><text:span text:style-name="T4">);</text:span></text:p>
      <text:p text:style-name="P1"><text:span text:style-name="T8">if</text:span><text:span text:style-name="T4"> (</text:span><text:span text:style-name="T9">columns</text:span><text:span text:style-name="T4">.</text:span><text:span text:style-name="T6">length</text:span><text:span text:style-name="T4"> &gt;= </text:span><text:span text:style-name="T11">2</text:span><text:span text:style-name="T4"> &amp;&amp; </text:span><text:span text:style-name="T9">columns</text:span><text:span text:style-name="T4">[</text:span><text:span text:style-name="T11">0</text:span><text:span text:style-name="T4">] &amp;&amp; </text:span><text:span text:style-name="T9">columns</text:span><text:span text:style-name="T4">[</text:span><text:span text:style-name="T11">1</text:span><text:span text:style-name="T4">]) {</text:span></text:p>
      <text:p text:style-name="P1"><text:span text:style-name="T9">data</text:span><text:span text:style-name="T4">.</text:span><text:span text:style-name="T5">push</text:span><text:span text:style-name="T4">({</text:span></text:p>
      <text:p text:style-name="P1"><text:span text:style-name="T6">number:</text:span><text:span text:style-name="T4"> </text:span><text:span text:style-name="T5">parseInt</text:span><text:span text:style-name="T4">(</text:span><text:span text:style-name="T9">columns</text:span><text:span text:style-name="T4">[</text:span><text:span text:style-name="T11">0</text:span><text:span text:style-name="T4">]),</text:span></text:p>
      <text:p text:style-name="P1"><text:span text:style-name="T6">value:</text:span><text:span text:style-name="T4"> </text:span><text:span text:style-name="T5">parseFloat</text:span><text:span text:style-name="T4">(</text:span><text:span text:style-name="T9">columns</text:span><text:span text:style-name="T4">[</text:span><text:span text:style-name="T11">1</text:span><text:span text:style-name="T4">])</text:span></text:p>
      <text:p text:style-name="P5">});</text:p>
      <text:p text:style-name="P5">}</text:p>
      <text:p text:style-name="P5">});</text:p>
      <text:p text:style-name="P1"><text:span text:style-name="T8">return</text:span><text:span text:style-name="T4"> </text:span><text:span text:style-name="T9">data</text:span><text:span text:style-name="T4">.</text:span><text:span text:style-name="T5">sort</text:span><text:span text:style-name="T4">((</text:span><text:span text:style-name="T6">a</text:span><text:span text:style-name="T4">, </text:span><text:span text:style-name="T6">b</text:span><text:span text:style-name="T4">) </text:span><text:span text:style-name="T3">=&gt;</text:span><text:span text:style-name="T4"> </text:span><text:span text:style-name="T6">a</text:span><text:span text:style-name="T4">.</text:span><text:span text:style-name="T6">number</text:span><text:span text:style-name="T4"> - </text:span><text:span text:style-name="T6">b</text:span><text:span text:style-name="T4">.</text:span><text:span text:style-name="T6">number</text:span><text:span text:style-name="T4">);</text:span></text:p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loading </text:span><text:span text:style-name="T3">${</text:span><text:span text:style-name="T6">filename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8">return</text:span><text:span text:style-name="T4"> [];</text:span></text:p>
      <text:p text:style-name="P5">}</text:p>
      <text:p text:style-name="P5">}</text:p>
      <text:p text:style-name="P4"/>
      <text:p text:style-name="P3">// Function to create euro number chart</text:p>
      <text:p text:style-name="P1"><text:span text:style-name="T3">async</text:span><text:span text:style-name="T4"> </text:span><text:span text:style-name="T3">function</text:span><text:span text:style-name="T4"> </text:span><text:span text:style-name="T5">createEuroChart</text:span><text:span text:style-name="T4">(</text:span><text:span text:style-name="T6">canvasId</text:span><text:span text:style-name="T4">, </text:span><text:span text:style-name="T6">interval</text:span><text:span text:style-name="T4">, </text:span><text:span text:style-name="T6">maxNumber</text:span><text:span text:style-name="T4">, </text:span><text:span text:style-name="T6">folderSuffix</text:span><text:span text:style-name="T4">, </text:span><text:span text:style-name="T6">statsPrefix</text:span><text:span text:style-name="T4">) {</text:span></text:p>
      <text:p text:style-name="P1"><text:span text:style-name="T8">try</text:span><text:span text:style-name="T4"> {</text:span></text:p>
      <text:p text:style-name="P1"><text:span text:style-name="T3">const</text:span><text:span text:style-name="T4"> </text:span><text:span text:style-name="T9">basePath</text:span><text:span text:style-name="T4"> = </text:span><text:span text:style-name="T7">`Data_Analysis/Number_Frequency_Analysis/euro_numbers_</text:span><text:span text:style-name="T3">${</text:span><text:span text:style-name="T6">folderSuffix</text:span><text:span text:style-name="T3">}</text:span><text:span text:style-name="T7">`</text:span><text:span text:style-name="T4">;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`</text:span><text:span text:style-name="T3">${</text:span><text:span text:style-name="T9">basePath</text:span><text:span text:style-name="T3">}</text:span><text:span text:style-name="T7">/absolute_frequencies.csv`</text:span><text:span text:style-name="T4">),</text:span></text:p>
      <text:p text:style-name="P1"><text:span text:style-name="T5">loadCSVData</text:span><text:span text:style-name="T4">(</text:span><text:span text:style-name="T7">`</text:span><text:span text:style-name="T3">${</text:span><text:span text:style-name="T9">basePath</text:span><text:span text:style-name="T3">}</text:span><text:span text:style-name="T7">/relative_frequencies.csv`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6">canvasId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`&lt;div class="alert alert-warning"&gt;Unable to load frequency data for </text:span><text:span text:style-name="T3">${</text:span><text:span text:style-name="T6">interval</text:span><text:span text:style-name="T3">}</text:span><text:span text:style-name="T7">. Please check that the CSV files exist.&lt;/div&gt;`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6">maxNumber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`</text:span><text:span text:style-name="T3">${</text:span><text:span text:style-name="T6">statsPrefix</text:span><text:span text:style-name="T3">}</text:span><text:span text:style-name="T7">-most-frequent`</text:span><text:span text:style-name="T4">).</text:span><text:span text:style-name="T6">textContent</text:span><text:span text:style-name="T4"> = </text:span></text:p>
      <text:p text:style-name="P1"><text:span text:style-name="T7">`#</text:span><text:span text:style-name="T3">${</text:span><text:span text:style-name="T9">numbers</text:span><text:span text:style-name="T4">[</text:span><text:span text:style-name="T9">maxAbsIdx</text:span><text:span text:style-name="T4">]</text:span><text:span text:style-name="T3">}</text:span><text:span text:style-name="T7"> (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)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`</text:span><text:span text:style-name="T3">${</text:span><text:span text:style-name="T6">statsPrefix</text:span><text:span text:style-name="T3">}</text:span><text:span text:style-name="T7">-least-frequent`</text:span><text:span text:style-name="T4">).</text:span><text:span text:style-name="T6">textContent</text:span><text:span text:style-name="T4"> = </text:span></text:p>
      <text:p text:style-name="P1"><text:span text:style-name="T7">`#</text:span><text:span text:style-name="T3">${</text:span><text:span text:style-name="T9">numbers</text:span><text:span text:style-name="T4">[</text:span><text:span text:style-name="T9">minAbsIdx</text:span><text:span text:style-name="T4">]</text:span><text:span text:style-name="T3">}</text:span><text:span text:style-name="T7"> (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)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`</text:span><text:span text:style-name="T3">${</text:span><text:span text:style-name="T6">statsPrefix</text:span><text:span text:style-name="T3">}</text:span><text:span text:style-name="T7">-total-draws`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2</text:span><text:span text:style-name="T4">);</text:span></text:p>
      <text:p text:style-name="P4"><text:soft-page-break/></text:p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255, 159, 64, 0.8)'</text:span><text:span text:style-name="T4">; </text:span><text:span text:style-name="T12">// Orange for normal (different from main numbers)</text:span></text:p>
      <text:p text:style-name="P5">});</text:p>
      <text:p text:style-name="P4"/>
      <text:p text:style-name="P3"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6">canvasId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3">const</text:span><text:span text:style-name="T4"> </text:span><text:span text:style-name="T9">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75, 192, 192, 1)'</text:span><text:span text:style-name="T4">,</text:span></text:p>
      <text:p text:style-name="P1"><text:span text:style-name="T6">backgroundColor:</text:span><text:span text:style-name="T4"> </text:span><text:span text:style-name="T7">'rgba(75, 192, 19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3</text:span><text:span text:style-name="T4">,</text:span></text:p>
      <text:p text:style-name="P1"><text:span text:style-name="T6">pointHoverRadius:</text:span><text:span text:style-name="T4"> </text:span><text:span text:style-name="T11">5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6">maxNumber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153, 102, 255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oft-page-break/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`Euro Numbers - </text:span><text:span text:style-name="T3">${</text:span><text:span text:style-name="T6">interval</text:span><text:span text:style-name="T3">}</text:span><text:span text:style-name="T7">`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2</text:span><text:span text:style-name="T4"> }</text:span></text:p>
      <text:p text:style-name="P5">},</text:p>
      <text:p text:style-name="P1"><text:span text:style-name="T6">legend:</text:span><text:span text:style-name="T4"> {</text:span></text:p>
      <text:p text:style-name="P1"><text:span text:style-name="T6">display:</text:span><text:span text:style-name="T4"> </text:span><text:span text:style-name="T3">false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Euro 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Euro Numbers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1</text:span><text:span text:style-name="T4"> }</text:span>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'</text:span><text:span text:style-name="T4">,</text:span></text:p>
      <text:p text:style-name="P1"><text:span text:style-name="T6">color:</text:span><text:span text:style-name="T4"> </text:span><text:span text:style-name="T7">'rgba(255, 159, 64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159, 64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oft-page-break/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Relative'</text:span><text:span text:style-name="T4">,</text:span></text:p>
      <text:p text:style-name="P1"><text:span text:style-name="T6">color:</text:span><text:span text:style-name="T4"> </text:span><text:span text:style-name="T7">'rgba(75, 192, 192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75, 192, 192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}</text:p>
      <text:p text:style-name="P5">}</text:p>
      <text:p text:style-name="P5">});</text:p>
      <text:p text:style-name="P4"/>
      <text:p text:style-name="P1"><text:span text:style-name="T8">return</text:span><text:span text:style-name="T4"> </text:span><text:span text:style-name="T9">chart</text:span><text:span text:style-name="T4">;</text:span>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`Error creating euro chart </text:span><text:span text:style-name="T3">${</text:span><text:span text:style-name="T6">canvasId</text:span><text:span text:style-name="T3">}</text:span><text:span text:style-name="T7">:`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6">canvasId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`&lt;div class="alert alert-danger"&gt;Error creating chart for </text:span><text:span text:style-name="T3">${</text:span><text:span text:style-name="T6">interval</text:span><text:span text:style-name="T3">}</text:span><text:span text:style-name="T7">. Please check the console for details.&lt;/div&gt;`</text:span><text:span text:style-name="T4">;</text:span></text:p>
      <text:p text:style-name="P1"><text:span text:style-name="T8">return</text:span><text:span text:style-name="T4"> </text:span><text:span text:style-name="T3">null</text:span><text:span text:style-name="T4">;</text:span></text:p>
      <text:p text:style-name="P5">}</text:p>
      <text:p text:style-name="P5">}</text:p>
      <text:p text:style-name="P4"/>
      <text:p text:style-name="P3">// Function to create the dual-axis chart for main numbers</text:p>
      <text:p text:style-name="P1"><text:span text:style-name="T3">async</text:span><text:span text:style-name="T4"> </text:span><text:span text:style-name="T3">function</text:span><text:span text:style-name="T4"> </text:span><text:span text:style-name="T5">loadMainNumbersChart</text:span><text:span text:style-name="T4">() {</text:span></text:p>
      <text:p text:style-name="P1"><text:span text:style-name="T8">try</text:span><text:span text:style-name="T4"> {</text:span></text:p>
      <text:p text:style-name="P3">// Load both CSV files</text:p>
      <text:p text:style-name="P1"><text:span text:style-name="T3">const</text:span><text:span text:style-name="T4"> [</text:span><text:span text:style-name="T9">absoluteData</text:span><text:span text:style-name="T4">, </text:span><text:span text:style-name="T9">relativeData</text:span><text:span text:style-name="T4">] = </text:span><text:span text:style-name="T8">await</text:span><text:span text:style-name="T4"> </text:span><text:span text:style-name="T13">Promise</text:span><text:span text:style-name="T4">.</text:span><text:span text:style-name="T5">all</text:span><text:span text:style-name="T4">([</text:span></text:p>
      <text:p text:style-name="P1"><text:span text:style-name="T5">loadCSVData</text:span><text:span text:style-name="T4">(</text:span><text:span text:style-name="T7">'Data_Analysis/Number_Frequency_Analysis/main_numbers_absolute_frequencies.csv'</text:span><text:span text:style-name="T4">),</text:span></text:p>
      <text:p text:style-name="P1"><text:span text:style-name="T5">loadCSVData</text:span><text:span text:style-name="T4">(</text:span><text:span text:style-name="T7">'Data_Analysis/Number_Frequency_Analysis/main_numbers_relative_frequencies.csv'</text:span><text:span text:style-name="T4">)</text:span></text:p>
      <text:p text:style-name="P5">]);</text:p>
      <text:p text:style-name="P4"/>
      <text:p text:style-name="P1"><text:span text:style-name="T8">if</text:span><text:span text:style-name="T4"> (</text:span><text:span text:style-name="T9">absoluteData</text:span><text:span text:style-name="T4">.</text:span><text:span text:style-name="T6">length</text:span><text:span text:style-name="T4"> === </text:span><text:span text:style-name="T11">0</text:span><text:span text:style-name="T4"> || </text:span><text:span text:style-name="T9">relativeData</text:span><text:span text:style-name="T4">.</text:span><text:span text:style-name="T6">length</text:span><text:span text:style-name="T4"> === </text:span><text:span text:style-name="T11">0</text:span><text:span text:style-name="T4">) {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warning"&gt;Unable to load frequency data. Please check that the CSV files exist in the Data_Analysis/Number_Frequency_Analysis folder.&lt;/div&gt;'</text:span><text:span text:style-name="T4">;</text:span></text:p>
      <text:p text:style-name="P1"><text:span text:style-name="T8">return</text:span><text:span text:style-name="T4">;</text:span></text:p>
      <text:p text:style-name="P5">}</text:p>
      <text:p text:style-name="P4"/>
      <text:p text:style-name="P3"><text:soft-page-break/>// Extract data</text:p>
      <text:p text:style-name="P1"><text:span text:style-name="T3">const</text:span><text:span text:style-name="T4"> </text:span><text:span text:style-name="T9">number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number</text:span><text:span text:style-name="T4">);</text:span></text:p>
      <text:p text:style-name="P1"><text:span text:style-name="T3">const</text:span><text:span text:style-name="T4"> </text:span><text:span text:style-name="T9">absoluteFreqs</text:span><text:span text:style-name="T4"> = </text:span><text:span text:style-name="T9">absolut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1"><text:span text:style-name="T3">const</text:span><text:span text:style-name="T4"> </text:span><text:span text:style-name="T9">relativeFreqs</text:span><text:span text:style-name="T4"> = </text:span><text:span text:style-name="T9">relativeData</text:span><text:span text:style-name="T4">.</text:span><text:span text:style-name="T5">map</text:span><text:span text:style-name="T4">(</text:span><text:span text:style-name="T6">d</text:span><text:span text:style-name="T4"> </text:span><text:span text:style-name="T3">=&gt;</text:span><text:span text:style-name="T4"> </text:span><text:span text:style-name="T6">d</text:span><text:span text:style-name="T4">.</text:span><text:span text:style-name="T6">value</text:span><text:span text:style-name="T4">);</text:span></text:p>
      <text:p text:style-name="P4"/>
      <text:p text:style-name="P3">// Calculate statistics</text:p>
      <text:p text:style-name="P1"><text:span text:style-name="T3">const</text:span><text:span text:style-name="T4"> </text:span><text:span text:style-name="T9">totalFreq</text:span><text:span text:style-name="T4"> = </text:span><text:span text:style-name="T9">absoluteFreqs</text:span><text:span text:style-name="T4">.</text:span><text:span text:style-name="T5">reduce</text:span><text:span text:style-name="T4">((</text:span><text:span text:style-name="T6">sum</text:span><text:span text:style-name="T4">, </text:span><text:span text:style-name="T6">freq</text:span><text:span text:style-name="T4">) </text:span><text:span text:style-name="T3">=&gt;</text:span><text:span text:style-name="T4"> </text:span><text:span text:style-name="T6">sum</text:span><text:span text:style-name="T4"> + </text:span><text:span text:style-name="T6">freq</text:span><text:span text:style-name="T4">, </text:span><text:span text:style-name="T11">0</text:span><text:span text:style-name="T4">);</text:span></text:p>
      <text:p text:style-name="P1"><text:span text:style-name="T3">const</text:span><text:span text:style-name="T4"> </text:span><text:span text:style-name="T9">avgFreq</text:span><text:span text:style-name="T4"> = </text:span><text:span text:style-name="T9">totalFreq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expectedRelativeFreq</text:span><text:span text:style-name="T4"> = </text:span><text:span text:style-name="T11">1</text:span><text:span text:style-name="T4"> / </text:span><text:span text:style-name="T11">50</text:span><text:span text:style-name="T4">;</text:span></text:p>
      <text:p text:style-name="P1"><text:span text:style-name="T3">const</text:span><text:span text:style-name="T4"> </text:span><text:span text:style-name="T9">max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ax</text:span><text:span text:style-name="T4">(...</text:span><text:span text:style-name="T9">absoluteFreqs</text:span><text:span text:style-name="T4">));</text:span></text:p>
      <text:p text:style-name="P1"><text:span text:style-name="T3">const</text:span><text:span text:style-name="T4"> </text:span><text:span text:style-name="T9">minAbsIdx</text:span><text:span text:style-name="T4"> = </text:span><text:span text:style-name="T9">absoluteFreqs</text:span><text:span text:style-name="T4">.</text:span><text:span text:style-name="T5">indexOf</text:span><text:span text:style-name="T4">(</text:span><text:span text:style-name="T6">Math</text:span><text:span text:style-name="T4">.</text:span><text:span text:style-name="T5">min</text:span><text:span text:style-name="T4">(...</text:span><text:span text:style-name="T9">absoluteFreqs</text:span><text:span text:style-name="T4">));</text:span></text:p>
      <text:p text:style-name="P4"/>
      <text:p text:style-name="P3">// Update statistics display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ax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o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ax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number'</text:span><text:span text:style-name="T4">).</text:span><text:span text:style-name="T6">textContent</text:span><text:span text:style-name="T4"> = </text:span><text:span text:style-name="T9">numbers</text:span><text:span text:style-name="T4">[</text:span><text:span text:style-name="T9">minAbsIdx</text:span><text:span text:style-name="T4">]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least-frequent-count'</text:span><text:span text:style-name="T4">).</text:span><text:span text:style-name="T6">textContent</text:span><text:span text:style-name="T4"> = </text:span><text:span text:style-name="T7">`</text:span><text:span text:style-name="T3">${</text:span><text:span text:style-name="T9">absoluteFreqs</text:span><text:span text:style-name="T4">[</text:span><text:span text:style-name="T9">minAbsIdx</text:span><text:span text:style-name="T4">]</text:span><text:span text:style-name="T3">}</text:span><text:span text:style-name="T7"> times`</text:span><text:span text:style-name="T4">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average-frequency'</text:span><text:span text:style-name="T4">).</text:span><text:span text:style-name="T6">textContent</text:span><text:span text:style-name="T4"> = </text:span><text:span text:style-name="T9">avgFreq</text:span><text:span text:style-name="T4">.</text:span><text:span text:style-name="T5">toFixed</text:span><text:span text:style-name="T4">(</text:span><text:span text:style-name="T11">1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total-draws'</text:span><text:span text:style-name="T4">).</text:span><text:span text:style-name="T6">textContent</text:span><text:span text:style-name="T4"> = </text:span><text:span text:style-name="T6">Math</text:span><text:span text:style-name="T4">.</text:span><text:span text:style-name="T5">round</text:span><text:span text:style-name="T4">(</text:span><text:span text:style-name="T9">totalFreq</text:span><text:span text:style-name="T4"> / </text:span><text:span text:style-name="T11">5</text:span><text:span text:style-name="T4">);</text:span></text:p>
      <text:p text:style-name="P4"/>
      <text:p text:style-name="P3">// Create bar colors (highlight most and least frequent)</text:p>
      <text:p text:style-name="P1"><text:span text:style-name="T3">const</text:span><text:span text:style-name="T4"> </text:span><text:span text:style-name="T9">barColors</text:span><text:span text:style-name="T4"> = </text:span><text:span text:style-name="T9">numbers</text:span><text:span text:style-name="T4">.</text:span><text:span text:style-name="T5">map</text:span><text:span text:style-name="T4">((</text:span><text:span text:style-name="T6">num</text:span><text:span text:style-name="T4">, </text:span><text:span text:style-name="T6">idx</text:span><text:span text:style-name="T4">) </text:span><text:span text:style-name="T3">=&gt;</text:span><text:span text:style-name="T4"> {</text:span></text:p>
      <text:p text:style-name="P1"><text:span text:style-name="T8">if</text:span><text:span text:style-name="T4"> (</text:span><text:span text:style-name="T6">idx</text:span><text:span text:style-name="T4"> === </text:span><text:span text:style-name="T9">maxAbsIdx</text:span><text:span text:style-name="T4">) </text:span><text:span text:style-name="T8">return</text:span><text:span text:style-name="T4"> </text:span><text:span text:style-name="T7">'rgba(220, 53, 69, 0.8)'</text:span><text:span text:style-name="T4">; </text:span><text:span text:style-name="T12">// Red for most frequent</text:span></text:p>
      <text:p text:style-name="P1"><text:span text:style-name="T8">if</text:span><text:span text:style-name="T4"> (</text:span><text:span text:style-name="T6">idx</text:span><text:span text:style-name="T4"> === </text:span><text:span text:style-name="T9">minAbsIdx</text:span><text:span text:style-name="T4">) </text:span><text:span text:style-name="T8">return</text:span><text:span text:style-name="T4"> </text:span><text:span text:style-name="T7">'rgba(25, 135, 84, 0.8)'</text:span><text:span text:style-name="T4">; </text:span><text:span text:style-name="T12">// Green for least frequent</text:span></text:p>
      <text:p text:style-name="P1"><text:span text:style-name="T8">return</text:span><text:span text:style-name="T4"> </text:span><text:span text:style-name="T7">'rgba(54, 162, 235, 0.8)'</text:span><text:span text:style-name="T4">; </text:span><text:span text:style-name="T12">// Blue for normal</text:span></text:p>
      <text:p text:style-name="P5">});</text:p>
      <text:p text:style-name="P4"/>
      <text:p text:style-name="P3">// Destroy existing chart if it exists</text:p>
      <text:p text:style-name="P1"><text:span text:style-name="T8">if</text:span><text:span text:style-name="T4"> (</text:span><text:span text:style-name="T6">mainNumbersChart</text:span><text:span text:style-name="T4">) {</text:span></text:p>
      <text:p text:style-name="P1"><text:span text:style-name="T6">mainNumbersChart</text:span><text:span text:style-name="T4">.</text:span><text:span text:style-name="T5">destroy</text:span><text:span text:style-name="T4">();</text:span></text:p>
      <text:p text:style-name="P5">}</text:p>
      <text:p text:style-name="P4"/>
      <text:p text:style-name="P3">// Create the chart</text:p>
      <text:p text:style-name="P1"><text:span text:style-name="T3">const</text:span><text:span text:style-name="T4"> </text:span><text:span text:style-name="T9">ctx</text:span><text:span text:style-name="T4"> = </text:span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5">getContext</text:span><text:span text:style-name="T4">(</text:span><text:span text:style-name="T7">'2d'</text:span><text:span text:style-name="T4">);</text:span></text:p>
      <text:p text:style-name="P1"><text:span text:style-name="T6">mainNumbersChart</text:span><text:span text:style-name="T4"> = </text:span><text:span text:style-name="T3">new</text:span><text:span text:style-name="T4"> </text:span><text:span text:style-name="T5">Chart</text:span><text:span text:style-name="T4">(</text:span><text:span text:style-name="T9">ctx</text:span><text:span text:style-name="T4">, {</text:span></text:p>
      <text:p text:style-name="P1"><text:span text:style-name="T6">type:</text:span><text:span text:style-name="T4"> </text:span><text:span text:style-name="T7">'bar'</text:span><text:span text:style-name="T4">,</text:span></text:p>
      <text:p text:style-name="P1"><text:span text:style-name="T6">data:</text:span><text:span text:style-name="T4"> {</text:span></text:p>
      <text:p text:style-name="P1"><text:span text:style-name="T6">labels:</text:span><text:span text:style-name="T4"> </text:span><text:span text:style-name="T9">numbers</text:span><text:span text:style-name="T4">,</text:span></text:p>
      <text:p text:style-name="P1"><text:span text:style-name="T6">datasets:</text:span><text:span text:style-name="T4"> [</text:span></text:p>
      <text:p text:style-name="P5">{</text:p>
      <text:p text:style-name="P1"><text:span text:style-name="T6">label:</text:span><text:span text:style-name="T4"> </text:span><text:span text:style-name="T7">'Absolute Frequency'</text:span><text:span text:style-name="T4">,</text:span></text:p>
      <text:p text:style-name="P1"><text:span text:style-name="T6">data:</text:span><text:span text:style-name="T4"> </text:span><text:span text:style-name="T9">absoluteFreqs</text:span><text:span text:style-name="T4">,</text:span></text:p>
      <text:p text:style-name="P1"><text:span text:style-name="T6">backgroundColor:</text:span><text:span text:style-name="T4"> </text:span><text:span text:style-name="T9">barColors</text:span><text:span text:style-name="T4">,</text:span></text:p>
      <text:p text:style-name="P1"><text:span text:style-name="T6">borderColor:</text:span><text:span text:style-name="T4"> </text:span><text:span text:style-name="T9">barColors</text:span><text:span text:style-name="T4">.</text:span><text:span text:style-name="T5">map</text:span><text:span text:style-name="T4">(</text:span><text:span text:style-name="T6">color</text:span><text:span text:style-name="T4"> </text:span><text:span text:style-name="T3">=&gt;</text:span><text:span text:style-name="T4"> </text:span><text:span text:style-name="T6">color</text:span><text:span text:style-name="T4">.</text:span><text:span text:style-name="T5">replace</text:span><text:span text:style-name="T4">(</text:span><text:span text:style-name="T7">'0.8'</text:span><text:span text:style-name="T4">, </text:span><text:span text:style-name="T7">'1'</text:span><text:span text:style-name="T4">)),</text:span></text:p>
      <text:p text:style-name="P1"><text:span text:style-name="T6">borderWidth:</text:span><text:span text:style-name="T4"> </text:span><text:span text:style-name="T11">1</text:span><text:span text:style-name="T4">,</text:span></text:p>
      <text:p text:style-name="P1"><text:span text:style-name="T6">yAxisID:</text:span><text:span text:style-name="T4"> </text:span><text:span text:style-name="T7">'y'</text:span></text:p>
      <text:p text:style-name="P5">},</text:p>
      <text:p text:style-name="P5">{</text:p>
      <text:p text:style-name="P1"><text:span text:style-name="T6">label:</text:span><text:span text:style-name="T4"> </text:span><text:span text:style-name="T7">'Relative Frequency'</text:span><text:span text:style-name="T4">,</text:span></text:p>
      <text:p text:style-name="P1"><text:span text:style-name="T6">data:</text:span><text:span text:style-name="T4"> </text:span><text:span text:style-name="T9">relativeFreqs</text:span><text:span text:style-name="T4">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oft-page-break/><text:span text:style-name="T6">borderColor:</text:span><text:span text:style-name="T4"> </text:span><text:span text:style-name="T7">'rgba(255, 99, 132, 1)'</text:span><text:span text:style-name="T4">,</text:span></text:p>
      <text:p text:style-name="P1"><text:span text:style-name="T6">backgroundColor:</text:span><text:span text:style-name="T4"> </text:span><text:span text:style-name="T7">'rgba(255, 99, 132, 0.1)'</text:span><text:span text:style-name="T4">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1</text:span><text:span text:style-name="T4">,</text:span></text:p>
      <text:p text:style-name="P1"><text:span text:style-name="T6">pointHoverRadius:</text:span><text:span text:style-name="T4"> </text:span><text:span text:style-name="T11">3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,</text:p>
      <text:p text:style-name="P5">{</text:p>
      <text:p text:style-name="P1"><text:span text:style-name="T6">label:</text:span><text:span text:style-name="T4"> </text:span><text:span text:style-name="T7">'Expected Relative Frequency'</text:span><text:span text:style-name="T4">,</text:span></text:p>
      <text:p text:style-name="P1"><text:span text:style-name="T6">data:</text:span><text:span text:style-name="T4"> </text:span><text:span text:style-name="T3">new</text:span><text:span text:style-name="T4"> </text:span><text:span text:style-name="T13">Array</text:span><text:span text:style-name="T4">(</text:span><text:span text:style-name="T11">50</text:span><text:span text:style-name="T4">).</text:span><text:span text:style-name="T5">fill</text:span><text:span text:style-name="T4">(</text:span><text:span text:style-name="T9">expectedRelativeFreq</text:span><text:span text:style-name="T4">),</text:span></text:p>
      <text:p text:style-name="P1"><text:span text:style-name="T6">type:</text:span><text:span text:style-name="T4"> </text:span><text:span text:style-name="T7">'line'</text:span><text:span text:style-name="T4">,</text:span></text:p>
      <text:p text:style-name="P1"><text:span text:style-name="T6">borderColor:</text:span><text:span text:style-name="T4"> </text:span><text:span text:style-name="T7">'rgba(255, 206, 86, 1)'</text:span><text:span text:style-name="T4">,</text:span></text:p>
      <text:p text:style-name="P1"><text:span text:style-name="T6">borderDash:</text:span><text:span text:style-name="T4"> [</text:span><text:span text:style-name="T11">10</text:span><text:span text:style-name="T4">, </text:span><text:span text:style-name="T11">5</text:span><text:span text:style-name="T4">],</text:span></text:p>
      <text:p text:style-name="P1"><text:span text:style-name="T6">borderWidth:</text:span><text:span text:style-name="T4"> </text:span><text:span text:style-name="T11">2</text:span><text:span text:style-name="T4">,</text:span></text:p>
      <text:p text:style-name="P1"><text:span text:style-name="T6">pointRadius:</text:span><text:span text:style-name="T4"> </text:span><text:span text:style-name="T11">0</text:span><text:span text:style-name="T4">,</text:span></text:p>
      <text:p text:style-name="P1"><text:span text:style-name="T6">yAxisID:</text:span><text:span text:style-name="T4"> </text:span><text:span text:style-name="T7">'y1'</text:span><text:span text:style-name="T4">,</text:span></text:p>
      <text:p text:style-name="P1"><text:span text:style-name="T6">fill:</text:span><text:span text:style-name="T4"> </text:span><text:span text:style-name="T3">false</text:span></text:p>
      <text:p text:style-name="P5">}</text:p>
      <text:p text:style-name="P5">]</text:p>
      <text:p text:style-name="P5">},</text:p>
      <text:p text:style-name="P1"><text:span text:style-name="T6">options:</text:span><text:span text:style-name="T4"> {</text:span></text:p>
      <text:p text:style-name="P1"><text:span text:style-name="T6">responsive:</text:span><text:span text:style-name="T4"> </text:span><text:span text:style-name="T3">true</text:span><text:span text:style-name="T4">,</text:span></text:p>
      <text:p text:style-name="P1"><text:span text:style-name="T6">maintainAspectRatio:</text:span><text:span text:style-name="T4"> </text:span><text:span text:style-name="T3">false</text:span><text:span text:style-name="T4">,</text:span></text:p>
      <text:p text:style-name="P1"><text:span text:style-name="T6">interaction:</text:span><text:span text:style-name="T4"> {</text:span></text:p>
      <text:p text:style-name="P1"><text:span text:style-name="T6">mode:</text:span><text:span text:style-name="T4"> </text:span><text:span text:style-name="T7">'index'</text:span><text:span text:style-name="T4">,</text:span></text:p>
      <text:p text:style-name="P1"><text:span text:style-name="T6">intersect:</text:span><text:span text:style-name="T4"> </text:span><text:span text:style-name="T3">false</text:span><text:span text:style-name="T4">,</text:span></text:p>
      <text:p text:style-name="P5">},</text:p>
      <text:p text:style-name="P1"><text:span text:style-name="T6">plugins:</text:span><text:span text:style-name="T4"> {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 Frequency (1-50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4</text:span><text:span text:style-name="T4"> }</text:span></text:p>
      <text:p text:style-name="P5">},</text:p>
      <text:p text:style-name="P1"><text:span text:style-name="T6">legend:</text:span><text:span text:style-name="T4"> {</text:span></text:p>
      <text:p text:style-name="P1"><text:span text:style-name="T6">display:</text:span><text:span text:style-name="T4"> </text:span><text:span text:style-name="T3">false</text:span></text:p>
      <text:p text:style-name="P5">},</text:p>
      <text:p text:style-name="P1"><text:span text:style-name="T6">tooltip:</text:span><text:span text:style-name="T4"> {</text:span></text:p>
      <text:p text:style-name="P1"><text:span text:style-name="T6">callbacks:</text:span><text:span text:style-name="T4"> {</text:span></text:p>
      <text:p text:style-name="P1"><text:span text:style-name="T5">title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return</text:span><text:span text:style-name="T4"> </text:span><text:span text:style-name="T7">`Number: </text:span><text:span text:style-name="T3">${</text:span><text:span text:style-name="T6">context</text:span><text:span text:style-name="T4">[</text:span><text:span text:style-name="T11">0</text:span><text:span text:style-name="T4">].</text:span><text:span text:style-name="T6">label</text:span><text:span text:style-name="T3">}</text:span><text:span text:style-name="T7">`</text:span><text:span text:style-name="T4">;</text:span></text:p>
      <text:p text:style-name="P5">},</text:p>
      <text:p text:style-name="P1"><text:span text:style-name="T5">label</text:span><text:span text:style-name="T6">:</text:span><text:span text:style-name="T4"> </text:span><text:span text:style-name="T3">function</text:span><text:span text:style-name="T4">(</text:span><text:span text:style-name="T6">context</text:span><text:span text:style-name="T4">) {</text:span></text:p>
      <text:p text:style-name="P1"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0</text:span><text:span text:style-name="T4">) {</text:span></text:p>
      <text:p text:style-name="P1"><text:span text:style-name="T8">return</text:span><text:span text:style-name="T4"> </text:span><text:span text:style-name="T7">`Absolute Frequency: </text:span><text:span text:style-name="T3">${</text:span><text:span text:style-name="T6">context</text:span><text:span text:style-name="T4">.</text:span><text:span text:style-name="T6">parsed</text:span><text:span text:style-name="T4">.</text:span><text:span text:style-name="T6">y</text:span><text:span text:style-name="T3">}</text:span><text:span text:style-name="T7">`</text:span><text:span text:style-name="T4">;</text:span></text:p>
      <text:p text:style-name="P1"><text:span text:style-name="T4">} </text:span><text:span text:style-name="T8">else</text:span><text:span text:style-name="T4"> </text:span><text:span text:style-name="T8">if</text:span><text:span text:style-name="T4"> (</text:span><text:span text:style-name="T6">context</text:span><text:span text:style-name="T4">.</text:span><text:span text:style-name="T6">datasetIndex</text:span><text:span text:style-name="T4"> === </text:span><text:span text:style-name="T11">1</text:span><text:span text:style-name="T4">) {</text:span></text:p>
      <text:p text:style-name="P1"><text:span text:style-name="T8">return</text:span><text:span text:style-name="T4"> </text:span><text:span text:style-name="T7">`Relative Frequency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1"><text:span text:style-name="T4">} </text:span><text:span text:style-name="T8">else</text:span><text:span text:style-name="T4"> {</text:span></text:p>
      <text:p text:style-name="P1"><text:span text:style-name="T8">return</text:span><text:span text:style-name="T4"> </text:span><text:span text:style-name="T7">`Expected: </text:span><text:span text:style-name="T3">${</text:span><text:span text:style-name="T4">(</text:span><text:span text:style-name="T6">context</text:span><text:span text:style-name="T4">.</text:span><text:span text:style-name="T6">parsed</text:span><text:span text:style-name="T4">.</text:span><text:span text:style-name="T6">y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2</text:span><text:span text:style-name="T4">)</text:span><text:span text:style-name="T3">}</text:span><text:span text:style-name="T7">%`</text:span><text:span text:style-name="T4">;</text:span></text:p>
      <text:p text:style-name="P5">}</text:p>
      <text:p text:style-name="P5">}</text:p>
      <text:p text:style-name="P5">}</text:p>
      <text:p text:style-name="P5">}</text:p>
      <text:p text:style-name="P5"><text:soft-page-break/>},</text:p>
      <text:p text:style-name="P1"><text:span text:style-name="T6">scales:</text:span><text:span text:style-name="T4"> {</text:span></text:p>
      <text:p text:style-name="P1"><text:span text:style-name="T6">x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Main Numbers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1</text:span><text:span text:style-name="T4"> }</text:span></text:p>
      <text:p text:style-name="P5">},</text:p>
      <text:p text:style-name="P1"><text:span text:style-name="T6">ticks:</text:span><text:span text:style-name="T4"> {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9</text:span><text:span text:style-name="T4"> }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, </text:span><text:span text:style-name="T6">index</text:span><text:span text:style-name="T4">) {</text:span></text:p>
      <text:p text:style-name="P3">// Show every 5th number to avoid crowding</text:p>
      <text:p text:style-name="P1"><text:span text:style-name="T8">return</text:span><text:span text:style-name="T4"> (</text:span><text:span text:style-name="T6">index</text:span><text:span text:style-name="T4"> + </text:span><text:span text:style-name="T11">1</text:span><text:span text:style-name="T4">) % </text:span><text:span text:style-name="T11">5</text:span><text:span text:style-name="T4"> === </text:span><text:span text:style-name="T11">0</text:span><text:span text:style-name="T4"> ? </text:span><text:span text:style-name="T3">this</text:span><text:span text:style-name="T4">.</text:span><text:span text:style-name="T5">getLabelForValue</text:span><text:span text:style-name="T4">(</text:span><text:span text:style-name="T6">value</text:span><text:span text:style-name="T4">) : </text:span><text:span text:style-name="T7">''</text:span><text:span text:style-name="T4">;</text:span></text:p>
      <text:p text:style-name="P5">}</text:p>
      <text:p text:style-name="P5">}</text:p>
      <text:p text:style-name="P5">},</text:p>
      <text:p text:style-name="P1"><text:span text:style-name="T6">y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lef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Absolute'</text:span><text:span text:style-name="T4">,</text:span></text:p>
      <text:p text:style-name="P1"><text:span text:style-name="T6">color:</text:span><text:span text:style-name="T4"> </text:span><text:span text:style-name="T7">'rgba(54, 162, 235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54, 162, 235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</text:span></text:p>
      <text:p text:style-name="P5">}</text:p>
      <text:p text:style-name="P5">},</text:p>
      <text:p text:style-name="P1"><text:span text:style-name="T6">y1:</text:span><text:span text:style-name="T4"> {</text:span></text:p>
      <text:p text:style-name="P1"><text:span text:style-name="T6">type:</text:span><text:span text:style-name="T4"> </text:span><text:span text:style-name="T7">'linear'</text:span><text:span text:style-name="T4">,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position:</text:span><text:span text:style-name="T4"> </text:span><text:span text:style-name="T7">'right'</text:span><text:span text:style-name="T4">,</text:span></text:p>
      <text:p text:style-name="P1"><text:span text:style-name="T6">title:</text:span><text:span text:style-name="T4"> {</text:span></text:p>
      <text:p text:style-name="P1"><text:span text:style-name="T6">display:</text:span><text:span text:style-name="T4"> </text:span><text:span text:style-name="T3">true</text:span><text:span text:style-name="T4">,</text:span></text:p>
      <text:p text:style-name="P1"><text:span text:style-name="T6">text:</text:span><text:span text:style-name="T4"> </text:span><text:span text:style-name="T7">'Relative'</text:span><text:span text:style-name="T4">,</text:span></text:p>
      <text:p text:style-name="P1"><text:span text:style-name="T6">color:</text:span><text:span text:style-name="T4"> </text:span><text:span text:style-name="T7">'rgba(255, 99, 132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</text:span></text:p>
      <text:p text:style-name="P5">},</text:p>
      <text:p text:style-name="P1"><text:span text:style-name="T6">ticks:</text:span><text:span text:style-name="T4"> {</text:span></text:p>
      <text:p text:style-name="P1"><text:span text:style-name="T6">color:</text:span><text:span text:style-name="T4"> </text:span><text:span text:style-name="T7">'rgba(255, 99, 132, 1)'</text:span><text:span text:style-name="T4">,</text:span></text:p>
      <text:p text:style-name="P1"><text:span text:style-name="T6">font:</text:span><text:span text:style-name="T4"> { </text:span><text:span text:style-name="T6">size:</text:span><text:span text:style-name="T4"> </text:span><text:span text:style-name="T11">10</text:span><text:span text:style-name="T4"> },</text:span></text:p>
      <text:p text:style-name="P1"><text:span text:style-name="T5">callback</text:span><text:span text:style-name="T6">:</text:span><text:span text:style-name="T4"> </text:span><text:span text:style-name="T3">function</text:span><text:span text:style-name="T4">(</text:span><text:span text:style-name="T6">value</text:span><text:span text:style-name="T4">) {</text:span></text:p>
      <text:p text:style-name="P1"><text:span text:style-name="T8">return</text:span><text:span text:style-name="T4"> (</text:span><text:span text:style-name="T6">value</text:span><text:span text:style-name="T4"> * </text:span><text:span text:style-name="T11">100</text:span><text:span text:style-name="T4">).</text:span><text:span text:style-name="T5">toFixed</text:span><text:span text:style-name="T4">(</text:span><text:span text:style-name="T11">1</text:span><text:span text:style-name="T4">) + </text:span><text:span text:style-name="T7">'%'</text:span><text:span text:style-name="T4">;</text:span></text:p>
      <text:p text:style-name="P5">}</text:p>
      <text:p text:style-name="P5">},</text:p>
      <text:p text:style-name="P1"><text:span text:style-name="T6">grid:</text:span><text:span text:style-name="T4"> {</text:span></text:p>
      <text:p text:style-name="P1"><text:span text:style-name="T6">drawOnChartArea:</text:span><text:span text:style-name="T4"> </text:span><text:span text:style-name="T3">false</text:span><text:span text:style-name="T4">,</text:span></text:p>
      <text:p text:style-name="P5">}</text:p>
      <text:p text:style-name="P5">}</text:p>
      <text:p text:style-name="P5"><text:soft-page-break/>}</text:p>
      <text:p text:style-name="P5">}</text:p>
      <text:p text:style-name="P5">});</text:p>
      <text:p text:style-name="P4"/>
      <text:p text:style-name="P1"><text:span text:style-name="T4">} </text:span><text:span text:style-name="T8">catch</text:span><text:span text:style-name="T4"> (</text:span><text:span text:style-name="T6">error</text:span><text:span text:style-name="T4">) {</text:span></text:p>
      <text:p text:style-name="P1"><text:span text:style-name="T6">console</text:span><text:span text:style-name="T4">.</text:span><text:span text:style-name="T5">error</text:span><text:span text:style-name="T4">(</text:span><text:span text:style-name="T7">'Error creating chart:'</text:span><text:span text:style-name="T4">, </text:span><text:span text:style-name="T6">error</text:span><text:span text:style-name="T4">);</text:span></text:p>
      <text:p text:style-name="P1"><text:span text:style-name="T6">document</text:span><text:span text:style-name="T4">.</text:span><text:span text:style-name="T5">getElementById</text:span><text:span text:style-name="T4">(</text:span><text:span text:style-name="T7">'mainNumbersChart'</text:span><text:span text:style-name="T4">).</text:span><text:span text:style-name="T6">parentElement</text:span><text:span text:style-name="T4">.</text:span><text:span text:style-name="T6">innerHTML</text:span><text:span text:style-name="T4"> = </text:span></text:p>
      <text:p text:style-name="P1"><text:span text:style-name="T7">'&lt;div class="alert alert-danger"&gt;Error creating chart. Please check the console for details.&lt;/div&gt;'</text:span><text:span text:style-name="T4">;</text:span></text:p>
      <text:p text:style-name="P5">}</text:p>
      <text:p text:style-name="P5">}</text:p>
      <text:p text:style-name="P4"/>
      <text:p text:style-name="P3">// Function to load all euro number charts</text:p>
      <text:p text:style-name="P1"><text:span text:style-name="T3">async</text:span><text:span text:style-name="T4"> </text:span><text:span text:style-name="T3">function</text:span><text:span text:style-name="T4"> </text:span><text:span text:style-name="T5">loadEuroNumbersCharts</text:span><text:span text:style-name="T4">() {</text:span></text:p>
      <text:p text:style-name="P3">// Destroy existing charts if they exist</text:p>
      <text:p text:style-name="P1"><text:span text:style-name="T8">if</text:span><text:span text:style-name="T4"> (</text:span><text:span text:style-name="T6">euroChart1</text:span><text:span text:style-name="T4">) </text:span><text:span text:style-name="T6">euroChart1</text:span><text:span text:style-name="T4">.</text:span><text:span text:style-name="T5">destroy</text:span><text:span text:style-name="T4">();</text:span></text:p>
      <text:p text:style-name="P1"><text:span text:style-name="T8">if</text:span><text:span text:style-name="T4"> (</text:span><text:span text:style-name="T6">euroChart2</text:span><text:span text:style-name="T4">) </text:span><text:span text:style-name="T6">euroChart2</text:span><text:span text:style-name="T4">.</text:span><text:span text:style-name="T5">destroy</text:span><text:span text:style-name="T4">();</text:span></text:p>
      <text:p text:style-name="P1"><text:span text:style-name="T8">if</text:span><text:span text:style-name="T4"> (</text:span><text:span text:style-name="T6">euroChart3</text:span><text:span text:style-name="T4">) </text:span><text:span text:style-name="T6">euroChart3</text:span><text:span text:style-name="T4">.</text:span><text:span text:style-name="T5">destroy</text:span><text:span text:style-name="T4">();</text:span></text:p>
      <text:p text:style-name="P4"/>
      <text:p text:style-name="P3">// Create all euro charts</text:p>
      <text:p text:style-name="P1"><text:span text:style-name="T6">euroChart3</text:span><text:span text:style-name="T4"> = </text:span><text:span text:style-name="T8">await</text:span><text:span text:style-name="T4"> </text:span><text:span text:style-name="T5">createEuroChart</text:span><text:span text:style-name="T4">(</text:span><text:span text:style-name="T7">'euroChart3'</text:span><text:span text:style-name="T4">, </text:span><text:span text:style-name="T7">'Interval 3 (2022-Present)'</text:span><text:span text:style-name="T4">, </text:span><text:span text:style-name="T11">12</text:span><text:span text:style-name="T4">, </text:span><text:span text:style-name="T7">'interval_3_(2022-present)'</text:span><text:span text:style-name="T4">, </text:span><text:span text:style-name="T7">'euro3'</text:span><text:span text:style-name="T4">);</text:span></text:p>
      <text:p text:style-name="P1"><text:span text:style-name="T6">euroChart2</text:span><text:span text:style-name="T4"> = </text:span><text:span text:style-name="T8">await</text:span><text:span text:style-name="T4"> </text:span><text:span text:style-name="T5">createEuroChart</text:span><text:span text:style-name="T4">(</text:span><text:span text:style-name="T7">'euroChart2'</text:span><text:span text:style-name="T4">, </text:span><text:span text:style-name="T7">'Interval 2 (2014-2022)'</text:span><text:span text:style-name="T4">, </text:span><text:span text:style-name="T11">10</text:span><text:span text:style-name="T4">, </text:span><text:span text:style-name="T7">'interval_2_(2014-2022)'</text:span><text:span text:style-name="T4">, </text:span><text:span text:style-name="T7">'euro2'</text:span><text:span text:style-name="T4">);</text:span></text:p>
      <text:p text:style-name="P1"><text:span text:style-name="T6">euroChart1</text:span><text:span text:style-name="T4"> = </text:span><text:span text:style-name="T8">await</text:span><text:span text:style-name="T4"> </text:span><text:span text:style-name="T5">createEuroChart</text:span><text:span text:style-name="T4">(</text:span><text:span text:style-name="T7">'euroChart1'</text:span><text:span text:style-name="T4">, </text:span><text:span text:style-name="T7">'Interval 1 (2012-2014)'</text:span><text:span text:style-name="T4">, </text:span><text:span text:style-name="T11">8</text:span><text:span text:style-name="T4">, </text:span><text:span text:style-name="T7">'interval_1_(2012-2014)'</text:span><text:span text:style-name="T4">, </text:span><text:span text:style-name="T7">'euro1'</text:span><text:span text:style-name="T4">);</text:span></text:p>
      <text:p text:style-name="P5">}</text:p>
      <text:p text:style-name="P4"/>
      <text:p text:style-name="P3">// Event listeners for navigation</text:p>
      <text:p text:style-name="P1"><text:span text:style-name="T6">document</text:span><text:span text:style-name="T4">.</text:span><text:span text:style-name="T5">addEventListener</text:span><text:span text:style-name="T4">(</text:span><text:span text:style-name="T7">'DOMContentLoaded'</text:span><text:span text:style-name="T4">, </text:span><text:span text:style-name="T3">function</text:span><text:span text:style-name="T4">() {</text:span></text:p>
      <text:p text:style-name="P3">// Handle Numbers links (both desktop and mobile)</text:p>
      <text:p text:style-name="P1"><text:span text:style-name="T3">const</text:span><text:span text:style-name="T4"> </text:span><text:span text:style-name="T9">numbers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numbers-link'</text:span><text:span text:style-name="T4">);</text:span></text:p>
      <text:p text:style-name="P1"><text:span text:style-name="T9">numbers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NumbersContent</text:span><text:span text:style-name="T4">();</text:span></text:p>
      <text:p text:style-name="P3">// Close mobile navigation if open</text:p>
      <text:p text:style-name="P1"><text:span text:style-name="T3">const</text:span><text:span text:style-name="T4"> </text:span><text:span text:style-name="T9">mobileNav</text:span><text:span text:style-name="T4"> = </text:span><text:span text:style-name="T6">bootstrap</text:span><text:span text:style-name="T4">.</text:span><text:span text:style-name="T6">Offcanvas</text:span><text:span text:style-name="T4">.</text:span><text:span text:style-name="T5">getInstance</text:span><text:span text:style-name="T4">(</text:span><text:span text:style-name="T6">document</text:span><text:span text:style-name="T4">.</text:span><text:span text:style-name="T5">getElementById</text:span><text:span text:style-name="T4">(</text:span><text:span text:style-name="T7">'mobileNav'</text:span><text:span text:style-name="T4">));</text:span></text:p>
      <text:p text:style-name="P1"><text:span text:style-name="T8">if</text:span><text:span text:style-name="T4"> (</text:span><text:span text:style-name="T9">mobileNav</text:span><text:span text:style-name="T4">) {</text:span></text:p>
      <text:p text:style-name="P1"><text:span text:style-name="T9">mobileNav</text:span><text:span text:style-name="T4">.</text:span><text:span text:style-name="T5">hide</text:span><text:span text:style-name="T4">();</text:span></text:p>
      <text:p text:style-name="P5">}</text:p>
      <text:p text:style-name="P5">});</text:p>
      <text:p text:style-name="P5">});</text:p>
      <text:p text:style-name="P4"/>
      <text:p text:style-name="P3">// Handle Hot &amp; Cold links (both desktop and mobile)</text:p>
      <text:p text:style-name="P1"><text:span text:style-name="T3">const</text:span><text:span text:style-name="T4"> </text:span><text:span text:style-name="T9">hotColdLinks</text:span><text:span text:style-name="T4"> = </text:span><text:span text:style-name="T6">document</text:span><text:span text:style-name="T4">.</text:span><text:span text:style-name="T5">querySelectorAll</text:span><text:span text:style-name="T4">(</text:span><text:span text:style-name="T7">'.hot-cold-link'</text:span><text:span text:style-name="T4">);</text:span></text:p>
      <text:p text:style-name="P1"><text:span text:style-name="T9">hotColdLinks</text:span><text:span text:style-name="T4">.</text:span><text:span text:style-name="T5">forEach</text:span><text:span text:style-name="T4">(</text:span><text:span text:style-name="T6">link</text:span><text:span text:style-name="T4"> </text:span><text:span text:style-name="T3">=&gt;</text:span><text:span text:style-name="T4"> {</text:span></text:p>
      <text:p text:style-name="P1"><text:span text:style-name="T6">link</text:span><text:span text:style-name="T4">.</text:span><text:span text:style-name="T5">addEventListener</text:span><text:span text:style-name="T4">(</text:span><text:span text:style-name="T7">'click'</text:span><text:span text:style-name="T4">, </text:span><text:span text:style-name="T3">function</text:span><text:span text:style-name="T4">(</text:span><text:span text:style-name="T6">e</text:span><text:span text:style-name="T4">) {</text:span></text:p>
      <text:p text:style-name="P1"><text:span text:style-name="T6">e</text:span><text:span text:style-name="T4">.</text:span><text:span text:style-name="T5">preventDefault</text:span><text:span text:style-name="T4">();</text:span></text:p>
      <text:p text:style-name="P1"><text:span text:style-name="T5">showDefaultContent</text:span><text:span text:style-name="T4">();</text:span></text:p>
      <text:p text:style-name="P5">});</text:p>
      <text:p text:style-name="P5">});</text:p>
      <text:p text:style-name="P5">});</text:p>
      <text:p text:style-name="P2"><text:soft-page-break/>&lt;/script&gt;</text:p>
      <text:p text:style-name="P2">&lt;/body&gt;</text:p>
      <text:p text:style-name="P2">&lt;/html&gt;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8:04:51.698402977</meta:creation-date>
    <dc:date>2025-08-09T21:39:47.022844892</dc:date>
    <meta:editing-duration>PT3H34M53S</meta:editing-duration>
    <meta:editing-cycles>5</meta:editing-cycles>
    <meta:generator>LibreOffice/24.8.2.1$MacOSX_X86_64 LibreOffice_project/0f794b6e29741098670a3b95d60478a65d05ef13</meta:generator>
    <meta:document-statistic meta:table-count="0" meta:image-count="0" meta:object-count="0" meta:page-count="91" meta:paragraph-count="4308" meta:word-count="12589" meta:character-count="117994" meta:non-whitespace-character-count="109770"/>
  </office:meta>
</office:document-meta>
</file>